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T1" style:family="text">
      <style:text-properties fo:language="hsb"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https://digital.slub-dresden.de/data/kitodo/BibltojeZ_478590679/BibltojeZ_478590679_tif/jpegs/00001387.tif.large.jpg ----------------------------------------------------------- </text:p>
      <text:p text:style-name="P1"><text:s/>Gabriel (St. 1.) swj. Lukaša. a Zacharias. Sćenje swjateho Lukaša. Prěni staw. Janowy narod a dźěćatstwo. </text:p>
      <text:p text:style-name="P1">1. Dokelž jich wjele sebi su k rucy wzali, zo bychu po rjadu stajili te ryče wot tych wěcow, kotrež su so bjez nami zawěsće ztałe; </text:p>
      <text:p text:style-name="P1">2. Jako nam te same su ći podali, kotřiž wot spočatka je sami su widźili a su słužomnicy teho słowa byli; </text:p>
      <text:p text:style-name="P1">3. Sym ja to tež za dobre póznał, za tym jako ja wšitko wot spočatka sym wobhonił, zo bych je tebi, mój dobry Teophile, swěrnje a po rjadu pisał. Jap. zk. 1, 1. </text:p>
      <text:p text:style-name="P1">4. So by ty wěstosć teje wučby zhonił, w kotrejž ty rozwučeny sy. </text:p>
      <text:p text:style-name="P1">5. W času Herodaša, teho krala židowskeje zemje, běše jedyn měšnik, z mjenom Zacharias, z Abiasoweho rjada, a jeho mandźelska běše wot Aaronowych dźowkow a jeje mjeno Hilža. Mat. 2, 1. 1 Kron. 25, 10. </text:p>
      <text:p text:style-name="P1">6. Wobaj pak běštaj sprawnaj před Bohom a chodźeštaj po wšitkich přikaznjach a wustajenjach teho Knjeza bjez poroka. Hiob. 1, 1. 8. </text:p>
      <text:p text:style-name="P1">7. A wonaj njeměještaj žaneho dźěsća; přetož Hilža běše njepłódna, a wobaj so běštaj zestariłaj. </text:p>
      <text:p text:style-name="P1">8. Sta so pak, jako wón měšniskeho hamta pytaše před Bohom, w času swojeho rjada, </text:p>
      <text:p text:style-name="P1">9. Po wašnju teho měšnistwa, a nětk na nim běše, zo by kadźił, a do templa teho Knjeza šoł bě, 2 Mójz. 30, 7. </text:p>
      <text:p text:style-name="P1">10. A cyła zhromadźizna teho luda wonka běše, modleše so k Bohu w štundźe teho kadźenja; 3 Mójz. 16, 17. 1 Kral. 7, 12. </text:p>
      <text:p text:style-name="P1">11. Tuž so jemu teho Knjeza jandźel zjewi, stejacy k prawej stronje wołtarja, na kotrymž kadźachu. 2 Mójz. 30, 1. </text:p>
      <text:p text:style-name="P1">12. A jako Zacharias jeho wuhlada, stróži wón so, a bojosć padźe na njeho. </text:p>
      <text:p text:style-name="P1">13. Ale tón jandźel rjeknu k njemu: Njebój so, žachariaso, přetož twoja modlitwa je wusłyšana, a twoja mandźelska Hilža budźe tebi syna porodźić, teho mjeno dyrbiš Jan narjeknuć. Jap. zk. 10, 31. </text:p>
      <text:p text:style-name="P1">14. A z teho změješ ty radosć a wjesele, a wjele budźe so jeho naroda zwjeselić. Scht. 58. </text:p>
      <text:p text:style-name="P1">15. Přetož wón budźe wulki před Knjezom. Wino a sylne piće njebudźe wón pić, a budźe hnydom wot swojeho maćeŕneho žiwota ze swjatym Duchom napjelnjeny. </text:p>
      <text:p text:style-name="P1">16. A wón budźe wjele Jzraelzkich dźěći k Bohu, jich Knjezej, wobroćić. </text:p>
      <text:p text:style-name="P1">17. A wón prjedy njeho póńdźe w duchu a w mozy Eliasa, zo by wobroćił te wutroby wótcow k dźěćom a njewěrnych k mudrosći tych prawych, zo by Knjezej hotowy lud přihotował. Mat. 11, 14. </text:p>
      <text:p text:style-name="P1">18. A Zacharias dźeše k temu jandźelej: Na čim mam ja to póznać? Přetož ja sym stary a moja žona je lětna. 1 Mójz. 17, 17. </text:p>
      <text:p text:style-name="P1">19. Tón jandźel pak wotmołwi a dźeše k njemu: Ja sym Gabriel, kiž před Bohom steju, a sym pósłany, zo bych z tobu rěčał a tebi to dobre připowjedźił; Dan. 8, 16. St. 9, 21. 1 Krał. 17, 1. </text:p>
      <text:p text:style-name="P1">20. A hlaj, ty budźeš woněmić a njebudźeš móc rěčeć, hač do teho dnja, w kotrymž so te wěcy budźa stać, teho dla, zo ty mojim rěčam njejsy wěrił, kotrež dopjelnjene budźa w swojim času. </text:p>
      <text:p text:style-name="P1">21. Tón lud pak wočakowaše Zachariasa a dźiwaše so, zo wón so dotal w templu komdźeše. </text:p>
      <text:p text:style-name="P1">22. A jako wón wuńdźe, njemóžeše wón z nimi rěčeć. A woni zrozumichu, zo wón w cyrkwi je widźenje widźił; přetož wón jim kiwaše a wosta němy. </text:p>
      <text:p text:style-name="P2"><text:s/></text:p>
      <text:p text:style-name="P1">----------------------------------- https://digital.slub-dresden.de/data/kitodo/BibltojeZ_478590679/BibltojeZ_478590679_tif/jpegs/00001388.tif.large.jpg ----------------------------------------------------------- </text:p>
      <text:p text:style-name="P1"><text:s/>82 Gabriel k Marji pósłany. Sćenje (1. zt.) Mariny </text:p>
      <text:p text:style-name="P1">23. A sta so, jako tón čas jeho hamta bě wušoł, woteńdźe wón do swojeho doma. Scht. 39. Joz. 21, 11. </text:p>
      <text:p text:style-name="P1">24. A po tych dnjach pak podja Hilža, jeho mandźelska, a potaji so pjeć měsacow a dźeše: </text:p>
      <text:p text:style-name="P1">25. Tak je mi tón Knjez činił w tych dnjach, jako wón na mnje je pohladał, zo by wón moju hanibu bjez ludźimi preč wzał. Sćenje na Marine pšipowjedanje. </text:p>
      <text:p text:style-name="P1">26. zA w šestym měsacu pak bě jandźel Gabriel pósłany wot Boha do Galilejzkeho města, kotremuž rěkaju Nazareth, </text:p>
      <text:p text:style-name="P1">27. K jenej knježnje, kotraž slubjena běše mužej, z mjenom Jozeph, z Davitoweho doma; a tej knježnje rěkachu Marja. Mat. 1, 18. Luk. 2, 5. </text:p>
      <text:p text:style-name="P1">28. A tón jandźel zańdźe k njej nutř a dźeše: Strowa budź, ty z hnadu wobdarjena; tón Knjez je z tobu, ty požohnowana bjez tymi žónskimi. </text:p>
      <text:p text:style-name="P1">29. Jako pak wona jeho wuhlada, stróži so wona na jeho rěči a pomysli sebi: Kajke je to strowjenje? </text:p>
      <text:p text:style-name="P1">30. A tón jandźel dźeše k njej: Njebój so, Marja, ty sy hnadu pola Boha namakała. </text:p>
      <text:p text:style-name="P1">31. Hlaj, ty budźeš samodruha w žiwoće a budźeš syna porodźić, teho mjenu dyrbiš Jezus narjec; Jez?, 14 Mat. 131 </text:p>
      <text:p text:style-name="P1">32. Tón budźe wulki a Syn teho najwyššeho mjenowany; a Bóh tón Knjez budźe jemu tón stoł jeho wótca Davita dać; Jez. o, 7. 2 Sam. 7, 12. </text:p>
      <text:p text:style-name="P1">33. A wón budźe z kralom na Jakubowym domje wěčnje, a jeho kralestwa njebudźe žadyn kónc. Dan. 4, 31. St. 7, 14. Mich. 4, 7. </text:p>
      <text:p text:style-name="P1">34. Marja pak dźeše k jandźelej: Kak móže so to stać, dokelž ja wot žaneho muža ničo njewěm? </text:p>
      <text:p text:style-name="P1">35. A tón jandźel wotmołwi a dźeše k njej: Tón swjaty Duch budźe na tebje přińć, a ta móc teho najwyššeho budźe će wobchłódkować; teho dla tež to swjate, kotrež so wot tebje budźe narodźić, budźe Boži Syn mjenowany. Mat. 1, 18. 20. Dan. 9, 24. </text:p>
      <text:p text:style-name="P1">36. A hlaj, Hilža, twoja přećelnica, je tež samodruha ze synom na swoje stare dny a chodźi nětk w šestym měsacu, wot kotrejež so rěči, zo njepłódna je. Jez. 54, 6. </text:p>
      <text:p text:style-name="P1">37. Přetož pola Boha njeje žana wěc njemóžna. 1 Mójz. 18, 14. Hiob. 42, 2. Pz. 135, 5. Jer. 32, 17. 27. Sach. 8, 6. </text:p>
      <text:p text:style-name="P1">38. Marja pak dźeše: Hlaj, ja sym Knjezowa dźowka; mi so ztań, kaž ty prajił sy. A tón jandźel woteńdźe wot njeje.) </text:p>
      <text:p text:style-name="P1">39. Marja pak postanu w tych dnjach a dźěše spěšnje po horach k městu Judowemu. Joz 21, 11 </text:p>
      <text:p text:style-name="P1">40. A přińdźe do doma Zachariasoweho a postrowi Hilžu. </text:p>
      <text:p text:style-name="P1">41. A poda so, jako Hilža Marine poztrowjenje słyšeše, poskoči to dźěćatko we jejnym žiwoće. AHilža bu ze swjatym Duchom napjelnjena, </text:p>
      <text:p text:style-name="P1">42. A zawoła z wulkim hłosom a dźeše: Požohnowana sy ty bjez tymi žónskimi, a požohnowany je tón płód twojeho žiwota. Scht. 28. Kn. sudn. 5, 24. </text:p>
      <text:p text:style-name="P1">43. A z wotkal mi to, zo ta mać mojeho Knjeza ke mni přińdźe? </text:p>
      <text:p text:style-name="P1">44. Přetož hlaj, jako ja tón hłós twojeho postrowjenja słyšach, poskoči to dźěćatko z wjeselom w mojim žiwoće. </text:p>
      <text:p text:style-name="P1">45. A zbóžna sy ty, kiž sy wěriła; přetož wone budźe dokonjane, štož ći prajene je wot teho Knjeza. St. 11, 28. </text:p>
      <text:p text:style-name="P1">46. A Marja dźeše: Moja duša pozběhuje teho Knjeza, </text:p>
      <text:p text:style-name="P1">47. A mój duch so wjeseli w Bohu, mojim zbóžniku. 1 Sam: 2, 1: Hab. 3, 18. </text:p>
      <text:p text:style-name="P2"><text:s/></text:p>
      <text:p text:style-name="P1">----------------------------------- https://digital.slub-dresden.de/data/kitodo/BibltojeZ_478590679/BibltojeZ_478590679_tif/jpegs/00001389.tif.large.jpg ----------------------------------------------------------- </text:p>
      <text:p text:style-name="P1"><text:s/>khwalobny khěrluš. (St. 1.) swj. Lukaša. Zacharias wěšći. 83 </text:p>
      <text:p text:style-name="P1">48. Přetož wón je na swoju hubjenu dźowku pohladał. Hlaj, wot nětk budźa mje za zbóžnu chwalić wšitke narody. Pz. 113, 5. 6. 1 Mójz. 30, 13. </text:p>
      <text:p text:style-name="P1">49. Přetož wón je wulke wěcy na mni sčinił, kiž mózny je a kotrehož mjeno swjate je. Pz. 126, 2. 3. </text:p>
      <text:p text:style-name="P1">50. A jeho smilnosć traje wot jeneho naroda k druhemu při tych, kotřiž so jeho boja. 2 Mójz. 20, 6. St. 34, 6. 7. sPz. 25, 6. </text:p>
      <text:p text:style-name="P1">51. Wón wopokazuje móc ze swojim ramjenjom a rosćěri tych, kotřiž hordźi su w swojich wutrobnych myslach. Jez. 51, 9. St. 52, 10. 2 Sam. 22, 28. Pz. 89, 11. Obad. 3, 4. 1 Pětr. 5, 5. </text:p>
      <text:p text:style-name="P1">52. Wón storka móznych ze ztołow a pozběhuje ponižnych. Pz. 147, 6. 1 Sam. 2, 7. 8. 2 Sam. 6, 21. 22. </text:p>
      <text:p text:style-name="P1">53. Hłódnych napjelni z kubłami, a bohatych woztaji prózdnych. Mat. 5, 3. 6. Jan. 10, 11. Eph. 1, 3. </text:p>
      <text:p text:style-name="P1">54. Wón wozmje zaso swojeho słužomnika Jzraela horje, zo by spominał na smilnosć; Jez. 41, 8. 5 Mójz. 7, 7. 8. Jez. 30, 18. </text:p>
      <text:p text:style-name="P1">55. Kaž wón rěčał je k našim wótzam, k Abrahamej a k jeho symjenju wěčnje. 1 Mójz. 17, 7. 19. St. 18, 18. </text:p>
      <text:p text:style-name="P1">56. Marja pak wosta při njej na tři měsacy; a potom wróći so wona zaso do swojeho doma. </text:p>
      <text:p text:style-name="P1">57. A Hilžiny čas dóńdźe, zo porodźić měješe; a wona porodźi syna. </text:p>
      <text:p text:style-name="P1">58. A jejni susodźi a přećeljo słyšachu, zo tón Knjez wulku smilnosć běše nad njej sčinił, a zwjeselichu so z njeju. </text:p>
      <text:p text:style-name="P1">59. A sta so, na wosmym dnju přińdźechu, zo bychu to dźěćatko wobrězali; a narjeknychu jemu po nanowym mjenje Zacharias. 1 Mójz. 17, 12. 3 Mójz. 12, 3. </text:p>
      <text:p text:style-name="P1">60. A jeho mać wotmołwi a dźeše: Nic tak, ale jemu dyrbja Jan rěkać. N. t. Pz. 107, 9. </text:p>
      <text:p text:style-name="P1">61. Woni pak dźachu k njej: Wšak nichtó w twojim přećelstwje njeje, kotremuž tak rěkaju. </text:p>
      <text:p text:style-name="P1">62. A woni kiwachu jeho nana, kak by wón jemu chcył dać narjec. </text:p>
      <text:p text:style-name="P1">63. A wón žadaše taflićku, napisa a dźeše: Jan je jeho mjeno. A woni so wšitcy dźiwachu. </text:p>
      <text:p text:style-name="P1">64. A hnydom wotewri so jeho kt a jazyk, a rěčeše a chwaleše Boha. </text:p>
      <text:p text:style-name="P1">65. A bojosć přińdźe na wšitkich jich susodow. A wšitke te powěsće buchu roznjesene po wšěch židowskich horach. </text:p>
      <text:p text:style-name="P1">66. A wšitcy, kiž to słyšachu, wzachu jo k wutrobje a dźachu: Što měniš ty, zo z teho dźěsća budźe? A Knjezowa ruka běše z nim. Ez 1. 3. St 3,22. Tekst na prěnju njedźelu adventa. III. </text:p>
      <text:p text:style-name="P1">67. [A jeho nan Zacharias bu ze swjatym Duchom napjelnjeny, wěšćeše a dźeše: 2 Pětr. 1, 21. </text:p>
      <text:p text:style-name="P1">68. Chwaleny budź tón Knjez, tón Bóh Jzraelzki, přetož wón je doma pytał a wumohł swój lud; pz. 41, 14. Pz.72, 18. Mat. 1, 21. </text:p>
      <text:p text:style-name="P1">69. A je nam poztajił roh teho zboža w domje swojeho słužomnika Dapita; pz. 132, 17. </text:p>
      <text:p text:style-name="P1">70. Kaž wón prajił je přez tón rt swojich swjatych profetow wot spočatka swěta, Jez. 35, 4. Jer. 23, 6. </text:p>
      <text:p text:style-name="P1">71. So by nas wumohł wot našich njepřećelow a z ruki wšitkich, kiž nas hidźa; Pz. 106, 10. </text:p>
      <text:p text:style-name="P1">72. So by smilnosć wopokazał našim wótzama spomnił na swój swjaty slub, 1 Mójz. 17, 7. 3 Mójz. 26, 42. </text:p>
      <text:p text:style-name="P1">73. Ana tupšisahu, kotruž wón je přisahał našemu wótcu Abrahamej, zo wón nam dać chce; 1 Mójz. 22, 16. Mich. 7, 20. </text:p>
      <text:p text:style-name="P1">74. So bychmy, wumoženi z ruki našich njepřećelow, 6 (87) </text:p>
      <text:p text:style-name="P2"><text:s/></text:p>
      <text:p text:style-name="P1">----------------------------------- https://digital.slub-dresden.de/data/kitodo/BibltojeZ_478590679/BibltojeZ_478590679_tif/jpegs/00001390.tif.large.jpg ----------------------------------------------------------- </text:p>
      <text:p text:style-name="P1"><text:s/>84 Chrystusowy Scżenje (1. 2. zt.) narod, jemu słužili bjez bojozće swoje žiwe dny, Gal. 1, 4. Tit. 2, 12. 14. Hebr. 9, 14. </text:p>
      <text:p text:style-name="P1">75. W swjatosći a prawdosći, kotraž jemu zpodobna je. Kol. 1, 22. </text:p>
      <text:p text:style-name="P1">76. A ty dźěćatko budźeš profeta Boha wjeŕšneho mjenowany; přetož ty prjedy póńdźeš před Knjezom, zo by jeho puće přihotował, Mat. 3, 3. </text:p>
      <text:p text:style-name="P1">77. A póznaće teho zboža dał jeho ludu we wodawanju jich hrěchow, Jer. 31, 34. </text:p>
      <text:p text:style-name="P1">78. Přez tu wutrobnu smilnosć našeho Boha, z kotrejżž k nam je pohladało to schadźenje z wysokosće, 4 Mójz. 24, 17. Mal. 4, 2. </text:p>
      <text:p text:style-name="P1">79. So by swěćiło tym, kiž pó ćmje a w sćěnu teje smjerće sedźa, a naše nohi wjedł na šćežku teho měra.) Jez. 9, 2. </text:p>
      <text:p text:style-name="P1">80. To dźěćatko pak rosćeše a posylni so na duchu a běše w pusćinje hač na tón dźeń, hdyž wón před Jzraelzki lud zjawnje stupić měješe. </text:p>
      <text:p text:style-name="P1">2. staw. Chrystusowy narod, wobrězanje, přinjesenje do templa a rosryčowanje. Sćenje na Boži dźeń a tekst III. </text:p>
      <text:p text:style-name="P1">1. [W tym samym času pak so sta, zo přikaznja wot kejžora Augusta wuńdźe, zo by wšitkón swět zapisany a šazowany był. </text:p>
      <text:p text:style-name="P1">2. A to zapisanje bě to najprěńše a so sta w tym času, jako žirenius z bohotom w Sirizkej běše. </text:p>
      <text:p text:style-name="P1">3. A wšitcy dźěchu, zo bychu so dali šazować, kóždy do swojeho města. </text:p>
      <text:p text:style-name="P1">4. Tuž zběhnu so tež Jozeph z Galilejskeje, z města Nacareta, do židowskeho kraja, k městu Davitowemu, kotremuž rěkaju Bethlehem, teho dla, zo wón z doma a ze šlachty Davitoweje běše; Mat. 2, 6. Jan. ?, 2. </text:p>
      <text:p text:style-name="P1">5. So by so dał zapisać z Marju, swojej slubjenej mandźelskeju, kotraž běše z ćežkim žiwotom. </text:p>
      <text:p text:style-name="P1">6. A jako wonaj tam běštaj, dóńdźe tón čas, zo wona porodźić dyrbješe. </text:p>
      <text:p text:style-name="P1">7. A wona porodźi swojeho prěńšeho syna a powi jeho do pjeluškow a połoži jeho do žłoba; přetož woni njemějachu hewak žaneho ruma w tej hozpodźe. Mat. 1, 25. </text:p>
      <text:p text:style-name="P1">8. A pastyrjo běchu w tym samym kraju na polu pola hórdow, ći wachowachu w nocy swojeho stadła. </text:p>
      <text:p text:style-name="P1">9. A hlaj, teho Knjeza jandźel přistupi k nim a jasnosć teho Knjeza wobswěći jich; a woni so jara wulcy bojachu. </text:p>
      <text:p text:style-name="P1">10. A tón jandźel dźeše k nim: Njebójće so; hlaj, ja pšipowjedam wam wulke wjesele, kotrež wšemu ludu so dostać budźe; </text:p>
      <text:p text:style-name="P1">11. Přetož wam je so dźensa tón zbóžnik narodźił, kotryž je Chrystus tón Knjez w Da-vitowym měsće. </text:p>
      <text:p text:style-name="P1">12. A to mějće za znamjo, wy budźeće dźěćatko namakać z pjeluškami powite a w žłobje ležo. </text:p>
      <text:p text:style-name="P1">13. A hnydom bě tam pola teho jandźela ta syła njebjeskeho wójska; ći chwalachu Boha a dźachu: Dan. 7, 10. </text:p>
      <text:p text:style-name="P1">14. Česć budź Bohu w tej wysokosći, měr na zemi a člowjekam dobre spodobanje. Jez. 57, 19. Eph. 2, 14. 17. Sćenje na druhi swjedźeń hodow a tekst IlI. </text:p>
      <text:p text:style-name="P1">15. A sta so, jako ći jandźeljo wot nich do njebjes běchu stupili, tuž dźachu ći pastyrjo bjez sobu: Pójmy dha nětk do Bethlehema a wohladajmy tu wěc, kiž so stała je a tón Knjez nam k wjedźenju je sčinił. 2 Mójz. 3, 3. </text:p>
      <text:p text:style-name="P1">16. A woni přińdźechu chwatajcy a namakachu wobeju, Marju a Jo</text:p>
      <text:p text:style-name="P2"><text:s/></text:p>
      <text:p text:style-name="P1">----------------------------------- https://digital.slub-dresden.de/data/kitodo/BibltojeZ_478590679/BibltojeZ_478590679_tif/jpegs/00001391.tif.large.jpg ----------------------------------------------------------- </text:p>
      <text:p text:style-name="P1"><text:s/>wobrězanje a (St. 2.) swj. Lukaša. prjódkztajenje. 85 zepha, k temu tež to dźěćatko w žłobje ležo. </text:p>
      <text:p text:style-name="P1">17. Jako woni to same pak běchu widźili, rosnjesechu woni to słowo, kotrež woni wot teho dźěsća běchu słyšeli. Scht. 10. 11. </text:p>
      <text:p text:style-name="P1">18. A wšitcy, kiž to słyšachu, dźiwachu so tych wěcow, kotrež jim ći pastyrjo běchu prajili. </text:p>
      <text:p text:style-name="P1">19. Marja pak schowa wšitke te same słowa a rospomni je w swojej wutrobje. Scht. 51. </text:p>
      <text:p text:style-name="P1">20. A ći pastyrjo so zaso wróćichu, česćachu a chwalachu Boha za wšitko, štož běchu słyšeli a widźili, kaž tež k nim prajene běše.) Sćenje na nowe lěto. </text:p>
      <text:p text:style-name="P1">21. A jako so wósom dnjow dopjelnješe, zo by to dźěćo wobrězane było, bě jeho mjeno narjeknjene Jezus, kotrež mjenowane běše wot jandźela, prjedy dyžli wón so w maćeŕnym žiwoće podjał bě.) 1 Mójz. 17, 15. Luk. 1, 31. </text:p>
      <text:p text:style-name="P1">22. A jako so te dny jeju wučisćenja po tym zakonju Mójzasowym dopjelnichu, přinjeseštaj wonaj Jezusa do Jerusalema, zo byštaj jeho temu Knjezej prjódkstajiłaj 3 Mójz. 12, 2. </text:p>
      <text:p text:style-name="P1">23. (Kaž pisane steji w zakonju teho Knjeza: Wšitko muske, štož so prěńše narodźi, dyrbi temu Knjezej swjećene być); 2 Mójj. 13, 2. </text:p>
      <text:p text:style-name="P1">24. A zo byštaj dałaj tón wopor, jako prajene je w zakonju teho Knjeza, por tujawkow abo dweju młodeju hołbjow. 3 Mójz. 12, 8. Tekst na třoch kralow. llI. </text:p>
      <text:p text:style-name="P1">25. A hlaj, jedyn čłowjek běše we Jeruzalemje, z mjenom Simeon; a tón samy čłowjek běše fromny a bohabojazny a čakaše na Jzraelzki trošt a swjaty Duch bě nad nim. 1 Mójz. 5, 29. </text:p>
      <text:p text:style-name="P1">26. A jemu běše wotmolwjenje wot swjateho Ducha so dostało, zo njebudźe smjerće widźić, chiba zo by prjedy widźił Chrystusa teho Knjeza. </text:p>
      <text:p text:style-name="P1">27. A wón přińdźe přez nawabjenje teho Ducha do templa. A jako taj staršej Jezusa, to dźěćatko, do templa přinjeseštaj, zo byštaj za njo činiłaj po wašnju teho zakonja; </text:p>
      <text:p text:style-name="P1">28. Wza tež wón jeho na swojej rucy a chwaleše Boha a dźeše: </text:p>
      <text:p text:style-name="P1">29. Nětk pušćiš twojeho wotročka, Knježe, po twojim słowje, z měrom; 1 Mójz. 46, 30. </text:p>
      <text:p text:style-name="P1">30. Přetož mojej woči stej twojeho woinika widźiłej, 3, 6. </text:p>
      <text:p text:style-name="P1">31. Satehe didotewat sy přede wšitkimi ludźimi, Jez. 11, 10. St. 49, 6. </text:p>
      <text:p text:style-name="P1">32. Swětło k rozswěćenju tych póhanow a k chwalbje twojeho Jzraelzkeho luda.) Jez. 42, 6. St. 49, 6. Sćenje na njedźelu po nowym lěće. </text:p>
      <text:p text:style-name="P1">33. [Jozeph pak a jeho mać dźiwaštaj so teho, štož wot njeho rěčane bě. </text:p>
      <text:p text:style-name="P1">34. A Simeon požohnowa jich a dźeše k Marji, jeho maćeri: Hlaj, tón budźe postajeny k padu a k horjestaću jich wjele we Jzraelu a k znamjenju, přećiwo kotremuž so rěčeć budźe, Jez. 8, 14. St. 28, 16. Mat. 21, 42. Rom. 9, 33. </text:p>
      <text:p text:style-name="P1">35. (A budźe so mječ přez twoju dušu drěć), zo bychu wjele wutrobow pomyslenja zjawne byłe. </text:p>
      <text:p text:style-name="P1">36. A jena prophećina běše, Hana, Phanuelowa dźowka, z Azarzkeje šlachty, kiž bě habn wobztarna a bě w mandźelstwje ze swojim mužom była sydom lět po swojim njenimie A bě z wudowu na wósom dezac a štyri lět; ta njepřińdźe nihdy wot templa a słužeše Bohu z posćenjom a z modlenjom w nocy a wodnjo. </text:p>
      <text:p text:style-name="P1">38. Ta sama přistupi tež tam w tej samej štundźe, chwaleše </text:p>
      <text:p text:style-name="P2"><text:s/></text:p>
      <text:p text:style-name="P1">----------------------------------- https://digital.slub-dresden.de/data/kitodo/BibltojeZ_478590679/BibltojeZ_478590679_tif/jpegs/00001392.tif.large.jpg ----------------------------------------------------------- </text:p>
      <text:p text:style-name="P1"><text:s/>86 Chrystus w templu. Sčenje (2. 3. zt.) Jan pokutu zjawnje teho Knjeza a rěčeše wot njeho k wšitkim, kiž we Jeruzalemje na to wumoženje čakachu. </text:p>
      <text:p text:style-name="P1">39. A jako wonaj wšitko dokonjałaj běštaj po zakonju teho Knjeza, wróćištaj so wonaj zaso do Galilejskeje k swojemu městu Nazarethu. </text:p>
      <text:p text:style-name="P1">40. Ale to dźěćatko rosćeše a bě mózne w Duchu, połne mudrosće; a Boža hnada běše nad nim.) Scht: 52. St. 1, 80. Sćenje na prěnju njedźe po třoch kralach. </text:p>
      <text:p text:style-name="P1">41. A jeho staršej pak chodźeštaj kóžde lěto do Jerusalema na jutrowny róčny čas. 2 Mójz. 34, 23. </text:p>
      <text:p text:style-name="P1">42. A jako wón dwanaće lět stary bě, dźěchu woni do Jerusalema horje po wašnju teho róčneho časa. </text:p>
      <text:p text:style-name="P1">43. A jako te dny dokonjane běchu a wonaj so dom wróćištaj, wosta to dźěćo Jezus we Jeruzalemje, a Jozeph a jeho mać to njewjedźištaj. </text:p>
      <text:p text:style-name="P1">44. Wonaj sebi pak pomysliše taj, zo snadź je bjez towaŕšemi, a přińdźeštaj wo jeneho dnja puć a pytaštaj jeho bjez přećelemi a znajomnymi. </text:p>
      <text:p text:style-name="P1">45. Jako pak jeho njenamakaštaj, wróćištaj so, jeho pytajcy k Jeruzalemu. </text:p>
      <text:p text:style-name="P1">46. A sta so po třoch dnjach, namakaštaj jeho w templu sedźo srjedźa bjez wučerjemi, zo wón jich posłuchaše a jich woprašowaše. </text:p>
      <text:p text:style-name="P1">47. A wšitcy, kiž na njeho posłuchachu, dźiwachu so jeho rozoma a jeho wotmołwjenja. Mat. 7, 28. Mark. 1, 22. </text:p>
      <text:p text:style-name="P1">48. A hdyž wonaj jeho wuhladaštaj, dźiwaštaj so njemóžnje. A jeho mać dźeše k njemu: Mój syno, čoho dla sy ty namaj tak sčinił? Hlaj, twój nan a ja smój će z tyšnej bolosću pytałaj. </text:p>
      <text:p text:style-name="P1">49. A wón dźeše k nimaj: Što je, zo staj mje pytałaj? Njewěztaj wój, zo ja byćmam w tym, štož mojeho Wótca je? </text:p>
      <text:p text:style-name="P1">50. A wonaj njezrozymištaj to słowo, kotrež wón k nimaj rěčeše. </text:p>
      <text:p text:style-name="P1">51. A wón dźěše z nimaj dele a přińdźe do Nacareta a běše jimaj poddany. A jeho mać schowa wšitke te słowa w swojej wutrobje. 1 Mójz. 37, 11. </text:p>
      <text:p text:style-name="P1">52. A Jezus přibjeraše na mudrosći a na lětach a na hnadźe |pola Boha a čłowjekow.) 1 Sam. 2, 26. </text:p>
      <text:p text:style-name="P1">3. staw. Janowe pokutne prědowanje a swědčenje wo Chrystusu. Chrystusowa křćeńca. Jozephowa šlachta. </text:p>
      <text:p text:style-name="P1">1. W pjatnatym lěće pak teho kejžorstwa kejžora Tiberiusa, jako Pontius⸗Pilatus běše bohot w židowzkej, a Herodas štyri⸗fěršta w Galilejskej, a Philipp, jeho bratr, štyri⸗fěršta we Jturejzkej a w Trachonitizkim kraju, a Lizanias štyri-fěršta we Abilenzkej; </text:p>
      <text:p text:style-name="P1">2. W času wyššeju měšnikow Hannasa a Kajphasa: sta so přikaznja Boža k Janej, žachariasowemu synej, w pusćinje. </text:p>
      <text:p text:style-name="P1">3. A wón přińdźe do wšitkeho wokolneho kraja wokoło Jordana a prědowaše křćenicu teje pokuty, k wodawanju hrěchow; Mat. 3, 1. 2. Mark. 1, 4. </text:p>
      <text:p text:style-name="P1">4. Jako steji pisane w knihach tych ryčow Jezajasowych, teho prophety, kiž rjeknje: Hłós prědarja je w pusćinje; přihotujće puć teho Knjeza a čińće jeho šćežki rune. Jez. 40, 3. Jan. 1, 23. </text:p>
      <text:p text:style-name="P1">5. Wšitke dołhy budźa wupjelnjene, a wšitke hory a hórki budźa ponižene; a štož křiwe je, budźe prawe, a štož njerune budźe hładke; </text:p>
      <text:p text:style-name="P1">6. A wšitko ćěło budźe teho zbóžnika Božeho widźić. </text:p>
      <text:p text:style-name="P1">7. A wón dźeše k temu ludu, kiž won dźěše, zo by so wot njeho dał křćić: Wy ješćerjowyštry</text:p>
      <text:p text:style-name="P2"><text:s/></text:p>
      <text:p text:style-name="P1">----------------------------------- https://digital.slub-dresden.de/data/kitodo/BibltojeZ_478590679/BibltojeZ_478590679_tif/jpegs/00001393.tif.large.jpg ----------------------------------------------------------- </text:p>
      <text:p text:style-name="P1"><text:s/>prěduje. Chrysta (St. 3.) swj. Lukaša. křćenica a chłostanje. 87. cho, štó je wam pokazał, zo byšće ćekli před tym přichodnym hněwom? Mat. 3, 7. </text:p>
      <text:p text:style-name="P1">8. Hlajće, čińće dostojne płody teje pokuty; a njerjekńće při sebi: My mamy Abrahama za nana. Přetož ja wam praju: Bóh móže temu Abrahamej z tutych kamjenjow dźěći zbudźić. </text:p>
      <text:p text:style-name="P1">9. Ta sekera je pak nětk hižom k korjenju teho drjewa přiłožena; kotrež drjewo teho dla dobrych płodow njepřinjese, budźe porubane a do wohenja ćisnjene. </text:p>
      <text:p text:style-name="P1">10. A lud jeho wopraša a dźeše: Što dha mamy činić? </text:p>
      <text:p text:style-name="P1">11. Wón wotmołwi a dźeše k nim: Štóž ma dwě sukni, tón daj temu, kiž žaneje nima; a štóž jědź ma, čiń tež tak. 1 Jan. 3, 17. </text:p>
      <text:p text:style-name="P1">12. Woni pak tež přińdźechu złonizy, zo bychu so dali křćić, a dźachu k njemu: Mištrje, što mamy my činić? </text:p>
      <text:p text:style-name="P1">13. Wón pak dźeše k nim: Njebjeŕće wjazy, dyžli wam jepoztajene. 14., Tehdy woprašachu jeho tež wojazy a dźachu: Schtoha mamy my činić? A wón dźeše k nim: Nječińće nikomu křiwdu ani njeprawdu a dajće sebi dosć być na wašej mzdźi. 3 Mójz. 19, 13. Tekst na 3. njedźelu adventa. III. </text:p>
      <text:p text:style-name="P1">15. [Jako so pak tón lud nadźiješe, a wšitcy w swojich wutrobach sebi myslachu wot Jana, hač wón snadź Chrystus njeje, </text:p>
      <text:p text:style-name="P1">16. Wotmołwi Jan a dźeše k wšitkim: Ja wšak křću was z wodu; wón pak sylniši za mnu dźe, kotrehož njejsym hódny, zo bych ja te rjemjenje jeho črijow rozwjazał; tón samy budźe was ze swbjatym Duchom a z wohenjom křćić; Mat. 3, 11. Mark. 1, 8. Jan. 1, 26. Jap. zk. 1, 5. St. 2, 2. St. 11, 16. </text:p>
      <text:p text:style-name="P1">17. W kotrehož rucy je tón wějeŕny łopač, a wón budźe swoje huno wučisćić;, a budźe pšeńcu do swojeje bróžnje zhromadźić a te pluwy z wěčnym wohenjom zpalić.) </text:p>
      <text:p text:style-name="P1">18. A wjele druheho wjazy napominaše a připowědaše wón temu ludu. </text:p>
      <text:p text:style-name="P1">19. Herodas pak, tón štyrifěršta, jako wón wot njeho bě štrafowany, teje Herodiady, swojeho bratra mandźelzkeje, a wšěch tych złych wěcow dla, kiž Herodas činješe, Mat. 14, 3. Mark. 6, 17. </text:p>
      <text:p text:style-name="P1">20. Połoži wón wyše teho wšitkeho tež Jana do jastwa. </text:p>
      <text:p text:style-name="P1">21. A sta so, jako so wšitkón. lud da křćić a Jezus tež křćeny bě a k Bohu so modleše, zo so njebjesa wotewrichu; Mat. 3, 16. Mark. 1, 10. Jan. 1, 322.. </text:p>
      <text:p text:style-name="P1">22. A tón swjaty Duch stupi dele w ćělnym štalće na njeho jako hołb, a hłós přińdźe z njebjes, kiž dźeše: Ty sy mój luby Syn; na tebi mam ja dobre spodobanje. St. 9, 35. </text:p>
      <text:p text:style-name="P1">23. Wón pak, Jezus, spočawši swój hamt, dźěše do třiceteho lěta a bě dźeržany za syna Jozephoweho, kotryž běše syn Eliowy, </text:p>
      <text:p text:style-name="P1">24. Tón běše syn Matthatowy, tón běše syn Leviowy, tón běše syn Melchiowy, tón běše syn Jannowuy, tón běše syn Jozephowy, </text:p>
      <text:p text:style-name="P1">25. Tón běše syn Mattathiasowy, tón běše syn Amosowuy, tón běše syn Nahumowy, tón běše syn Esliowy, tón běše syn Nangiowy, </text:p>
      <text:p text:style-name="P1">26. Tón běše syn Maathowy, tón běše syn Mattathiasowy, tón běše syn Semeowuy, tón běše syn Jozephowy, tón běše syn Judowy, </text:p>
      <text:p text:style-name="P1">27. Tón běše syn Johannowy, tón běše syn Reziowy, tón běše syn Zorobabelowy, tón běše syn Salathielowy, tón běše syn Neriowy, </text:p>
      <text:p text:style-name="P1">28. Tón běše syn Melchiowy, tón běše syn Addiowy, tón běše syn Kozamowuy, tón běše syn Elmadamowy, tón běše syn Herowy, </text:p>
      <text:p text:style-name="P2"><text:s/></text:p>
      <text:p text:style-name="P1">----------------------------------- https://digital.slub-dresden.de/data/kitodo/BibltojeZ_478590679/BibltojeZ_478590679_tif/jpegs/00001394.tif.large.jpg ----------------------------------------------------------- </text:p>
      <text:p text:style-name="P1"><text:s/>88 Jezus bu Scżenje (3. 4. zt.) spytany, </text:p>
      <text:p text:style-name="P1">29. Tón běše syn Jozeowy, tón běše syn Eliezerowy, tón běše syn Jorimowy, tón běše syn Matthatowy,tón běše syn Leviowy, </text:p>
      <text:p text:style-name="P1">30. Tón běše syn Simeonowy, tón běše syn Judowuy, tón běše syn Jozephowy, tón běše syn Jonanowuy, tón běše syn Eliakimowy, </text:p>
      <text:p text:style-name="P1">31. Tón běše syn Meleowy, tón běše syn Mainanowuy, tón běše syn Mattathowy, tón běše syn Nathanowy, tón běše syn Dapitowy, </text:p>
      <text:p text:style-name="P1">32. Tón běše syn Jesowy, tón běše syn Obedowy, tón běše syn Boasowy, tón běše syn Salmonowy, tón běše syn Nahasowy, </text:p>
      <text:p text:style-name="P1">33. Tón běše syn Aminadabowy, tón běše syn Aramowy, tón běše syn Ezromowy, tón běše syn Pharesowy, tón běše syn Judowy, </text:p>
      <text:p text:style-name="P1">34. Tón běše syn Jakubowy, tón běše syn Jzaakowy, tón běše syn Abrahamowuy, tón běše syn Tharaowy, tón běše syn Nachorowy, </text:p>
      <text:p text:style-name="P1">35. Tón běše syn Saruchowy, tón běše syn Ragahowuy, tón běše syn Phalekowy, tón běše syn Eberowy, tón běše syn Salaowy, </text:p>
      <text:p text:style-name="P1">36. Tón běše syn Kainanowy, tón běše syn Arfachzadowy, tón běše syn Semowuy, tón běše syn Noachowy, tón běše syn Lamechowy, </text:p>
      <text:p text:style-name="P1">37. Tón běše syn Mathuzalahowy, tón běše syn Enochowy, tón běše syn Jaredowy, tón běše syn Maleleelowy, tón běše syn Kainanowy, </text:p>
      <text:p text:style-name="P1">38. Tón běše syn Enozowy, tón běše syn Sethowy, tón běše syn Hadamowy, tón běše Boži. 1 Mójz. 5, 3. </text:p>
      <text:p text:style-name="P1">4. staw. Chrystus bu zpytowany, prěduje a čini dźiwy. </text:p>
      <text:p text:style-name="P1">1. Jezus pak, połny swjateho Ducha, přińdźe zaso wot Jordana a bu wot Ducha do teje pusćiny wjedźeny, Mat. 4, 1. Mark. 1, 12. </text:p>
      <text:p text:style-name="P1">2. A bu štyrzyći dnjow dołho wot djaboła spytany. A njejědźiše ničo w tych samych dnjach; a jako te same běchu zkonjane, běše wón potom hłódny. 2 Mójz. 34, 28. </text:p>
      <text:p text:style-name="P1">3. Tón djaboł pak dźeše k njemu: Sy⸗li Boži Syn, dha rjekń k tutemu kamjenjej, zo by chlěb był. </text:p>
      <text:p text:style-name="P1">4. A Jezus wotmołwi a dźeše k njemu: Pisane steji: Cžlowjek njeje žiwy wot chlěba sameho, ale wot kóždeho słowa Božeho. z Mějz. 8, 3. </text:p>
      <text:p text:style-name="P1">5. A tón djaboł wjedźeše jeho na wysoku horu a pokaza jemu wšitke kralestwa teho zyłeho swěta we wokomiknjenju. </text:p>
      <text:p text:style-name="P1">6. A tón djaboł dźeše k njemu: Tu móc chcu ja tebi wšitku dać a jich krasnozć, přetož wona je mi podata a ja dam ju, komuž chcu; </text:p>
      <text:p text:style-name="P1">7. A budźeš⸗li so přede mnu modlić, budźe wšitko twoje. </text:p>
      <text:p text:style-name="P1">8. Jezus pak wotmołwi jemu a dźeše: Dźi preč wote mnje, zatanaso; přetož pisane steji: Ty dyrbiš so k Bohu, swojemu Knjezej, modlić a jemu samemu słužić. 5 Mójz. 6, 13. St. 10, 12. 20. </text:p>
      <text:p text:style-name="P1">9. Tuž wjedźeše wón jeho do Jerusalema a poztaji jeho na templa wjeŕch a dźeše k njemu: Sy⸗li Boži Syn, pušć so wot tudy dele; </text:p>
      <text:p text:style-name="P1">10. Přetož pisane steji: Wón budźe swojim jandźelam twoje dla pšikazać, zo bychu će zwarnowali, Pz. 91, 11. </text:p>
      <text:p text:style-name="P1">11. A na rukomaj će njesli, zo by swoju nohu wo kamjeń nihdźe njeztorčił. </text:p>
      <text:p text:style-name="P1">12. Jezus pak wotmołwi a dźeše k njemu: Prajene je: Ty njedyrbiš Boha, swojeho Knjeza, zpytować. 5 Mójz. 6, 16. </text:p>
      <text:p text:style-name="P1">13. A jako tón djaboł wšitko zpytowanje běše dokonjał, woteńdźe wón wot njeho na khwilu. </text:p>
      <text:p text:style-name="P1">14. A Jezus wróći so zaso w Ducha mozy do Galilejskeje. A ta ryč wuńdźe wot njeho po wšěm tym wokolnym kraju. Mat. 4, 12. </text:p>
      <text:p text:style-name="P2"><text:s/></text:p>
      <text:p text:style-name="P1">----------------------------------- https://digital.slub-dresden.de/data/kitodo/BibltojeZ_478590679/BibltojeZ_478590679_tif/jpegs/00001395.tif.large.jpg ----------------------------------------------------------- </text:p>
      <text:p text:style-name="P1"><text:s/>wuči w Nazareće (St. 4.) swj. Lukaša. a Kapernaumje 89 A wón wučeše we jich šulach a bě čezćeny wot wšitkich. Tekst na 4. njedźelu po třoch kralach. III. </text:p>
      <text:p text:style-name="P1">16. [A wón přińdźe do Nacareta, hdźež běše horjećehnjeny, a dźěše do šule po swojim wašnju na sabatny dźeń a postanu, zo by lazował. Mat. 13, 53. 54. Mark. 6, 1.2. Neh. 8, 5. </text:p>
      <text:p text:style-name="P1">17. A teho prophety Jezajasa knihi buchu jemu date. A jako wón te knihi wotewri, namaka wón to město, hdźež běše pisane: </text:p>
      <text:p text:style-name="P1">18. Duch teho Knjeza je při mni, teho dla, zo wón mje je žałbował; a je mje pósłał, zo bych pšipowjedał chudym to evangelion; zo bych zahojił rosmjećene wutroby; zo bych prědował jatym, zo dyrbja pušćeni być, a slepym to zasowidźenje, a rosbitym, zo dyrbja k frejoće wupušćeni być; Jej. 61, 1. </text:p>
      <text:p text:style-name="P1">19. So bych prědował to zpodobne lěto teho Knjeza. 3 Mójz. 25, 10. </text:p>
      <text:p text:style-name="P1">20. A jako wón te knihi běše začinił, poda wón je temu słužomnikej a synu so. A wšitkich jich woči w tej šuli běchu na njeho wobroćene. </text:p>
      <text:p text:style-name="P1">21. Wón pak poča k nim prajić: Dźens je tuto pismo dopjelnjene před wašimaj wušomaj. </text:p>
      <text:p text:style-name="P1">22. A woni dawachu wšitcy swědčenje wot njeho a dźiwachu so tym luboznym słowam, kotrež z jeho rta dźěchu, a dźachu: Njeje tutón Jozephowy syn? Mat. 13, 55. Mark. 6, 3. Jan. 6, 42. </text:p>
      <text:p text:style-name="P1">23. A wón dźeše k nim: Wy budźeće zawěrnje to pšisłowo ke mni prajić: Lěkarjo, wuztroró so sam. Přetož kajke wulke wěcy smy my słyšeli, zo su so w Kapernaumje ztałe? Cžiń tež tak tudy w swojim wótznym kraju. </text:p>
      <text:p text:style-name="P1">24. Wón pak dźeše: Zawěrnje, ja praju wam, žadyn profeta njeje zpodobny w swojim wótznym kraju. Mat. 13, 57. Mark. 6, 4. Jan. 4, 44. </text:p>
      <text:p text:style-name="P1">25. Ale we wěrnozći praju ja wam: Wjele běše wudowow we Jzraelu we Eliasowym času, jako njebjesa běchu zanknjene za tři lěta a za šěsć měsacow, jako wulka drohota běše po wšej zemi; 1 Kral. 17, 1.9. St. 18, 42. Jak. 5, 17. </text:p>
      <text:p text:style-name="P1">26. A wšak k žanej tych samych njebě Elias pósłany, chiba do Sarepty Sidonzkeje, k jenej wudowje. </text:p>
      <text:p text:style-name="P1">27. A wjele wusadnych běše we Jzraelu za prophetu Elizu; a wšak žadyn njebě wučisćeny, chiba jeno Naaman, tón Sirizki. 2 Kral. 5, 14. </text:p>
      <text:p text:style-name="P1">28. A woni buchu wšitcy napjelnjeni z hněwom w tej šuli, jako to słyšachu; </text:p>
      <text:p text:style-name="P1">29. A poztanuwši wuztorčichu jeho z teho města won a wjedźechu jeho hač na wjeŕch teje hory, na kotrejž jich město běše natwarjene, zo bychu jeho dele ztorčili; </text:p>
      <text:p text:style-name="P1">30. Ale wón dźěše srjedźa přez nich preč.) Jan. 8, 509. </text:p>
      <text:p text:style-name="P1">31. A přińdźe do Kapernauma, do města Galilejskeje, a wučeše jich te swjate dny. Mat. 4, 13. Mark. 1, 21. </text:p>
      <text:p text:style-name="P1">32. A woni dźiwachu so jeho wučby; přetož jeho ryč běše mózna. Mat. 7, 28. 29. Mark. 1, 22. Jan. 7, 46. </text:p>
      <text:p text:style-name="P1">33. Jedyn čłowjek pak běše w šuli, tón běše wobsynjeny z nječistym duchom. A tón z wulkim hłosom zawoła, </text:p>
      <text:p text:style-name="P1">34. A dźeše: O, što je nam z tobu, Jezuso Nazarenzki? Ty sy přišoł nas skazyć; ja će znaju, štó ty sy, tón swjaty Boži. Mark. 1, 24. Luk. 1, 35. </text:p>
      <text:p text:style-name="P1">35. A Jezus jemu pohrozy a dźeše: Woněrn a wuńdź wot njeho! A tón čert powali jeho srjedźa bjez nich a wuńdźe z njeho a njewobškodźi jeho. </text:p>
      <text:p text:style-name="P1">36. A ztrach přińdźe na wšitkich, a ryčachu bjez sobu a dźachu: Kajka je to wěc? Wón pšikazuje </text:p>
      <text:p text:style-name="P2"><text:s/></text:p>
      <text:p text:style-name="P1">----------------------------------- https://digital.slub-dresden.de/data/kitodo/BibltojeZ_478590679/BibltojeZ_478590679_tif/jpegs/00001396.tif.large.jpg ----------------------------------------------------------- </text:p>
      <text:p text:style-name="P1"><text:s/>90 a čini dźiwy. Sčenje (4 5. zt.) Jezus žohnuje Pětrowu syć z mozu a ze zamóženjom nječistym ducham, a woni wukhadźeju. </text:p>
      <text:p text:style-name="P1">37. A wot njeho rozeńdźe so ryč po wšěch městach teho wokolneho kraja. </text:p>
      <text:p text:style-name="P1">38. Wón pak postanu z teje šule a přińdźe do Schimanoweho doma. Schimanowa pšichodna mać pak běše z twjerdej zymnu wobdata, a woni prošachu jeho za nju. Mat. 8, 14. Mark. 1, 29. </text:p>
      <text:p text:style-name="P1">39. A wón steješe jej k hłowje a pohrozy zymnej, a wona ju wopušći. A hnydom staže wona a słužeše jim. </text:p>
      <text:p text:style-name="P1">40. A jako słónco běše zašło, wšitcy, kiž chorych mějachu na wšelke chorosće, přinjesechu jich k njemu. A wón na jeneho kóždeho tych samych rucy połoži a wuztrowi jich. Mat. 8, 16. Mark. 1, 32. </text:p>
      <text:p text:style-name="P1">41. Ći čerći wuztupichu tež wot jich wjele, wołachu a dźachu: Ty sy Chrystus, tón Syn Boži. A wón pohrozy jim a njewotpušći jim rěčeć; přetož woni wjedźichu, zo wón je Chrystus. </text:p>
      <text:p text:style-name="P1">42. Jako nětk pak dźeń bu, wuńdźe wón won na puzte město; a lud jeho pytaše a přińdźechu k njemu a zdźeržachu jeho, zo by wot nich nješoł. </text:p>
      <text:p text:style-name="P1">43. Wón dźeše pak k nim: Ja mam tež druhim měztam to epangelion prědować wot teho kralestwa Božeho; přetož k temu sym ja pósłany. Mark. 1, 38. </text:p>
      <text:p text:style-name="P1">44. A wón prědowaše w šulach Galilejskeje. </text:p>
      <text:p text:style-name="P1">5. staw. Pětra ryby łowjenje; wo wusadnym a jichtnym; Mattheja powołanje a wučomnikow pozćenje. Sćenje na 5. njedźelu po swj. Trojicy. </text:p>
      <text:p text:style-name="P1">1. Sta so pak, jako so lud k njemu ćišćeše, posłuchać Bože słowo, zo wón steješe pódla Genezarethzkeho jězora, Mat. 4, 18. Mark. 1, 16. </text:p>
      <text:p text:style-name="P1">2. A wuhlada dwě łódźi na jězorje stejo; rybakojo pak běchu z njeju wuztupili a płokachu swoje syće; </text:p>
      <text:p text:style-name="P1">3. Dha stupi wón do jeneje wot teju łódźow, kotraž Schimanowa běše, a prošeše jeho, zo by ju trochu wot brjoha hnuł. A wón sedźo wučeše lud z teje łódźe. </text:p>
      <text:p text:style-name="P1">4. A hdyž wón běše pšeztał rěčeć, dźeše wón k Schimanej: Wjes so na hłubinu a pšeztrějće swoje syće k łowjenju. </text:p>
      <text:p text:style-name="P1">5. A Schiman wotmołwi a dźeše k njemu: Mištrje, my smy so zyličku nóz prózowali a njejsmy ničo nałowili; ale na twoje słowo chcu ja syć pšeztrěć. </text:p>
      <text:p text:style-name="P1">6. A jako to zčinichu, wobzanknychu woni wulku syłu rybow, a jich syć so torhaše. </text:p>
      <text:p text:style-name="P1">7. A woni kiwachu swojich towaŕšow, kotřiž w druhej łódźi běchu, zo bychu přišli a jim pomhali ćahnuć. A woni přińdźechu a napjelnichu wobej łódźi, tak zo so ponórještej. </text:p>
      <text:p text:style-name="P1">8. Jako to Schiman Pětr widźeše, padźe wón k Jezusowymaj kolenomaj a dźeše: Knježe, dźi wote mnje won, přetož ja sym hrěšny čłowjek. </text:p>
      <text:p text:style-name="P1">9. Přetož bojosć běše jeho wobdała a wšitkich, kiž z nim běchu, na tym ryby łowjenju, kotrež běchu hromadźe warbowali; </text:p>
      <text:p text:style-name="P1">10. Teho runja tež Jakuba a Jana, Zebedeoweju synow, kiž běštaj Schimanowaj towaŕšej. A Jezus dźeše k Schimanej: Njebój so; přetož wot nětk budźeš ty ludźi łowić. </text:p>
      <text:p text:style-name="P1">11. A woni wjedźechu tej łódźi k brjohej a wopušćichu wšitko a dźěchu za nim.) </text:p>
      <text:p text:style-name="P1">12. A sta so, jako wón w jenym měsće běše, a hlaj, tam běše muž połny wusada. Jako tón Jezusa wuhlada, padźe wón na swoje wobličo a prošeše jeho a dźeše: Knježe, chzešsli, dha móžeš ty mje wučisćić. Mat. 8, 2. Mark. 1, 40. </text:p>
      <text:p text:style-name="P2"><text:s/></text:p>
      <text:p text:style-name="P1">----------------------------------- https://digital.slub-dresden.de/data/kitodo/BibltojeZ_478590679/BibltojeZ_478590679_tif/jpegs/00001397.tif.large.jpg ----------------------------------------------------------- </text:p>
      <text:p text:style-name="P1"><text:s/>a wuztrowi chorych. (St.5.) swj. Lukaša. Levi bu powołany. 91 </text:p>
      <text:p text:style-name="P1">13. A wón přestrě tu ruku a dótkny so jeho a dźeše: Ja chcu, budź čizty. A hnydom woteńdźe tón wusad wot njeho. </text:p>
      <text:p text:style-name="P1">14. A wón poruči jemu, zo by to same nikomu njeprajił; ale woteńdź a pokaž so měšnikej a wopruj za swoje wučizćenje, jako Mójzas je přikazał, jim k swědčenju. 3 Mójz. 14, 2 </text:p>
      <text:p text:style-name="P1">15. Ta ryč wot njeho so pak přeco bóle rozeńdźe; a wjele ludźi so zhromadźi, zo bychu jeho słyšeli a přez njeho wuztrowjeni byli wot swojich khorozćow. </text:p>
      <text:p text:style-name="P1">16. Wón pak wustupi do puzćinow a modleše so k Bohu. Mark. 1, 35. </text:p>
      <text:p text:style-name="P1">17. A sta so na jedyn dźeń, zo wón wučeše, a sedźichu tam Farizejscy a pismawučeni, kotřiž běchu so zešli ze wšitkich městow Galilejskeje a Zidowzkeje a wot Jerusalema. A móc teho Knjeza dźěše wot njeho a wuztrowi jich. </text:p>
      <text:p text:style-name="P1">18. A hlaj, někotzi mužojo přinjesechu čłowjeka na poslešću, kotryž běše jichtny; a woni pytachu, kak bychu jeho nutř pšinjesli a před njeho połožili. Mat. 9, 2. Mark. 2, 3. Jap. zk. 9, 33. </text:p>
      <text:p text:style-name="P1">19. Jako pak luda dla njenamakachu, na kotrym měsće jeho bychu nutř pšinjesli, ztupichu woni na chěžu horje a pušćichu jeho přez zyhele dele z tym poslešćom, srjedźa bjez nich, před Jezusa. </text:p>
      <text:p text:style-name="P1">20. A jako wón jich wěru widźeše, dźeše wón k njemu: Cžlowječe, twoje hrěchi su tebi wodate. Jer. 5, 3. Luk. 7, 48 </text:p>
      <text:p text:style-name="P1">21. A pismawučeni a Farizejscy počachu sebi pomyslić a dźachu: Štó je tutón, zo wón Bože hanjenje rěči? Štó móže hrěchi wodać, chiba sam Bóh? Mat. 9, 3. Jez. 43, 25. </text:p>
      <text:p text:style-name="P1">22. Jako pak Jezus jich mysle pytny, wotmołwi wón a dźeše k nim: Što wy sebi mysliće we wašich wutrobach? 283. Kotre je lóže, rjeknuć: Twoje hrěchi su tebi wodate? Abo rjeknuć: Poztań a chodź? Mat. 9, 5. </text:p>
      <text:p text:style-name="P1">24. Ale zo byšće wjedźili, zo čłowjeka syn móc ma, na zemi hrěchi wodać, dźeše wón k jichtnemu: Ja praju tebi, ztań a wzmi swoje poslešćo a dźi do swojeho doma. </text:p>
      <text:p text:style-name="P1">25. A hnydom wón stanu před jich wočomaj a wza to poslešćo, na kotrymž wón běše ležał, a dźěše do swojeho doma a chwaleše Boha. </text:p>
      <text:p text:style-name="P1">26. A woni so wšitcy nastróžichu a chwalachu Boha a buchu połni bojozće a dźachu: My smy dźens dźiwne wěcy widźili. </text:p>
      <text:p text:style-name="P1">27. A potom wón wuńdźe a wuhlada złonika, z mjenom Levi, při złi sedźo, a dźeše k njemu: Pój za mnu. Mat. 9, 9. Mark. 2, 14. </text:p>
      <text:p text:style-name="P1">28. A wón wopušći wšitko, stanu a dźěše za nim. </text:p>
      <text:p text:style-name="P1">29. A tón Levi pšihotowa jemu wulku hozćinu w swojim domje, a wjele złonikow a druhich ludźi sydachu so z nim k blidu. Mat. o, 10. </text:p>
      <text:p text:style-name="P1">30. A pismawučeni a Farizejscy mórčachu přećiwo jim a dźachu k jeho wučomnikam: Cžoho dla jězće a pijeće wy z złonikami a z hrěšnikami? St. 7, 39. </text:p>
      <text:p text:style-name="P1">31. A Jezus wotmołwi a dźeše k nim: Cžerztwi njepotrjebaju lěkarja, ale chori. </text:p>
      <text:p text:style-name="P1">32. Ja sym přišoł, zo bych. hrěšnikow k pokuće wołał, a nic prawych. Mat. 9, 13. </text:p>
      <text:p text:style-name="P1">33. Woni pak dźachu k njemu: Cžoho dla pozća so Janowi wučomnicy tak často a činja modlitwu k Bohu tak husto, teho runja tež Farizejskich wučomnicy; twoji pat jědźa a pija? Mat. 9, 14, Mank. 2, 18. </text:p>
      <text:p text:style-name="P1">34. Wón pak dźeše k nim: Móžeće wy tež kwasarjow k pozćenju honić, tak dołho hač nawoženja při nich je? </text:p>
      <text:p text:style-name="P1">35. Čas pak přińć budźe, zo </text:p>
      <text:p text:style-name="P2"><text:s/></text:p>
      <text:p text:style-name="P1">----------------------------------- https://digital.slub-dresden.de/data/kitodo/BibltojeZ_478590679/BibltojeZ_478590679_tif/jpegs/00001398.tif.large.jpg ----------------------------------------------------------- </text:p>
      <text:p text:style-name="P1"><text:s/>92 Ssabatne skutki. Sćenje (5. 6. zt.) Kšezćijanow zbóžnozć. tón nawoženja wot nich wzaty budźe; tehdy w tych dnjach budźa so woni posćić. </text:p>
      <text:p text:style-name="P1">36. Wón pak tež dźeše k nim přirunanje: So nichtó zapłatu wot noweje drasty njepšišije k starej drazće; hewak tež to nowe so rostorha; a zapłata wot noweho so njehodźi na stare. Mat. o, 16. Mark. 2, 21. </text:p>
      <text:p text:style-name="P1">37. A nichtó njepjelni mošt do ztarych sudobjow; tón mošt rostorha hewak to sudobje a budźe roslaty, a to sudobje so zkazy; </text:p>
      <text:p text:style-name="P1">38. Ale mošt ma so do nowych sudobjow pjelnić, a tak budźe woboje zakhowane. </text:p>
      <text:p text:style-name="P1">39. A njeje nichtó, hdyž pije stare, zo by chcył na měsće noweho; přetož wón rjeknje: Stare je lěpše. </text:p>
      <text:p text:style-name="P1">6. staw. Wo wutorhanych kłosach, wuzkhnjenej rucy, japoštołow powołanju a Chrystusowym prědowanju na polu. </text:p>
      <text:p text:style-name="P1">1. Sta so pak na druhi sabat, zo wón přez žita dźěše; a jeho wučomnicy torhachu kłosy a jědźichu te same, łupawši je sebi z rukomaj. Mat. 12, 1. Mark. 2, 23. </text:p>
      <text:p text:style-name="P1">2. Někotzi pak wot tych Farizejskich dźachu k nim: Cžoho dla činiće wy, štož so njehodźi činić na te swjate dny? </text:p>
      <text:p text:style-name="P1">3. A Jezus wotmołwi a dźeše k nim: Njejsće wy to lazowali, štož Davit činješe, jako wón hłódny běše, a ći, kotřiž z nim běchu? </text:p>
      <text:p text:style-name="P1">4. Kak wón do teho doma Božeho dźěše a te chlěby teho prjódkkładźenja wza a jědźiše a dawaše tež tym, kotřiž při nim běchu; kotrež wšak nichtó jěsć njesmědźeše, chiba sami ći měšnicy? 1 Sam. 21, 6. 2 Mójz. 29, 33. 3 Mójz. 24, 9. </text:p>
      <text:p text:style-name="P1">5. A dźeše k nim: Cžlowjeka syn je tež knjez teho sabata. mMat. 12, 8. </text:p>
      <text:p text:style-name="P1">6. Sta so pak na druhi sabat, zo wón do šule dźěše a wučeše. A tam běše čłowjek, kotrehož prawa ruka běše wuzkhła. Mat. 12, 9. Mark. 3, 1. </text:p>
      <text:p text:style-name="P1">7. Ale pismawučeni a Farizejscy kedźbowachu na njeho, hač by wón tež na sabat hojił, zo bychu winu měli jeho wobzkoržić. </text:p>
      <text:p text:style-name="P1">8. Wón pak pytny jich mysle a dźeše k temu čłowjekej z tej suchej ruku: Stawaj a stup hew srjedźa. A wón stanu a stupi tam. </text:p>
      <text:p text:style-name="P1">9. Tuž dźeše Jezus k nim: Ja prašam was, što słuša so činić na te sabaty, dobre abo złe? Ziwjenje zdźeržeć abo skazyć? </text:p>
      <text:p text:style-name="P1">10. A wón pohlada na wšitkich wokoło a dźeše k temu čłowjekej: Pšeztrěj swoju ruku. A wón činješe tak. A jeho rucy bu zaso pomhane, zo ztrowa bu jako ta druha. </text:p>
      <text:p text:style-name="P1">11. Woni pak wšitcy buchu tórni a zryčachu so hromadźe, što bychu Jezusej činili. </text:p>
      <text:p text:style-name="P1">12. Poda so pak w tym času, zo wón so k Bohu modlić na horu woteńdźe; a wón tam wosta přez nóz na modlitwje k Bohu. </text:p>
      <text:p text:style-name="P1">13. A hdyž dźeń bu, zawoła wón swojich wučomnikow k sebi a wuzwoli wot nich dwanaće, kotrychž wón tež japoštołow mjenowaše: Mat. 10, 1. Mark. 3, 13. 14. </text:p>
      <text:p text:style-name="P1">14. Schimana, kotremuž wón tež to mjeno Pětr da; a Handrija, jeho bratra; Jakuba a Jana, Philippa a Bartromja; </text:p>
      <text:p text:style-name="P1">15. Mattheja a Thomaša; Jakuba, Alfeoweho syna, a Schimana, kotryž bu mjenowany surownik. </text:p>
      <text:p text:style-name="P1">16. Judaša, Jakuboweho syna; a Judaša Jšariotha, kotryž pak jeho pšeradnik bu. </text:p>
      <text:p text:style-name="P1">17. A wón dźěše dele z nimi a zazta na polu, tež ta syła jeho wučomnikow a wulka zhromadźizna ludźi ze wšeho židowskeho kraja a z Jerusalema a z Tira a ze Sidona, z pomóŕzkich městow, </text:p>
      <text:p text:style-name="P1">18. Kotřiž běchu přišli, zo bychu jeho słyšeli a zahojeni byli wot swojich khorozćow; a kotřiž wot nječiztych duchow běchu čwi</text:p>
      <text:p text:style-name="P2"><text:s/></text:p>
      <text:p text:style-name="P1">----------------------------------- https://digital.slub-dresden.de/data/kitodo/BibltojeZ_478590679/BibltojeZ_478590679_tif/jpegs/00001399.tif.large.jpg ----------------------------------------------------------- </text:p>
      <text:p text:style-name="P1"><text:s/>Njepřećelow lubować. (St. 6.) swj. Lukaša. Njesudźić. o8 lowani, ći sami buchu wšitcy wuztrowjeni. </text:p>
      <text:p text:style-name="P1">19. A wšitkón lud žadaše so jeho dótknuć; přetož móc dźěše wot njeho, a wón zahoji wšitkich. </text:p>
      <text:p text:style-name="P1">20. Wón pak pozběhnu swojej woči na swojich wučomnikow a dźeše: Sbóžni sće wy khudźi; přetož to kralestwo Bože je waše. Mat. 5, 3. </text:p>
      <text:p text:style-name="P1">21. Sbóžni sće wy, kiž wy tudy hłodźiće; přetož wy budźeće nasyćeni. Sbóžni sće wy, kiž wy tudy płakaće; přetož wy budźeće so smjeć. Sjew. 7, 16. Pz. 126, 5. 6. Jez. 61, 3. </text:p>
      <text:p text:style-name="P1">22. Sbóžni sće wy, hdyž was ludźo hidźa a hdyž was wuztorkaju a swarja was a zaćisnu waše mjen jako złe, člowjekoweho syna dla. </text:p>
      <text:p text:style-name="P1">23. Wjeselće so tehdy a pozkočće; přetož hlajće, waša mzda je wulka w njebjesach. Přetož teho runja činjachu jich wótzojo tež prophetam. </text:p>
      <text:p text:style-name="P1">24. Ale běda wam bohatym; přetož wy maće swój trošt preč. Am. 6, 1. </text:p>
      <text:p text:style-name="P1">25. Běda wam, kiž wy nasyćeni sće; přetož wy budźeće hłódni. Běda wam, kiž wy so tudy smějeće; přetož wy budźeće płakać a zkiwlić. Jez. 10, 16. St. 65, 13. 14. </text:p>
      <text:p text:style-name="P1">26. Běda wam, hdyž wšitcy wot was derje ryča; teho runja činjachu jich wótzojo tež falšnym prophetam. </text:p>
      <text:p text:style-name="P1">27. Ale wam ja praju, kiž wy posłuchaće: Lubujće swojich njepřećelow. Cžińće tym derje, kotřiž was hidźa. Mat. 5, 44. </text:p>
      <text:p text:style-name="P1">28. Zohnujće tych, kiž was pokleja. A prošće za tych, kiž wam njeprawje činja. </text:p>
      <text:p text:style-name="P1">29. A štóž će dyri na lizo, naztaj jemu tež to druhe. A štóž tebi mantl wozmje, temu ty tež tu suknju njewobaraj. </text:p>
      <text:p text:style-name="P1">30. Štóž će pak prosy, temu daj; a štóž tebi to twoje wozmje, nježadaj jo zaso. </text:p>
      <text:p text:style-name="P1">31. A kaž wy chceće, zo bychu wam ludźo činili, tak wy tež jim čińće. Tob. 4, 16. Mat. 7, 12. </text:p>
      <text:p text:style-name="P1">32. Přetož hdyž tych lubujeće, kiž was lubuja, kajki maće wy z teho dźak? Přetož hrěšnizy lubuja tež tych, wot kotrychž woni budźa lubowani. Mat. 5, 46. </text:p>
      <text:p text:style-name="P1">33. A hdyž budźeće derje činić jeno tym, kiž wam derje činja, kajki dźak wy z teho maće? Přetož hrěšnizy to same tež činja. </text:p>
      <text:p text:style-name="P1">34. A budźeće⸗li jeno tym požčować, wot kotrychž so nadźijeće zaso brać, kajki maće wy dźak z teho? Přetož hrěšnizy hrěšnikam tež tak požčuja, zo bychu woni teho runja zaso brali. 5 Mójz. 15, 8. Mat. 5, 42. </text:p>
      <text:p text:style-name="P1">35. Tuž wšak lubujće tež wašich njepřećelow; a čińće dobre a požčujće tak, zo ničo za to so njenadźijeće: dha budźe waša mzda wulka a budźeće dźěći teho najwyššeho; přetož wón tež je dobroćiwy nad njedźakomnymi a złymi. Pz. 37, 26. Sćenje na 4. njedźelu po swj. Trojicy. </text:p>
      <text:p text:style-name="P1">36. [Teho dla budźće smilni, jako tež waš Wóćez smilny je. </text:p>
      <text:p text:style-name="P1">37. Njesudźće, dha tež wy njebudźeće sudźeni. Njezatamajće, dha tež wy njebudźeće zatamani. Wodajće, dha wam budźe wodate. Rom. 2, 1. </text:p>
      <text:p text:style-name="P1">38. Dawajće, dha wam budźe date. Dobra, natłóčena, natšasena a kopata měra budźe wam do wašeho klina data; přetož runje z tej měru, z kotrejżž wy měriće, budźe wam zaso měrjene. Mat. 7, 2. Mark. 4, 24. </text:p>
      <text:p text:style-name="P1">39. Wón pak praješe jim jene přirunanje: Móže tež slepy slepemu puć pokazać? Njebudźetaj wonaj wobaj do jamy panuć? Mat. 15, 14. </text:p>
      <text:p text:style-name="P2"><text:s/></text:p>
      <text:p text:style-name="P1">----------------------------------- https://digital.slub-dresden.de/data/kitodo/BibltojeZ_478590679/BibltojeZ_478590679_tif/jpegs/00001400.tif.large.jpg ----------------------------------------------------------- </text:p>
      <text:p text:style-name="P1"><text:s/>94 Dobry a zhniły štom. Sćenje (6. 7. zt.) Hejtmanowy wotročk. </text:p>
      <text:p text:style-name="P1">40. Wučomnik njeje přez swojeho mištra; hdyž wučomnik je jako jeho mištr, dha je wón došoł. Mat. 10, 24. Jan. 13, 16. St. 15, 20. </text:p>
      <text:p text:style-name="P1">41. Što pak widźiš tšězku w swojeho bratra woku, a hrjady ty w swojim woku njepytnješ? Mat. 7, 3. </text:p>
      <text:p text:style-name="P1">42. Abo kak móžeš rjeknuć k swojemu bratrej: Bratzje, njech tebi tu tšězku z twojeho woka wućahnu; a ty sam njewidźiš teje hrjady w swojim woku? Ty hejchlerjo, wućehń prjedy tu hrjadu ze swojeho woka a dohladaj so potom, zo by tu tšězku ze swojeho bratra woka wućahnuł.) </text:p>
      <text:p text:style-name="P1">43. Přetož tón dobry štom njeje, kiž zhniły płód přinjese; a žadyn zhniły štom njeje, kiž by dobry płód pšinjesł. Mat. 7, 17. St. 12, 33. </text:p>
      <text:p text:style-name="P1">44. Přetož kóždy dobry štom budźe po swojim płodźe póznaty. Přetož wot ćernjow nješćipaju figi, ani z hłowonza winowe kiće. </text:p>
      <text:p text:style-name="P1">45. Dobry čłowjek přinjese dobre z dobreho šaza swojeje wutroby; a zły čłowjek přinjese złe z teho złeho šaza swojeje wutroby. Přetož čohož wutroba połna je, to přez rt wuńdźe. Mat. 12, 35. </text:p>
      <text:p text:style-name="P1">46. Što wy mi pak rěkaće Knjez Knjez, a nječiniće, štož ja wam praju? Mat. 7, 21. </text:p>
      <text:p text:style-name="P1">47. Štóž ke mni přińdźe a słyši moje ryče a čini te same, ja chcu wam teho zjewić, komu wón je podobny. pPom.2, 13. Jak. 1, 22. </text:p>
      <text:p text:style-name="P1">48. Wón je podobny tajkemu čłowjekej, kiž chěžu twarješe, kopaše a hłuboko ryješe, a załoži grunt na zkału. Jako so pak powodźenje sta, wobroći so ta rěka na tu samu chěžu, ale njemóžeše ju hnuć; přetož wona běše na zkału załožena. </text:p>
      <text:p text:style-name="P1">49. Štóž pak słyši a nječini te same, tón je podobny na tajkeho čłowjeka, kotryž swój dom ztaji na zemju bjez grunta; a ta rěka na njón biješe, a wón hnydom padźe, a sta so na tym domje wulki torh. </text:p>
      <text:p text:style-name="P1">7. staw. Wo hejtmanowym wotročku; młodźenzu w Nainje; Janu a jeho wučomnikach; wulkej hrěšnizy. </text:p>
      <text:p text:style-name="P1">1. Jako wón pak před tym ludom běše wuryčał, dźěše wón do Kapernauma. ri </text:p>
      <text:p text:style-name="P1">2. A jeneho hejtmana słužomnik, kotrehož wón sebi wysozy wažeše, ležeše smjertnje khory. Mat. 8, 5. </text:p>
      <text:p text:style-name="P1">3. Jako tón pak wot Jezusa słyšeše, pósła wón k njemu tych. Židow staršich a da jeho prosyć, zo by přišoł a jeho słužomnika wuztrowił. </text:p>
      <text:p text:style-name="P1">4. Jako woni pak k Jezusej přińdźechu, prošachu jeho swěru a dźachu: Wón je hódny, zo by ty jemu to sčinił; </text:p>
      <text:p text:style-name="P1">5. Přetož wón lubuje naš lud a je nam šulu natwarił. </text:p>
      <text:p text:style-name="P1">6. Jezus teho dla dźěše z nimi tam. A jako wón nětk njedaloko wot chěže běše, pósła tón hejtman k njemu pšećelow a da jemu prajić: Knježe, njeprózuj so, přetož ja hódny njejsym, zo by ty pod moju tzěchu šoł; Mat. 8, 8. </text:p>
      <text:p text:style-name="P1">7. A teho dla ja tež so sameho za hódneho njejsym dźeržał, zo bych k tebi přišoł. Ale rjekń jeno słowo, dha budźe mój słužomnik wuztrowjeny. </text:p>
      <text:p text:style-name="P1">8. Přetož tež ja sym čłowjek, wyšnozći poddaty, a mam wojakow pod sobu; a rjeknu k jenemu: Dźi tam, a wón dźe tam; a k druhemu: Pšińdź sem, a wón přińdźe; a k mojemu słužomnikej: Cžiń ty to, a wón čini. </text:p>
      <text:p text:style-name="P1">9. Jako pak Jezus to słyšeše, dźiwaše wón so jemu a wobroći so k ludu, kotryž za nim dźěše, a dźeše: Ja praju wam: Tajku wěru njejsym ja we Jzraelu namakał. </text:p>
      <text:p text:style-name="P1">10. A jako zaso dom přińdźechu, kotřiž běchu pósłani, namakachu woni teho khoreho wotročka čerztweho. </text:p>
      <text:p text:style-name="P2"><text:s/></text:p>
      <text:p text:style-name="P1">----------------------------------- https://digital.slub-dresden.de/data/kitodo/BibltojeZ_478590679/BibltojeZ_478590679_tif/jpegs/00001401.tif.large.jpg ----------------------------------------------------------- </text:p>
      <text:p text:style-name="P1"><text:s/>Młodźenz w Nainje. (St. 7.) swj. Lukaša. Jezus swědči wo Janu. 95 Sćenje na 16. njedźelu po swj. Trojicy. </text:p>
      <text:p text:style-name="P1">11. A nazajtra so sta, zo wón do města z mjenom Nain dźěše; a jeho pósłow dźěše wjele z nim a wjele luda. </text:p>
      <text:p text:style-name="P1">12. Jako wón pak blisko k měšćanzkim wrotam přińdźe, hlaj, tam njesechu morweho won, kiž běše jedyn jenički syn swojeje maćerje, a wona běše z wudowu; a wjele luda z města dźěše z njeju. 1 Kral. 17, 17. </text:p>
      <text:p text:style-name="P1">13. A jako ju tón Knjez wuhlada, bě jemu teje sameje žel a dźeše k njej: Njepłač! Mat. 9, 36. Jer. 31, 16. </text:p>
      <text:p text:style-name="P1">14. A přistupiwši dótknu so teho kašća; ći nošerjo pak zaztachu. A wón dźeše: Młodźenzo, ja praju ći, ztań horje! Mark. 5, 41. </text:p>
      <text:p text:style-name="P1">15. A tón morwy zebra so horje a poča rěčeć. A wón da jeho jeho maćeri. 2 Kral. 4, 36. </text:p>
      <text:p text:style-name="P1">16. Bojosć pak jich wšitkich zapopadźe, a chwalachu Boha a dźachu: Wulki profeta je bjez nami poztanuł, a Bóh je k swojemu ludu pohladał. </text:p>
      <text:p text:style-name="P1">17. A ta ryč wot njeho wuńdźe po zyłym židowzkim a po wšěm wokolnym kraju. </text:p>
      <text:p text:style-name="P1">18. A to wšitko zjewichu Janej jeho wučomnicy. Tuž zawoła Jan swojeju wučomnikow dweju, Mat. 11, 2. </text:p>
      <text:p text:style-name="P1">19. Pósła jeju k Jezusej a da jemu powjedźić: Sy ty tón samy, kotryž ma přińć, abo dyrbimy druheho čakać? </text:p>
      <text:p text:style-name="P1">20. Jako teho dla taj mužej k njemu přińdźeštaj, dźeštaj wonaj: Jan, tón křćenik, je naju k tebi pósłał a da tebi powjedźić: Sy ty, kotryž přińć ma, abo dyrbimy druheho čakać? </text:p>
      <text:p text:style-name="P1">21. W tej samej štundźe zahoji wón pak jich wjele wot khorozćow a čwilow a złych duchow, a wjele slepym da wón z hnadu, zo widźichu. </text:p>
      <text:p text:style-name="P1">22. A Jezus wotmołwi a dźeše k nimaj: Dźitaj a powjeztaj Janej, štož wój staj widźiłaj a słyšałaj: Sslepi widźa, khromi khodźa, wusadni budźa čizći, hłuši słyša, morwi budźa zbudźeni a chudym budźe to evangelion prědowane; Jez. 35, 5. Mat. 1175: </text:p>
      <text:p text:style-name="P1">23. A zbóžny je, kiž so na mni njepohórši. Mat. 11, 6. </text:p>
      <text:p text:style-name="P1">24. Hdyž pak taj pósłaj Janowaj běštaj wotešłaj, poča wón k ludu wot Jana rěčeć: Što sće wy do teje pusćiny wušli hladać? Chzyšće sćinu widźić, kotruž wětr tam a sem khabła? </text:p>
      <text:p text:style-name="P1">25. Abo što sće wy wušli hladać: Chzyšće čłowjeka w mjehkich draztach widźić? Hlajće, kiž w krasnych draztach a w lóštach žiwi su, ći su w kralowzkich hrodach. </text:p>
      <text:p text:style-name="P1">26. Abo što sće wy wušli hladać? Chzyšće prophetu widźić? Haj, ja praju wam, kotryž wjazy je, dyžli profeta. </text:p>
      <text:p text:style-name="P1">27. Wón je tón samy, wot kotrehož steji pisane: Hlaj, ja pózćelu mojeho jandźela prjedy twojeho wobliča, kotryž pšihotować ma twój puć prjedy tebje. Mal. 3, 1. Mat. 11, 10. </text:p>
      <text:p text:style-name="P1">28. Přetož ja praju wam, zo bjez tymi, kiž so wot žónzkich su narodźili, njeje žadyn wjetši profeta, dyžli Jan, tón křćenik; kotryž pak mjeńši je w kraleztwje Božim, tón je wjetši, dyžli wón. St. 1, 15. </text:p>
      <text:p text:style-name="P1">29. A wšitkón lud, kotryž jeho słyšeše, a złonizy póznachu Boha za praweho a dachu so křćić z Janowej křćenicu. </text:p>
      <text:p text:style-name="P1">30. Ale Farizejscy a pismawučeni zazpichu Božu radu přećiwo samym sebi a njedachu so wot njeho křćić. </text:p>
      <text:p text:style-name="P1">31. Ale tón Knjez dźeše: Komu dyrbju ja teho dla tych ludźi tuteje šlachty přirunać, a komu su woni podobni? Mat. 11, 16. </text:p>
      <text:p text:style-name="P1">32. Woni su podobni dźěćom, kiž na torhošću sedźa a jene na druhe </text:p>
      <text:p text:style-name="P2"><text:s/></text:p>
      <text:p text:style-name="P1">----------------------------------- https://digital.slub-dresden.de/data/kitodo/BibltojeZ_478590679/BibltojeZ_478590679_tif/jpegs/00001402.tif.large.jpg ----------------------------------------------------------- </text:p>
      <text:p text:style-name="P1"><text:s/>96 sHrěšniza žałbuje Jezusa. Sćenje (7. 8. zt.) Jezus hrěchi wodawa. wołaju a praja: My smy wam pizkali, a wy njejsće rejwali; my smy wam na płač zpěwali, a wy njejsće płakali. </text:p>
      <text:p text:style-name="P1">33. Přetož Jan, tón křćenik, je přišoł a njejědźiše chlěba ani njepiješe wina; a wy prajiće, zo ma čerta. </text:p>
      <text:p text:style-name="P1">34. Cžlowjeka syn je tež přišoł, jě a pije; a wy prajiće: Hlaj, tón čłowjek je žračk a winowy wopiłz, złonikow a hrěšnikow pšećel. </text:p>
      <text:p text:style-name="P1">35. A ta mudrozć dyrbi so dać k prawu wodźić wot wšitkich swojich dźěći. Tekst na 22. njedźelu po swj. Trojicy. IV. </text:p>
      <text:p text:style-name="P1">36. [Jedyn pak bjez Pharizejzkimi prošeše jeho, zo by z nim jědł. A wón zańdźe do doma teho Pharizejzkeho a synu so za blido. </text:p>
      <text:p text:style-name="P1">37. A hlaj, žónska běše w měsće, ta běše hrěšniza. Jako tuta zhoni, zo wón so běše k blidu synuł w domje teho Pharizejzkeho, přinjese wona škleńcu ze žałbu, </text:p>
      <text:p text:style-name="P1">38. A stupi zady k jeho nohomaj a płakaše; a poča jeho nohi ze sylzami mačeć a trěješe je z włosami swojeje hłowy a wokošowaše jeho nohi a namaza je ze žałbu. </text:p>
      <text:p text:style-name="P1">39. Jako pak to tón Pharizejzki widźeše, kiž jeho prosył běše, praješe wón při sebi sam a dźeše: Hdy by tón profeta był, dha by wón wjedźił, štó a kajka ta žónska je, kiž so jeho dótka; přetož wona je hrěšniza. </text:p>
      <text:p text:style-name="P1">40. Jezus pak wotmołwi a dźeše k njemu: Schimanje, ja mam ći něšto prajić. Wón pak dźeše: Praj, mištrje. </text:p>
      <text:p text:style-name="P1">41. Někajki lichownik měješe dweju dołžnikow; jedyn bě winowaty pjeć ztow krošow, tón druhi pak poł sta. </text:p>
      <text:p text:style-name="P1">42. Hdyž pak wonaj njeměještaj zapłaćić, spušći wón woběmaj tón dołh. Kotry dha, powjes mi, bjez nimaj budźe jeho najbóle lubować? </text:p>
      <text:p text:style-name="P1">43. Schiman wotmołwi a dźeše: Mi so zda, zo tón, kotremuž wón najwjazy je zpušćił. Wón pak dźeše k njemu: Ty sy prawje sudźił. </text:p>
      <text:p text:style-name="P1">44. A wón so wobroći k tej žónzkej a dźeše k Schimanej: Widźiš ty tu žónzku? Ja sym přišoł do twojeho doma, ty mi njejsy wody dał k mojimaj nohomaj; ta pak je mojej nocy ze sylzami mačała a z włosami swojeje hłowy trěła. 1 Mójz. 18, 4. </text:p>
      <text:p text:style-name="P1">45. Ty njejsy mje wokošał; ta pak, po tym hač je nutř přišła, njeje pšeztała mojej nocy wokošować. </text:p>
      <text:p text:style-name="P1">46. Ty njejsy moju hłowu z wolijom pomazał; wona pak je mojej nocy ze žałbu namazała. </text:p>
      <text:p text:style-name="P1">47. Teho dla praju ći: Jej je wjele hrěchow zpušćene, dha je wona wjele lubowała; komuž pak mało zpušćene budźe, tón mało lubuje. </text:p>
      <text:p text:style-name="P1">48. A wón dźeše k njej: Tebi su twoje hrěchi wodate. Mat. 9, 2. </text:p>
      <text:p text:style-name="P1">49. Tuž počachu ći, kiž z nim za blidom sedźichu, sami při sebi prajić: Štó je tón, kiž tež hrěchi wodawa? Mat. 9, 3. </text:p>
      <text:p text:style-name="P1">50. Wón pak dźeše k žónzkej: Twoja wěra je će wozbožiła; dźi z měrom.z Mark. 5, 34. </text:p>
      <text:p text:style-name="P1">8. staw. Wo symjenju Božeho słowa, njewjedrje na morju, wobsynjenym, khorej žonje a Jairowej dźowčičcy. </text:p>
      <text:p text:style-name="P1">1. A sta so potom, zo wón chodźeše po městach a měztkach a prědowaše a připowědaše to evangelion wot kralestwa Božeho; a ći dwanaćo běchu z nim, </text:p>
      <text:p text:style-name="P1">2. K temu tež někotre žónske, kotrež wón běše wuztrowił wot złych duchow a khorozćow; te běchu Marja, kotrejž Madlena rěkachu, wot kotrejež běše sydom čertow wuchło, Mark. 15, 40. </text:p>
      <text:p text:style-name="P2"><text:s/></text:p>
      <text:p text:style-name="P1">----------------------------------- https://digital.slub-dresden.de/data/kitodo/BibltojeZ_478590679/BibltojeZ_478590679_tif/jpegs/00001403.tif.large.jpg ----------------------------------------------------------- </text:p>
      <text:p text:style-name="P1"><text:s/>Schtworaka rola. (St. 8.) swj. Lukaša. Wichor na morju. 97 </text:p>
      <text:p text:style-name="P1">3. A Johanna, Chuzowa mandźelska, teho zaztojnika Herodašoweho, a Suzanna, a wjele druhich, kotrež jemu słužachu wot swojeho zamóženja. Sćenje na njedźelu Sexagezima. </text:p>
      <text:p text:style-name="P1">4. [Jako so pak wjele luda běše hromadu zešło a ze wšěch městow k Jezusej khwatachu, dźeše wón přez přirunanje: Mat. 13, 3. Mark. 4, 2. </text:p>
      <text:p text:style-name="P1">5. Ssyjeŕ dźěše, zo by rossył swoje symjo; a jako wón syješe, padźe někotre při puću a bu podteptane, a ptaki pod njebjesami zežrachu jo. </text:p>
      <text:p text:style-name="P1">6. A někotre padźe na zkału; a hdyž zeńdźe, wuschnu wone, teho dla, zo włohi njeměješe. </text:p>
      <text:p text:style-name="P1">7. A někotre padźe srjedźa do ćernjow; a te ćernje rozćechu sobu a zadusychu jo. </text:p>
      <text:p text:style-name="P1">8. A někotre padźe na dobru rolu; a jako bě zešło, přinjese ztokróćne płody. A hdyž to wurjeknu, zawoła wón: Štóž ma wuši k posłuchanju, tón posłuchaj! 1 Mójz. 26, 12. </text:p>
      <text:p text:style-name="P1">9. Jeho wučomnicy pak jeho woprašachu a dźachu: Što by to přirunanje było? </text:p>
      <text:p text:style-name="P1">10. Wón pak dźeše: Wam je date, zo byšće wjedźili te potajnztwa Božeho kralestwa; druhim pak w pširunanjach, zo bychu njewidźili, hač runje widźa, a njezrozymili, hač runje słyša. Jez. 6, 9. 10. Mat. 13, 14. Mark. 4, 12. Jan. 12, 40. Jap. zk. 28, 26. Rom. 11, 8. </text:p>
      <text:p text:style-name="P1">11. To pak je to přirunanje: To symjo je słowo Bože. </text:p>
      <text:p text:style-name="P1">12. Ći pak při puću su, kotřiž jo słyša, potom přińdźe čert a zebjerje to słowo z jich wutrobow, zo bychu njewěrili a zbóžni njebyli. </text:p>
      <text:p text:style-name="P1">13. Ći pak na zkale, hdyž słowo słyša, wozmu to same z wjesełozću horje; a ći nimaju korjenja; na čas woni wěrja, ale w času spytowanja pšeztupja. </text:p>
      <text:p text:style-name="P1">14. Kotrež pak do ćernjow padźe, su ći, hdyž jo su słyšeli, dha khodźa pod ztarozćemi, bohatztwom a lóštami teho žiwjenja a budźa zadušeni a njepšinjesu žane płody. </text:p>
      <text:p text:style-name="P1">15. To pak na dobrej roli su ći, kiž słowo słyša a zakhowaju jo w pěknej a dobrej wutrobje a pšinjesu płody w zćeŕpliwozći.) Hebr. 10, 36. </text:p>
      <text:p text:style-name="P1">16. Nichtó pak njezaswěći swězu a pšikrywa ju ze sudobjom abo ztaji ju pod ławu; ale wón ju na swěčnik ztaji, zo bychu ći, kotřiž nutskhodźa, swětło widźili. Mat. 5, 15. Mark. 4, 21. </text:p>
      <text:p text:style-name="P1">17. Přetož ničo njeje tak potajene, zo by zjewjene njebyło a njeje ničo tak skradźu, zo by póznate njebyło a na swětło njepšišło. Mat. 10, 26. Mark. 4, 22. Luk. 12, 2. </text:p>
      <text:p text:style-name="P1">18. Hlajće teho dla, kak posłuchaće. Přetož štóž ma, temu budźe date, a štóž nima, wot teho budźe wzate tež to, štož so jemu zda, zo wón ma. Mat. 13, 12. St. 25, 29. Mark. 4, 25. </text:p>
      <text:p text:style-name="P1">19. Tehdy pak přińdźechu k njemu jeho mać a bratřjo a njemóžachu luda dla k njemu pšiztupić. Mat. 12, 46. Mark. 3, 31. </text:p>
      <text:p text:style-name="P1">20. A woni jemu to powjedźichu, rjeknuwši: Twoja mać a twoji bratřjo zteja wonkach a chzedźa će widźić. </text:p>
      <text:p text:style-name="P1">21. Wón pak wotmołwi a dźeše k nim: Moja mać a moji bratřjo su ći, kotřiž Bože słowo słyša a činja to same. </text:p>
      <text:p text:style-name="P1">22. A sta so w tych dnjach jenym, zo wón do łódźe stupi ze swojimi wučomnikami. A wón dźeše k nim: Pšewjezmy so přez jězor. A woni wotztorčichu tu łódź wot brjoha. Mat. 8, 23. Mark. 4, 36. </text:p>
      <text:p text:style-name="P1">23. A jako woni so wjezechu, wusny wón. A wichor přińdźe na tón jězor, a žołmy nadpadźechu jich, a běchu we wulkej ztrachozći. </text:p>
      <text:p text:style-name="P1">24. Woni pak zbudźichu jeho přistupiwši a dźachu: Mištrje, mištrje, my wozmjemy kónc! A wón </text:p>
      <text:p text:style-name="P2"><text:s/></text:p>
      <text:p text:style-name="P1">----------------------------------- https://digital.slub-dresden.de/data/kitodo/BibltojeZ_478590679/BibltojeZ_478590679_tif/jpegs/00001404.tif.large.jpg ----------------------------------------------------------- </text:p>
      <text:p text:style-name="P1"><text:s/>98 Wobsynjeny. Sćenje (8. zt.) Jairowa postanu a naswari tón wětr a to šumjenje teje wody; a wone pšezta a bu ćišina. </text:p>
      <text:p text:style-name="P1">25. Wón dźeše pak k nim: Hdźe je waša wěra? Woni so pak bojachu a dźiwachu so a dźachu bjez sobu: Štó wšak je tutón? Přetož wón pšikaže tež wěträm a wodźe, a wone su jemu posłuzhne. Mat. 8, 26. </text:p>
      <text:p text:style-name="P1">26. A woni wjezechu so dale do kraja Gadarenzkeho, kotryž je napřećiwo Galilejzkemu. Mat. 8, 28. Mark. 5, 1. </text:p>
      <text:p text:style-name="P1">27. A hdyž wón na zemju wustupi, zetka jeho jedyn muž z teho města, kotryž měješe čertow wot dołheho časa; a wón njewoblekaše so žanu drastu a njewozta w žanej chěži, ale w rowach. </text:p>
      <text:p text:style-name="P1">28. Jako wón pak Jezusa wuhlada, wołaše wón a panu před nim dele a zawoła z wulkim hłosom a dźeše: Što je mi z tobu, Jezuso, ty Ssyno Boha wjeŕšneho? Ja prošu će, nječwiluj mje. Mat. 8, 20. </text:p>
      <text:p text:style-name="P1">29. Přetož wón přikaza temu nječiztemu duchu, zo by z teho čłowjeka wušoł; přetož wón běše jeho dołhi čas čwilował. A wón běše z rjećazami zwjazany a w putach jaty; wón pak rostorže te zwjazki a bu honjeny wot čerta do puzćinow. </text:p>
      <text:p text:style-name="P1">30. A Jezus wopraša jeho a dźeše: Kajke maš mjeno? Wón dźeše: Legion; přetož wjele čertow běše do njeho zalězło. </text:p>
      <text:p text:style-name="P1">31. A woni prošachu jeho, zo by jim njepšikazał do teje hłubokozće hić. </text:p>
      <text:p text:style-name="P1">32. Wulke stadło swini so pak tam na horje paseše. A woni jeho prošachu, zo by jim wotpušćił do tych samych zańć; a wón jim wotpušći. </text:p>
      <text:p text:style-name="P1">33. Tuž wuńdźechu ći čerći z teho čłowjeka a ztupichu do tych swini; a to stadło ztorči so jene dobo do jězora a tepichu so. </text:p>
      <text:p text:style-name="P1">34. Jako pak pastyrjo widźichu, što so sta, ćeknychu woni a pšipowjedachu šedši to same w měsće a na wsach. </text:p>
      <text:p text:style-name="P1">35. A woni wuńdźechu, zo bychu widźili, što so běše stało; a přińdźechu k Jezusej a namakachu teho čłowjeka, wot kotrehož ći čerći běchu wušli, sedźo k Jezusowymaj nohomaj, woblečeneho a rozomneho, a stróžichu so. </text:p>
      <text:p text:style-name="P1">36. A kotřiž to běchu widźili, pšipowjedachu tež to same jim, kak tón wobsynjeny běše wočeŕztwił. </text:p>
      <text:p text:style-name="P1">37. A wšitka zhromadźizna tych wokolnych Gadarenzkich krajow prošeše jeho, zo by wot nich wotešoł. Přetož woni běchu z wulkej bojozću napjelnjeni. A wón stupi do teje łódźe a wróći so zaso. </text:p>
      <text:p text:style-name="P1">38. Tón muž pak jeho prošeše, wot kotrehož ći čerći běchu wušli, zo by směł při nim być. Ale Jezus pušći jeho preč wot sebje a dźeše: </text:p>
      <text:p text:style-name="P1">39. Dźi zaso do swojeho doma a praj, kajku wulku wěc tebi Bóh činił je. A wón woteńdźe a prědowaše po zyłym měsće, kak wulke wěcy jemu Jezus činił běše. </text:p>
      <text:p text:style-name="P1">40. A sta so, jako Jezus zaso přińdźe, wza jeho tón lud horje; přetož woni wšitcy na njeho wočakowachu. </text:p>
      <text:p text:style-name="P1">41. A hlaj, muž přińdźe, z mjenom Jairus, kotryž wyši teje šule běše, a padźe Jezusej k nohomaj a prošeše jeho, zo by chcył sobu do jeho doma zańć. Mat. 9, 18. Mark. 5, 22. </text:p>
      <text:p text:style-name="P1">42. Přetož wón měješe jeničku dźowku, kotraž běše wokoło dwanaće lět, a ta mrješe. A jako wón dźěše, ćišćachu jeho ludźo. </text:p>
      <text:p text:style-name="P1">43. A běše žónska, kotraž dwanaće lět swoju krejnizu běše ćeŕpiła a swoje cyłe zamóženje na lě</text:p>
      <text:p text:style-name="P2"><text:s/></text:p>
      <text:p text:style-name="P1">----------------------------------- https://digital.slub-dresden.de/data/kitodo/BibltojeZ_478590679/BibltojeZ_478590679_tif/jpegs/00001405.tif.large.jpg ----------------------------------------------------------- </text:p>
      <text:p text:style-name="P1"><text:s/>dźowka. (St. 8. 9.) swj. Lukaša. Ći dwanaćo pósłani. 99 karjow wažiła a njemóžeše wot | hnydom staže. žaneho wuztrowjena być. Mat. 9, 20. Mark. 5, 25. </text:p>
      <text:p text:style-name="P1">44. Ta přistupi zady a dótknu so jeho drasty wobruba, a hnydom pšezta jej ta njemóz. </text:p>
      <text:p text:style-name="P1">45. A Jezus dźeše: Štó je so mje dótknuł? Jako woni pak wšitcy prějachu, dźeše Pětr a kotřiž znim běchu: Mištrje, tón lud će ćišći a tłóči; a ty prajiš: Štó je so mje dótknuł? </text:p>
      <text:p text:style-name="P1">46. Jezus pak dźeše: Wón je so mje něchtó dótknuł; přetož ja čuju, zo je móc wote mnje šła. </text:p>
      <text:p text:style-name="P1">47. Jako pak ta sama žónska widźeše, zo potajna njeběše, přińdźe wona tšepjetajo a padźe před njeho; a powjedaše jemu přede wšěm ludom, čoho dla so jeho je dótkła a kak hnydom je wuztrowjena. </text:p>
      <text:p text:style-name="P1">48. Wón pak dźeše k njej: Budź dobreje nadźije, moja dźowka, twoja wěra je tebi pomhała; dźi z měrom. </text:p>
      <text:p text:style-name="P1">49. Jako wón hišće rěčeše, přińdźe jedyn wot čeledźe teho šulskeho wyšeho a dźeše k njemu: Twoja dźowka je wumrjeła; njeprózuj teho mištra. </text:p>
      <text:p text:style-name="P1">50. Jako pak Jezus to słyšeše, wotmołwi wón jemu a dźeše: Njebój so; wěŕ jeno, dha budźe wona ztrowa. </text:p>
      <text:p text:style-name="P1">51. Jako wón pak do teje chěže dźěše, njewotpušći wón nikomu sobu nutř hić, chiba Pětrej a Jakubej a Janej a teho dźěsća nanej a maćeri. </text:p>
      <text:p text:style-name="P1">52. Woni pak płakachu wšitcy a žarowachu ju. Wón pak dźeše: fěršta, Njepłačće; wona njeje wumrjeła, ale spi. </text:p>
      <text:p text:style-name="P1">53. A woni so jemu wusmjachu; přetož woni wjedźichu derje, zo běše wumrjeła. </text:p>
      <text:p text:style-name="P1">54. Wón pak wuhna wšitkich won a wza ju za ruku, zawoła a dźeše: Holčo, ztań! </text:p>
      <text:p text:style-name="P1">55. A jeje duch wróći so, a wona N. t. A wón přikaza, zo bychu jej jěsć dali. </text:p>
      <text:p text:style-name="P1">56. A jeje staršej dźiwaštaj so njemóžnje. Wón pak přikaza jim, zo bychu nikomu Łn to, štož so běše stało. St. 5, 14. Mark. 7, 36. </text:p>
      <text:p text:style-name="P1">9. staw. Wo dwanaće japoštołach, pjeć pokrotach, Chrystusowym pšekrasnjenju a ćerpjenju, wučomnikow lakomnozći po prózdnej česći a khodźenju za Jezusom. </text:p>
      <text:p text:style-name="P1">1. Wón zawoła pak swojich dwanaće wučomnikow hromadu a da jim móc a zamóženje nade wšitkimi djabołami a zo bychu chorosće zahojili. Mat. 10, 1. Mark. 3, 13. St. 6, 7. </text:p>
      <text:p text:style-name="P1">2. A pósła jich, zo bychu to kralestwo Bože prědowali a chorych wuztrowili; </text:p>
      <text:p text:style-name="P1">3. A dźeše k nim: Ničo njebjeŕće sobu na puć, ani kija ani wačoka ani chlěba ani pjenjes; ani po dwěmaj suknjomaj jedyn njemějće. Mat. 10, 9. Mark. 6, 8. </text:p>
      <text:p text:style-name="P1">4. A hdźež do doma póńdźeće, tam wostańće, hač wy tam wuńdźeće. </text:p>
      <text:p text:style-name="P1">5. A kotřiž was horje njewozmu, wuńdźće z teho sameho města a ztšasće tež tón proch z wašich nohow, k swědčenju na nich. Mat. 10, 14. Jap. zk. 13, 51. </text:p>
      <text:p text:style-name="P1">6. Tuž wuńdźechu woni a khodźachu po měztkach a prědowachu to evangelion a hojachu wšudźom. </text:p>
      <text:p text:style-name="P1">7. Herodas pak, tón štyrisłyšeše wšitko, štož so přez njeho sta; a ztaraše so jara, dokelž wot někotrych bě prajene, zo Jan wot morwych je ztanuł; Mat. 14, 1. Mark. 6, 14. </text:p>
      <text:p text:style-name="P1">8. Wot někotrych pak, zo so Elias je zjewił; a wot někotrych, zo tych ztarych profetow jedyn je ztanuł. </text:p>
      <text:p text:style-name="P1">9. A Herodas dźeše: Janej sym ja zćał; štó je pak tón samy, wot kotrehož ja tajke wěcy słyšu? A žadaše jeho wohladać. </text:p>
      <text:p text:style-name="P1">10. A ći japoštoli přińdźechu zaso a prajachu jemu, kak wulke 7 (60) </text:p>
      <text:p text:style-name="P2"><text:s/></text:p>
      <text:p text:style-name="P1">----------------------------------- https://digital.slub-dresden.de/data/kitodo/BibltojeZ_478590679/BibltojeZ_478590679_tif/jpegs/00001406.tif.large.jpg ----------------------------------------------------------- </text:p>
      <text:p text:style-name="P1"><text:s/>100 5000 nasyćenych. Sćenje (9. zt.) Chrystus wěcy běchu činili; a wón wza jich k sebi a wotztupi wosebje do puzteho města při tym měsće, kotremuž rěkachu Bethzaida. Mat. 14, 13. Mark. 6, 322. . </text:p>
      <text:p text:style-name="P1">11. Jako to pak ludźo pytnychu, ćehnjechu woni za nim; a wón jich k sebi pušći a praješe jim wot kralestwa Božeho a zahoji, kotřiž zahojenja potrjebachu. </text:p>
      <text:p text:style-name="P1">12. Dźeń so pak poča pokhileć. Tuž pšiztupichu ći dwanaćo a dźachu k njemu: Pušć tón lud wot sebje, zo bychu woni do tych městow wokoło a do wsow šli, tak zo bychu woni hozpodu a jědź sebi namakali; přetož my smy tudy w pusćinje. Mat. 14, 15. Mark. 6, 35. Jan. 6, 5. </text:p>
      <text:p text:style-name="P1">13. Wón pak dźeše k nim: Dajće wy jim pojězć. A woni dźachu: My nimamy wjazy hač pjeć pokrotkow a dwě rybje; chiba zo bychmy šli a nakupili na wšitkón tutón lud jědźe. 14 (Přetož muzkich běše wokoło pjeć tawzynt.) Wón pak dźeše k swojim wučomnikam: Njech woni so zesydaju, w kóždym rjadu po pjeć dźesać. </text:p>
      <text:p text:style-name="P1">15. A woni zčinichu tak a zesydachu so wšitcy. </text:p>
      <text:p text:style-name="P1">16. A wón wza te pjeć pokroty a tej dwě rybje a pohlada k njebjesam a požohnowa a łamaše je a poda je tym wučomnikam, zo bychu před lud kładli. </text:p>
      <text:p text:style-name="P1">17. A woni jědźichu a buchu wšitcy nasyćeni; a bu zebrane, štož běše jim zbytka woztało, kruškow dwanaće korbow. 2 Kral. 4, 44. </text:p>
      <text:p text:style-name="P1">18. A sta so, jako wón so wosebje sam modleše a jeho wučomnicy při nim běchu; tuž wopraša wón jich a dźeše: Štó praja ludźo, zo ja sym? </text:p>
      <text:p text:style-name="P1">19. Woni pak wotmołwichu a dźachu: Woni praja, zo sy Jan, tón křćenik; někotzi pak praja, zo sy Elias; a někotzi, zo tych ztarych profetow jedyn je poztanuł. Mat. 14, 2. Mark. 6, 14. </text:p>
      <text:p text:style-name="P1">20. A wón dźeše k nim: Štó pak wy prajiće, zo ja sym? Tuž wotmołwi Pětr a dźeše: Ty sy Chrystus, Boži Syn. Mat. 16, 16. Mark. 8, 29. Jan. 1, 49. </text:p>
      <text:p text:style-name="P1">21. A wón pohrozy jim a přikaza, zo bychu to nikomu njepowjedźili, ž </text:p>
      <text:p text:style-name="P1">22. A dźeše: Přetož člorózki syn dyrbi wjele ćerpić a być zaćisnjeny wot staršich a wyšich měšnikow a pismawučenych a morjeny być a na třeći dźeń horje stanuć. Mat. 17, 22. St. 20, 17. 18. Mark. 9, 31. Luk. 18, 32. 33. </text:p>
      <text:p text:style-name="P1">23. K nim wšitkim pak dźeše wón: Chce⸗li štó za mnu přińć, tón zaprěj so sam a bjeŕ swój křiž na so wšědnje a pój za mnu. Mat. 10, 38. St. 16, 24. Mark. 8, 34. </text:p>
      <text:p text:style-name="P1">24. Přetož štóž swoje žiwjenje chce zachować, tón budźe jo zhubić; štóž pak swoje žiwjenje zhubi moje dla, tón budźe to same zachować. </text:p>
      <text:p text:style-name="P1">25. A kajki wužitk by čłowjek měł, hdy by runje wšitkón swět dobył a zhubił so sam abo so sam wobškodźił? </text:p>
      <text:p text:style-name="P1">26. Štóž so pak mje a mojich słowow hanibuje, teho budźe so tón člorózki syn tež hanibować, hdyž wón budźe přińć w swojej krasnozći a teho Wótca a tych swjatych jandźelow. Mat. 10, 33. Mark. 8, 38. Luk. 12, 9. 2 Tim. 1, 12. St.2, 12. </text:p>
      <text:p text:style-name="P1">27. Ja pak wam zawěrnje praju, zo někotzi wot tych, kiž tudy zteja, smjerće njebudźa woptać, hač su to kralestwo Bože widźili. </text:p>
      <text:p text:style-name="P1">28. A sta so po tych samych ryčach, jako za wósom dnjow, zo wón k sebi wza Pětra a Jana a Jakuba a stupi na horu, zo by so modlił. Mat. 17, 1. Mark. 9, 2. </text:p>
      <text:p text:style-name="P1">29. A jako wón so modleše, bu tón štalt jeho wobliča hinakši, a jeho drazta bu běła a jasnješe so. </text:p>
      <text:p text:style-name="P2"><text:s/></text:p>
      <text:p text:style-name="P1">----------------------------------- https://digital.slub-dresden.de/data/kitodo/BibltojeZ_478590679/BibltojeZ_478590679_tif/jpegs/00001407.tif.large.jpg ----------------------------------------------------------- </text:p>
      <text:p text:style-name="P1"><text:s/>pšekrasnjeny. (St. 9.) swj. Lukaša. Wobsynjeny. 101 </text:p>
      <text:p text:style-name="P1">30. A hlaj, dwaj mužej ryčeštaj z nim, kotrajž běštaj Mójzas a Elias. </text:p>
      <text:p text:style-name="P1">31. Taj zjewištaj so w krasnozći a ryčeštaj wot jeho wukhoda, kotryž wón dyrbješe dopjelnić we Jeruzalemje. </text:p>
      <text:p text:style-name="P1">32. Pětr pak a kotrajž z nim běštaj, běchu połni spanja. A jako wotzućichu, widźichu woni jeho krasnozć a teju dweju mužow při nim stejo. </text:p>
      <text:p text:style-name="P1">33. A poda so, jako wonaj wot njeho běštaj wotešłaj, dźeše Pětr k Jezusej: Mištrje, tudy nam je dobre być; teho dla zčińmy tři hěty, tebi jenu, Mójzasej jenu a Eliasej jenu. A wón njewjedźiše, što rěčeše. </text:p>
      <text:p text:style-name="P1">34. Jako wón pak to rěčeše, přińdźe mróčel a wobkhłódkowa jich. A woni so stróžichu, jako jich ta mróčel wobćahnu. </text:p>
      <text:p text:style-name="P1">35. A hłós so sta z teje mróčele, kiž dźeše: Tutón je mój luby Syn, teho wy posłuchajće. Mat. 3, 17. Mark. 1, 11. </text:p>
      <text:p text:style-name="P1">36. A hdyž so tón hłós sta, bě Jezus sam namakany. A woni zamjelčachu a njezjewichu nikomu ničo w tych samych dnjach, štož běchu widźili. </text:p>
      <text:p text:style-name="P1">37. Sta so pak nazajtra, jako woni z teje hory dele dźěchu, přińdźe jim napřećiwo wulki lud. Mat. 17, 14. Mark. 9, 14. </text:p>
      <text:p text:style-name="P1">38. A hlaj, muž z teho luda zawoła a dźeše: Mištrje, ja prošu će, wohladaj wšak mojeho syna; přetož wón je mój jenički syn. </text:p>
      <text:p text:style-name="P1">39. A hlaj, tón duch jeho popanje, a wón hnydom zakšiči, a wón jeho torha, zo pěni; a lědom wot njeho woteńdźe, hdyž jeho je potorhał. </text:p>
      <text:p text:style-name="P1">40. A ja sym twojich wučomnikow prosył, zo bychu jeho wuhnali; ale woni njemóžachu. </text:p>
      <text:p text:style-name="P1">41. Tuž wotmołwi Jezus a dźeše: O ty njewěrna a pšewróćena šlachta, kak dołho dyrbju ja při was być a was ćerpić? Pšiwjedź hew twojeho syna. </text:p>
      <text:p text:style-name="P1">42. A w tym, jako wón k njemu přińdźe, torhaše a drěješe jeho tón čert. Jezus pak pohrozy temu nječiztemu duchu a wuztrowi teho hólza a poda jeho jeho nanej zaso. </text:p>
      <text:p text:style-name="P1">43. A woni nastróžichu so wšitcy na tej krasnozći bójzkej. Jako woni so pak wšitcy dźiwachu na wšitkim, štož Jezus činješe, dźeše wón k swojim wučomnikam: </text:p>
      <text:p text:style-name="P1">44. Wzmiće wy k wašimaj wušomaj tute ryče; přetož člorózki syn dyrbi podaty być do rukow tych čłowjekow. Mat. 17, 22. </text:p>
      <text:p text:style-name="P1">45. Ale to słowo woni njezrozymichu, a běše před nimi potajene, zo woni to njewopšijachu; a bojachu so, zo bychu jeho wo to same słowo woprašeli. St. 18, 34. </text:p>
      <text:p text:style-name="P1">46. Mysl pak tež přińdźe bjez nich, kotry by bjez nimi dyrbjał najwjetši być. Mat. 18, 1. Mark. 9, 34. </text:p>
      <text:p text:style-name="P1">47. Jako pak Jezus tu mysl jich wutroby widźeše, wza wón dźěćo a poztaji to same pódla sebje, </text:p>
      <text:p text:style-name="P1">48. A dźeše k nim: Štóž tuto dźěćo horje wozmje w mojim mjenje, tón wozmje mje horje; a štóž mje horje wozmje, tón wozmje teho horje, kiž mje je pósłał. Štóž pak mjeńši je bjez wami wšitkimi, tón budźe wulki. Mat. 10, 40. Jan. 13, 20. </text:p>
      <text:p text:style-name="P1">49. Tuž wotmołwi Jan a dźeše: Mištrje, my widźichmy jeneho, kotryž čertow won honješe w twojim mjenje; a my jemu njewotpušćichmy, teho dla, zo njechodźi za tobu z nami. Mark. 9, 38. 4 Mójz. 11, 27. </text:p>
      <text:p text:style-name="P1">50. A Jezus dźeše k njemu: Njewobarajće jemu; přetož štóž přećiwo nam njeje, tón je za nas. St. 11, 23. Mat. 12, 30. Tekst na njedźelu Reminizcere. III. </text:p>
      <text:p text:style-name="P1">51. Sta so pak, jako čas běše dopjelnjeny, zo wón dyrbješe wot tudy preč wzaty być, wobroći wón </text:p>
      <text:p text:style-name="P2"><text:s/></text:p>
      <text:p text:style-name="P1">----------------------------------- https://digital.slub-dresden.de/data/kitodo/BibltojeZ_478590679/BibltojeZ_478590679_tif/jpegs/00001408.tif.large.jpg ----------------------------------------------------------- </text:p>
      <text:p text:style-name="P1"><text:s/>102 Nječasna surowozć. Sćenje (9.10.zt.) Ssydomdźesać wučomnikow swoje wobličo runje, zo by do Jerusalema šoł. </text:p>
      <text:p text:style-name="P1">52. A wón pósła prjedy sebje pósłow, a ći dźěchu a přińdźechu do jeneho Samaritzkeho městka, zo bychu jemu hozpodu pšihotowali. Jan. 4, 4. </text:p>
      <text:p text:style-name="P1">53. Ale ći jeho njewzachu horje, dokelž wón swoje wobličo běše wobroćił k hiću do Jerusalema. </text:p>
      <text:p text:style-name="P1">54. Jako pak to jeho wučomnikaj, Jakub a Jan, widźeštaj, dźeštaj wonaj: Knježe, chceš⸗li, dha chzemój mój rjeknuć, zo by woheń z njebjes panuł a zpalił jich, jako tež Elias činješe? 2 Kral. 1, 10. 12. </text:p>
      <text:p text:style-name="P1">55. Ale Jezus so wobroći, pohrozy jimaj a dźeše: Njewěztaj, kajkeho ducha dźězći wój staj? </text:p>
      <text:p text:style-name="P1">56. Přetož člozki syn njeje přišoł, zo by čłowjekow duše zkazył, ale zo by je zdźeržał.) Tekst na 3. njedźelu po swj. Trojicy. IV. [A woni dźěchu do druheho městka. Jan. 3, 17. St. 12, 47. </text:p>
      <text:p text:style-name="P1">57. Sta so pak, zo ducy na puću jedyn k njemu dźeše: Ja za tobu póńdu, hdźež ty póńdźeš, Knježe. Mat. 8, 19. </text:p>
      <text:p text:style-name="P1">58. A Jezus dźeše k njemu: Liški maju jamy, a ptaki pod njebjesami maju hnězda; ale čłowjeka syn nima, hdźež by hłowu pokhilił. </text:p>
      <text:p text:style-name="P1">59. Tež pak k druhemu dźeše wón: Pój za mnu. Tón pak dźeše: Knježe, wotpušć mi, zo bych prjedy šoł mojeho nana pohrjebać. Mat. 8, 21. </text:p>
      <text:p text:style-name="P1">60. Ale Jezus dźeše k njemu: Njech morwi swojich morwych hrjebaju; ale ty dźi a pšipowjedaj to kralestwo Bože. Mat. 8, 22. </text:p>
      <text:p text:style-name="P1">61. Tež pak druhi dźeše: Knježe, ja chcu za tobu hić; wotpušć mi pak prjedy, zo so wužohnuju z tymi, kiž w mojim domje su. 1 Kral. 19, 20. „ 62. Jezus pak dźeše k njemu: Zadyn, kotryž swojej rucy k płuhej pšiłoži a wohlada so nazady, njeje derje pšihotowany k kraleztwu Božemu.] pšisł 26, 11. 2 Pětr. 2,20. </text:p>
      <text:p text:style-name="P1">10. staw. Wo 70 wučomnikach, běženju evangelija, puću k žiwjenju a Marćinej prózy. </text:p>
      <text:p text:style-name="P1">1. Potom wuzwoli tón Knjez tež druhich sydom dźesać a pósła jich po dwěmaj prjedy so do wšitkich městow a wsow, hdźež wón mysleše přińć; </text:p>
      <text:p text:style-name="P1">2. A dźeše k nim: žně su wulke, ale dźěłaćerjow je mało; prošće teho Knjeza tych žnjow, zo by wón dźěłaćerjow pósłał do swojich žnjow. Jan. 4, 35. Mat. 9, 37. 38. </text:p>
      <text:p text:style-name="P1">3. Dźiće; hlaj, ja pózćelu was jako jehnjata srjedźa bjez wjelki. Mat. 10, 16. </text:p>
      <text:p text:style-name="P1">4. Njenošće ani móšnje ani ranzy ani črije; a njepoztrorbóće nikoho na drozy. Mat. 10, 9. Mark. 6, 8. </text:p>
      <text:p text:style-name="P1">5. A do kajkehož doma wy zańdźeće, dha rjekńće najprjedy: Měr temu domej! </text:p>
      <text:p text:style-name="P1">6. A budźe-li tam dźěćo měra, dha budźe waš měr na nim wotpočować; jeli zo pak nic, dha budźe so waš měr zaso k wam wobroćić. </text:p>
      <text:p text:style-name="P1">7. W tym samym domje pak wostańće; jězće a pijće, štož woni maju. Přetož dźěłaćeŕ je swojeje mzdy hódny. Njekhodźće z doma do doma. 5 Mójz. 24, 14. Mat. 10, 10. 1 Kor. 9, 14. 1 Tim. 5, 18. </text:p>
      <text:p text:style-name="P1">8. A do kajkehož města wy pšińdźeće, a woni was horje wozmu, dha jězće, štož wam budźe prjódknošene; Mat. 10, 11. </text:p>
      <text:p text:style-name="P1">9. A zahojće chorych, kotřiž tam su, a powěsće jim: Kralestwo Bože je blisko k wam pšišło. </text:p>
      <text:p text:style-name="P1">10. Do kajkehož města wy pak pšińdźeće, a woni was horje njewozmu, dźiće won na jeho hasy a rjekńće: </text:p>
      <text:p text:style-name="P1">11. Tež tón proch, kiž so nas je pšijał wot wašeho města, wotbijemy my na was; ale wšak to wjedźić dyrbiće, zo to kralestwo Bože je blisko k wam pšišło. mat. 10, 14. </text:p>
      <text:p text:style-name="P2"><text:s/></text:p>
      <text:p text:style-name="P1">----------------------------------- https://digital.slub-dresden.de/data/kitodo/BibltojeZ_478590679/BibltojeZ_478590679_tif/jpegs/00001409.tif.large.jpg ----------------------------------------------------------- </text:p>
      <text:p text:style-name="P1"><text:s/>pósł a zasopšińdźenje. (St. 10.) swj. Lukaša. Ssmilny 103 </text:p>
      <text:p text:style-name="P1">12. Ja praju pak wam, zo Sodomej lóže budźe na tamnym dnju dyžli tajkemu městu. </text:p>
      <text:p text:style-name="P1">13. Běda tebi, Chorazin! Běda tebi, Bethzaida! Přetož hdy bychu tajke skutki w Tirusu a Sidonje so | ztałe, kajkež pola was so su ztałe, woni bychu dawno w měše a w popjele sedźili a pokutu činili. Mat. 11, 21. </text:p>
      <text:p text:style-name="P1">14. Dha wšak Tirej a Sidonej lóže budźe na sudźe, dyžli wam. </text:p>
      <text:p text:style-name="P1">15. A ty Kapernaum, kiž sy hač do tych njebjes pozběhnjene, ty budźeš hač do hele dele ztorčene. </text:p>
      <text:p text:style-name="P1">16. Štóž was posłucha, tón posłucha mje; a štóž was zazpi, tón zazpi mje; štóž pak mje zazpi, tón teho zazpi, kotryž mje pósłał je. Mat. 10, 40. Jan. 13, 20. </text:p>
      <text:p text:style-name="P1">17. Ći sydomdźesaćo pak přińdźechu zaso z wjesełozću a dźachu: Knježe, tež čerći su nam w twojim mjenje poddaći. </text:p>
      <text:p text:style-name="P1">18. Wón pak dźeše k nim: Ja sym widźił zatana jako błyzk padazeho z njebja. Sjew. 12, 8. 9. </text:p>
      <text:p text:style-name="P1">19. Hlajće, ja sym wam móc dał, zo byšće teptali na hady a na škorpiony a na wšitku móc teho njepšećela; a ničo was njebudźe wobškodźić. Pj. 91, 13. </text:p>
      <text:p text:style-name="P1">20. Dha wšak na tym so njezwjeselće, zo wam duchojo su poddaći; wjeselće so pak, zo waše mjena w njebjesach su pisane. Phil. 4, 3. </text:p>
      <text:p text:style-name="P1">21. W tej samej štundźe zwjeseli so Jezus w duchu a dźeše: Ja khwalu će, Wótče a Knježe njebjes a zemje, zo ty to rozomnym a mudrym sy potajił a sy to same zjewił tym móličkim. Haj, Wótče, tak je so lubiło před tobu. Mat. 11, 25. 1 Kor. 1, 27. </text:p>
      <text:p text:style-name="P1">22. Wšitko je mi podate wot mojeho Wótca. A nichtó njewě, štó tón Syn je, chiba jeno tón Wótc; a štó tón Wótc je, chiba jeno tón Syn, a komuž tón Syn by chcył zjewić. Pz. 8, 7. Mat. 11, 27. St. 28, 18. Jan. 1, 18. St. 6, 46. Sćenje na 13. njedźelu po swj. Trojicy. </text:p>
      <text:p text:style-name="P1">23. [A wón wobroći so k swojim wučomnikam a dźeše wosebnje: Sbóžne su te woči, kiž widźa, štož wy widźiće. Mat. 13, 16. 1 Kral. 10, 8. </text:p>
      <text:p text:style-name="P1">24. Přetož ja praju wam, zo wjele profetow a kralow su chzyli widźić, štož wy widźiće, a njejsu jo widźili; a słyšeć, štož wy słyšiće, a njejsu jo słyšeli. 1 Pětr. 1, 10. </text:p>
      <text:p text:style-name="P1">25. A hlaj, tuž stanu někajki pismawučeny, zpytowaše jeho a dźeše: Mištrje, što mam ja činić, zo bych wěčne žiwjenje herbował? Mat. 22, 35. Mark. 12, 28. </text:p>
      <text:p text:style-name="P1">26. Wón pak dźeše k njemu: Kak steji pisane w zakonju? kak lazuješ? </text:p>
      <text:p text:style-name="P1">27. Wón wotmołwi a dźeše: Ty dyrbiš Boha, swojeho Knjeza, lubować z cyłej swojej wutrobu, z cyłej swojej dušu, z cyłej swojej mozu a ze wšej swojej myslu; a swojeho bližšeho jako sam so. 5 Mójz. 6, 5. 3 Mójz. 19, 18. Mark. 12, 30. 31. </text:p>
      <text:p text:style-name="P1">28. Wón pak dźeše k njemu: Ty sy prawje wotmolwił; čiń to, dha budźeš žiwy. 3 Mójz. 18, 5. </text:p>
      <text:p text:style-name="P1">29. Wón pak chcyše so sam prawy činić a dźeše k Jezusej: Schtóha dha je mój bližši? 2 Mójz. 2, 18. </text:p>
      <text:p text:style-name="P1">30. Jezus pak wotmołwi a dźeše: Jedyn čłowjek dźěše wot Jerusalema dele k Jerichu a padźe bjez rubježnikow; ći wuslekachu a zranichu jeho, dźěchu swój puć a woztajichu jeho napoł morweho ležo. </text:p>
      <text:p text:style-name="P1">31. Sta so pak njenadźujzy, zo jedyn měšnik po tej samej drozy dźěše; a jako wón jeho pytnu, winu so na bok a pominu so jeho. </text:p>
      <text:p text:style-name="P1">32. Teho runja tež Levita, jako wón tam přińdźe a jeho wuhlada, dźěše wón nimo na bok. </text:p>
      <text:p text:style-name="P1">33. Jedyn Samaritzki pak ćeh</text:p>
      <text:p text:style-name="P2"><text:s/></text:p>
      <text:p text:style-name="P1">----------------------------------- https://digital.slub-dresden.de/data/kitodo/BibltojeZ_478590679/BibltojeZ_478590679_tif/jpegs/00001410.tif.large.jpg ----------------------------------------------------------- </text:p>
      <text:p text:style-name="P1"><text:s/>104 Samaritzki. Marja a Martha. Sčenje (10. 11. zt.) Wo modlenju. nješe po drozy, přińdźe k njemu; a jako wón jeho wuhlada, bě jemu jeho žel, Ez. 16, 6. </text:p>
      <text:p text:style-name="P1">34. A přistupiwši k njemu wobali jeho rany a linu do nich wolij a wino; a zběhnuwši jeho na swoje zkoćo wjedźeše jeho do hozpody a pytaše jeho. </text:p>
      <text:p text:style-name="P1">35. Nazajtra pak da wón so na puć a wućeže dwaj krošej a da jeju hozpodarjej a dźeše k njemu: Pytaj jeho; a budźeš⸗li što wjazy na njeho wažić, chcu ja ći zapłaćić, hdyž zaso přińdu. </text:p>
      <text:p text:style-name="P1">36. Kotry dha bjez tymi tzjomi zda so tebi, zo je bližši był temu, kiž bjez rubježnikow panuł běše? </text:p>
      <text:p text:style-name="P1">37. Wón pak dźeše: Tón, kiž smilnosć na nim wopokazał je. Tuž dźeše Jezus k njemu: Dźi a čiń tež teje runozće.) Sćenje na 21. njedźelu po swjatej Trojicy. </text:p>
      <text:p text:style-name="P1">38. [Sta so pak, jako woni na puću běchu, zo wón do jeneho městka zańdźe. A jena žónska, z mjenom Martha, wza jeho horje do swojeho doma. Jan. 11, 1. St. 12,2. 3. </text:p>
      <text:p text:style-name="P1">39. A ta měješe sotru, tej rěkachu Marja, kotraž sedźo k Jezusowymaj nohomaj na jeho ryč posłuchaše. </text:p>
      <text:p text:style-name="P1">40. Martha pak tam a sem běhajo so jara prózowaše, zo by jemu słužiła. A přistupiwši k njemu dźeše: Knježe, njerodźiš ty ničo, zo moja sotra wostajiwši mje da mi samej słužić? Rjekń jej teho dla, zo by mi tež pomhała. </text:p>
      <text:p text:style-name="P1">41. Jezus pak wotmołwi a dźeše k njej: Martha, Martha, ty so jara ztaraš a so wulcy prózuješ; </text:p>
      <text:p text:style-name="P1">42. Ale jene je nuzne. Marja pak je sebi dobry dźěl wuzwoliła, kotryž wot njeje wzaty njebudźe.) Pz. 27, 4. Mat. 6, 33. </text:p>
      <text:p text:style-name="P1">11. staw. Knjezowa modlitwa, móc modlenja, wuhnaće čerta, žadanje zejchow, wo hóztnym a khoztazym prědowanju Chrystusowym. </text:p>
      <text:p text:style-name="P1">1. A sta so, zo wón běše na jenym měsće a so modleše. A jako wón běše pšeztał, dźeše jedyn wot jeho wučomnikow k njemu: Knježe, nawuč nas k Bohu so modlić, jako tež Jan swojich wučomnikow je wučił. </text:p>
      <text:p text:style-name="P1">2. Wón pak dźeše k nim: Hdyž wy so k Bohu modliće, dha rjekńće: Naš Wótče, kiž sy w njebjesach, swjećene budź twoje mjeno. Twoje kralestwo pšińdź. Twoja wola so ztań, kaž w njebjesach, tak tež na zemi. Mat. 6, 9. </text:p>
      <text:p text:style-name="P1">3. Daj nam naš wšědny chlěb přeco. </text:p>
      <text:p text:style-name="P1">4. A wodaj nam naše hrěchi; přetož tež my wodawamy wšitkim, kiž nam winowaći su. A njewjedź nas do spytowanja, ale wumož nas wot teho złeho. </text:p>
      <text:p text:style-name="P1">5. Tež dźeše wón k nim: Štó je bjez wami, kiž ma pšećela a šoł k njemu wo połnozy a rjeknuł k njemu: Luby pšećelo, požč mi třoch pokrotow chlěba; </text:p>
      <text:p text:style-name="P1">6. Přetož mój pšećel je ke mni z drohi přišoł, a ja nimam ničo, zo bych jemu prjódk połožił; </text:p>
      <text:p text:style-name="P1">7. A wón nutskach wotmolwił a prajił: Njebudź mi wobćežny; durje su hižom zanknjene a moje dźěćatka su zo mnu w komorje; ja njemóžu stanuć, zo bych tebi dał. </text:p>
      <text:p text:style-name="P1">8. Ja praju wam, hdy by wón runje njeztanuł a jemu njedał, dokelž jeho pšećel je, dha wšak jeho njehanibiteho prošenja dla budźe wón stanuć a jemu dać, kaž wjele wón potrjeba. St. 18, 5. </text:p>
      <text:p text:style-name="P1">9. A ja wam tež praju: Prošće, a budźe wam date; pytajće, a budźeće namakać; kłapajće, a wam budźe wotewrjene. Mat. 7, 7. Mark. 11, 24. Jan. 16, 23. 24. </text:p>
      <text:p text:style-name="P1">10. Přetož kóždy, kiž prosy, bjerje; a štóž pyta, tón namaka; a štóž kłapa, temu budźe wotewrjene. </text:p>
      <text:p text:style-name="P2"><text:s/></text:p>
      <text:p text:style-name="P1">----------------------------------- https://digital.slub-dresden.de/data/kitodo/BibltojeZ_478590679/BibltojeZ_478590679_tif/jpegs/00001411.tif.large.jpg ----------------------------------------------------------- </text:p>
      <text:p text:style-name="P1"><text:s/>Jezus wuhna čerta. (St. 11.) swj. Lukaša. Snamjo Jonasa. 105 </text:p>
      <text:p text:style-name="P1">11. Hdźe pak prosy bjez wami syn nana pře chlěb, kotryž by jemu kamjeń za njón podał? A hdyž wón pře rybu prosy, a wón jemu za rybu hada podał? </text:p>
      <text:p text:style-name="P1">12. Abo tež hdyž wón pře jejo prosy, zo by wón jemu škorpiona za to dał? </text:p>
      <text:p text:style-name="P1">13. Hdyž teho dla wuy, kiž złi sće, móžeće wašim dźěćom dobre dary dawać, wjele wjazy budźe waš njebjezki Wótc teho swjateho Ducha dać tym, kotřiž jeho proša. </text:p>
      <text:p text:style-name="P1">14. A wón wuhna čerta, a tón bě němy. Wono so pak sta, jako čert bě wušoł, rěčeše tón němy. A ludźo so dźiwachu. Mat. 12, 22. </text:p>
      <text:p text:style-name="P1">15. Někotzi pak bjez nimi dźachu: Wón honi čertow won přez Beelzebuba, tych čertow wyšeho. Mat. 12, 24. </text:p>
      <text:p text:style-name="P1">16. Druzy pak zpytowachu jeho a žadachu zejch wot njeho z njebjes. Mat. 9, 34. St. 12, 38. 39. Mark. 3, 22. </text:p>
      <text:p text:style-name="P1">17. Wón pak zrozumi jich mysle a dźeše k nim: Kóžde kralestwo, kotrež samo ze sobu přez jene njeje, budźe wupuzćene, a jena chěža pada na druhu. </text:p>
      <text:p text:style-name="P1">18. Njeje⸗li pak tež zatan sam ze sobu přez jene, kak chce jeho kralestwo wobstać? Dokelž wy prajiće, zo ja čertow přez Beelzebuba won honju. </text:p>
      <text:p text:style-name="P1">19. Hdyž ja pak přez Beelzebuba čertow won honju, přez koho dha honja jich waše dźěći won? Teho dla budźa wone waši sudnizy. </text:p>
      <text:p text:style-name="P1">20. Jeli zo ja pak přez Boži porzt čertow won honju, dha přińdźe ždyn Bože kralestwo k wam. 2 Mójz. 8, 19. </text:p>
      <text:p text:style-name="P1">21. Hdyž sylny wobrónjeny swój hród wobarnuje, dha woztanje jeho zamóženje z měrom. </text:p>
      <text:p text:style-name="P1">22. Ale hdyž sylniši na njeho přińdźe a jeho pšewinje, dha wozmje jemu zyłu bróń, na kotruž wón so zpušćeše, a rosdźěli jeho rubjeńztwo. Kol. 2, 15. </text:p>
      <text:p text:style-name="P1">23. Štóž zo mnu njeje, tón je přećiwo mi; a štóž zo mnu njehromadźi, tón rjossypje. Mat. 12, 30. </text:p>
      <text:p text:style-name="P1">24. Hdyž nječisty duch z čłowjeka wuńdźe, pšekhodźi wón suche města a pyta wotpočinka; a hdyž njenamaka, rjeknje wón: Ja chcu so zaso wróćić do swojeho doma, z kotrehož wušoł sym. Mat. 12, 43. </text:p>
      <text:p text:style-name="P1">25. A hdyž přińdźe, namaka wón tón dom z khošćišćemi mjećeny a wuhotowany. </text:p>
      <text:p text:style-name="P1">26. Tehdy dźe wón a wozmje sydom druhich duchow k sebi, kotřiž hórši su dyžli wón sam; a hdyž tam zańdu, bydla woni tam, a budźe na posledku z tym samym člowjekom hórje, dyžli z prědka bě. Jan. 5, 14. </text:p>
      <text:p text:style-name="P1">27. Poda so pak, jako wón to rěčeše, dha pozběže jena žónska bjez ludom swój hłós a dźeše k njemu: Sbóžny je tón žiwot, kiž će nosył je, a te nadra, kotrež ty zyzał sy. Luk. 1, 28. 30. 48. </text:p>
      <text:p text:style-name="P1">28. Wón pak dźeše: Haj, zbóžni su ći, kiž Bože słowo słyša a to same wobarnuja. Mat. 7, 21. </text:p>
      <text:p text:style-name="P1">29. Tón lud so pak pšićišća. Tuž poča wón a dźeše: Tuta šlachta je zła, wona požada zejch; a ji njebudźe žadyn zejch daty, chiba zejch teho prophety Jonasa. Mat. 16, 4. </text:p>
      <text:p text:style-name="P1">30. Přetož jako Jonas běše zejch tym Ninivitizkim, tak tež budźe člorózki syn tutej šlachće. Jon. 2, 12. </text:p>
      <text:p text:style-name="P1">31. Ta kralowa wot połdnja budźe poztanuć před sudom z tymi ludźimi tuteje šlachty a budźe jich zatamać; přetož wona přińdźe wot kónzow teje zemje, zo by słyšała tu mudrozć Salomonowu. A hlaj, tudy je wjazy dyžli Salomo. 1 Kral. 10, 1. 2 Kron. 9, 1. Mat. 12, 42. </text:p>
      <text:p text:style-name="P1">32. Ludźo z Niniva budźa poztupić před sudom z tej šlachtu a budźa ju zatamać; přetož woni činjachu pokutu na Jonasowe prě</text:p>
      <text:p text:style-name="P2"><text:s/></text:p>
      <text:p text:style-name="P1">----------------------------------- https://digital.slub-dresden.de/data/kitodo/BibltojeZ_478590679/BibltojeZ_478590679_tif/jpegs/00001412.tif.large.jpg ----------------------------------------------------------- </text:p>
      <text:p text:style-name="P1"><text:s/>106 Běda Pharizejzkim Sćenje (11. zt.) a pismawučenym. dowanje. A hlaj, tudy je wjazy dyžli Jonas. Jon. 3, 5. Mat. 12, 41. </text:p>
      <text:p text:style-name="P1">33. Nichtó pak swězu njezaswěći a ztaji ju do potajneho města, tež nic pod kórz, ale na swěčnik, tak zo kotřiž nutř khodźa, to swětło widźa. St. 8, 16. Mat. 5, 15. Mark. 4, 21. </text:p>
      <text:p text:style-name="P1">34. Twojeho ćěła swěza je twoje woko. Budźe-li teho dla twoje woko čizte, dha budźe twoje cyłe ćěło jasne. Budźe-li pak twoje woko złe, dha tež twoje ćěło ćěmne budźe. </text:p>
      <text:p text:style-name="P1">35. Hladaj teho dla, zo by to swětło, kotrež je w tebi, ćěmnozć njebyło. </text:p>
      <text:p text:style-name="P1">36. Hdyž teho dla twoje ćěło cyłe jasne budźe, tak zo žaneho kusa wot ćěmneho nima, dha budźe wone wšitko tak jasne, zo će jako swěza z jasnozću rosswětlić budźe. </text:p>
      <text:p text:style-name="P1">37. Jako wón pak w tej rěči běše, prošeše jeho jedyn Pharizejzki, zo by z nim wobjedował. A wón dźěše nutř a synu so za blido. </text:p>
      <text:p text:style-name="P1">38. Jako pak tón Pharizejzki to widźeše, podźiwa wón so, zo so do wobjeda zmył njeběše. Mat. 15, 2. </text:p>
      <text:p text:style-name="P1">39. Tón Knjez pak dźeše k njemu: Wy Farizejscy čizćiće zwonka khany a šklě; ale to, štož nutskach we was je, je połne rubježniztwa a złózće. St. 18, 11. 12. Mat. 15, 3. St. 23, 25. </text:p>
      <text:p text:style-name="P1">40. Wy błazni, měniće wy, zo znutskach je čizte, štož je čizte zwonkach? </text:p>
      <text:p text:style-name="P1">41. Ale wšak z teho, štož nutskach je, dajće jałmožinu, a hlaj, dha budźe wam wšitko čizte. </text:p>
      <text:p text:style-name="P1">42. Ale běda wam Pharizejzkim, kiž wy dźesatk dawaće wot mjatlički a ruty a wot wšelkeho zela, nimo pak khodźiće před prawdozću a před lubozću Božej. To by trjeba było, zo byšće jo činili a tamne tež njewoztajili. Mat. 23, 28. </text:p>
      <text:p text:style-name="P1">43. Běda wam Pharizejzkim, zo wy radźi w šulach na wyšich městach sydaće a słyšiće radźi, hdyž was ludźo na torhošćach poztrowja. Mat. 23, 6. Mark. 12, 39. Luk. 20, 46. </text:p>
      <text:p text:style-name="P1">44. Běda wam, wy pismawučeni a Farizejscy, wy ludakojo, wy sće jako te zakryte rowy, po kotrychż ludźo khodźa a wo nich njewjebźa. Mat. 23, 27. </text:p>
      <text:p text:style-name="P1">45. Tuž wotmołwi jedyn wot tych zakonikow a dźeše k njemu: Mištrje, z tymi słowami haniš ty tež nas. </text:p>
      <text:p text:style-name="P1">46. Wón pak dźeše: A běda tež wam zakonikam; přetož wy wobćežujeće čłowjekow z njenošnymi brěmjenjemi a sami so tych brěmjenjow tež nic z jenym porztom njedótkaće. Jezj. 10, 1. Mat. 23, 4. Jap. zk. 15, 10: </text:p>
      <text:p text:style-name="P1">47. Běda wam, přetož wy twariće rowy tych profetow; waši wótzojo su jich pak morili. Mat. 23, 29. </text:p>
      <text:p text:style-name="P1">48. Sawězće, tak wy wobswědčiće, zo pšizwoliće k wašich wótcow jich zkutkam; přetož woni su jich skóncowali, wy pak twariće jich rowy. </text:p>
      <text:p text:style-name="P1">49. Teho dla praji ta mudrozć Boža: Ja chcu profetow a japoštołow k nim pósłać, a wot tych samych budźa woni někotrych morić a někotrych pšezćěhać; Mat. 10, 16. </text:p>
      <text:p text:style-name="P1">50. Tak zo by požadana była wot tuteje šlachty krej wšitkich tych profetow, kiž je roslata wot załoženja teho swěta, </text:p>
      <text:p text:style-name="P1">51. Wot Abeloweje krwě hač do krwě Zachariasoweje, kotryž kónc wza bjez wołtarjom a templom. Sawězće, ja praju wam: To budźe wot teje šlachty požadane. 1 Mójz. 4, 8. 2 Kron. 24, 20. 21. Mat. 23, 35. </text:p>
      <text:p text:style-name="P1">52. Běda wam zakonikam; přetož wy sće kluč teho póznaća preč wzali. Wy nutř njepšińdźeće a wobaraće tym, kiž nutř chzedźa. </text:p>
      <text:p text:style-name="P1">53. Jako wón pak to k nim rěčeše, počachu ći pismawučeni </text:p>
      <text:p text:style-name="P2"><text:s/></text:p>
      <text:p text:style-name="P1">----------------------------------- https://digital.slub-dresden.de/data/kitodo/BibltojeZ_478590679/BibltojeZ_478590679_tif/jpegs/00001413.tif.large.jpg ----------------------------------------------------------- </text:p>
      <text:p text:style-name="P1"><text:s/>Starozće (St. 11. 12.) swj. Lukaša. žiwnozće. 107 a Farizejscy so surowje na njeho dać a jemu ze wšelkim woprašowanjom hubje zatykać; </text:p>
      <text:p text:style-name="P1">54. Łakawši na njeho a pytawši, hdy bychu něšto wuhnać móhli z jeho rta, zo bychu jeho wobzkoržili. Kn. mudr. 2, 12. </text:p>
      <text:p text:style-name="P1">12. staw. Wo wěry wosebnozćach a zadźěwkach. </text:p>
      <text:p text:style-name="P1">1. Na to pak, jako so tón lud zhromadźi a jich na někotry tawzynt běše, tak zo jedyn na druheho teptaše; tuž poča wón powjedać swojim wučomnikam a dźeše: Najprjódzy hladajće so Pharizejzkeho kwasa, kotryž je to hejchleŕztwo. Mat. 16, 6. Mark. 8, 15. </text:p>
      <text:p text:style-name="P1">2. Přetož ničo njeje potajene, zo by njebyło zjewjene, ani zkradne, zo by njepšišło k wjedźenju. Mark. 4, 22. </text:p>
      <text:p text:style-name="P1">3. Teho dla, štož wy w ćmje prajiće, to budźe na swětłym słyšane; a štož wy w komorach šeptaće do wucha, to budźe na tzěchach pšipowjedane. mMat. 10, 26. Tekst na nowe lěto. IlI. </text:p>
      <text:p text:style-name="P1">4. [Ja praju pak wam, mojim pšećelam: Njeztrachujće so tych, kiž ćěło zabija a potom ničo wjazy činić njemóža. Mat. 10, 28. </text:p>
      <text:p text:style-name="P1">5. Ja chcu pak wam zjewić, koho so bojeć maće: Bójće so teho, kotryž, hdyž wón je morił, tež móc ma, ćisnuć do teje hele. Haj, ja praju wam, teho so bójće. </text:p>
      <text:p text:style-name="P1">6. Njepšedawaju pjeć wroblow za dwaj małaj pjenježkaj? Dha wšak před Bohom wot tych samych tež nic jedyn njeje zapomnjeny. </text:p>
      <text:p text:style-name="P1">7. Tež su te włosy na wašich hłowach wšitke rachnowane. Teho dla njebójće so; wy sće lěpši, dyžli wjele wroblow. 2 Sam. 14, 11. </text:p>
      <text:p text:style-name="P1">8. Ja pak wam praju: Štóž mje póznaje před člowjekami, teho budźe tež člorózki syn póznać před Božimi jandźelemi. Mat. 10, 82. </text:p>
      <text:p text:style-name="P1">9. Štóž mje pak zaprě před člowjekami, tón budźe zaprěty před Božimi jandźelemi.) </text:p>
      <text:p text:style-name="P1">10. A štóž rěči słowo přećiwo člorzkemu synej, temu dyrbi wodate być; štóž pak hani swjateho Ducha, temu njebudźe wodate. Mat. 12, 31. Mark. 3, 28. 29. </text:p>
      <text:p text:style-name="P1">11. Hdyž woni was pak budźa wodźić do swojich šulow a před tu wyšnozć a před tych móznych; dha njeztarajće so, kak abo što wy wotmolwić, abo što wy prajić maće. Mat. 10, 19. </text:p>
      <text:p text:style-name="P1">12. Přetož swjaty Duch budźe was w tej samej štundźe nawučić, što wy prajić maće. </text:p>
      <text:p text:style-name="P1">13. Jedyn pak z teho luda dźeše k njemu: Mištrje, rjekń mojemu bratrej, zo by wón zo mnu to herbztwo rosdźělił. </text:p>
      <text:p text:style-name="P1">14. Wón pak dźeše k njemu: Cžlowječe, štó je mje za sudnika poztajił abo za dźělnika nad wamaj? </text:p>
      <text:p text:style-name="P1">15. A dźeše k nimaj: Hladajće a warnujće so před lakomztwom; přetož nichtó njeje žiwy wot teho, zo ma wjele kubłow. 1 Tim. 6, 10. Mat. 4, 4. </text:p>
      <text:p text:style-name="P1">16. A wón praješe jim přirunanje a dźeše: Bohaty muž běše, teho polo běše derje pšinjesło. </text:p>
      <text:p text:style-name="P1">17. Teho dla wón při sebi sam mysleše a dźeše: Što mam ja činić? Ja nimam rum, hdźež bych swoje płody zhromadźił. </text:p>
      <text:p text:style-name="P1">18. A dźeše: To chcu ja činić: Ja chcu swoju bróžeń wotłamać a wjetšu natwarić, a chcu do njeje zhromadźić wšitko, štož mi je naroztło, a swoje kubła; </text:p>
      <text:p text:style-name="P1">19. A chcu rjeknuć k swojej duši: Luba duša, ty maš wjele kubła nahromadźeneho na wjele lět; měj nětk wotpočink; jěs, pij a budź dobreje mysle. Sir. 11, 18. 19. </text:p>
      <text:p text:style-name="P1">20. Ale Bóh dźeše k njemu: Ty błaznje, w tej nocy budźe twoja duša wot tebje zaso žadana; a čeje budźe, štož ty sy přihotował? </text:p>
      <text:p text:style-name="P2"><text:s/></text:p>
      <text:p text:style-name="P1">----------------------------------- https://digital.slub-dresden.de/data/kitodo/BibltojeZ_478590679/BibltojeZ_478590679_tif/jpegs/00001414.tif.large.jpg ----------------------------------------------------------- </text:p>
      <text:p text:style-name="P1"><text:s/>108 Pšichod Sćenje (12. zt.) Knjeza. </text:p>
      <text:p text:style-name="P1">21. Tak je, štóž sebi šazy zhromadźuje a njeje bohaty w Bozy. </text:p>
      <text:p text:style-name="P1">22. Wón pak dźeše k swojim wučomnikam: Teho dla praju ja wam: Njeztarajće so wo waše žiwjenje, što byšće jědli; ani wo waš žiwot, z čim byšće so wodźewali. Mat. 6, 25. 31. 1 Pětr. 5, 7. </text:p>
      <text:p text:style-name="P1">23. Ziwjenje je wjazy, dyžli khošt, a žiwot wjazy, dyžli drazta. </text:p>
      <text:p text:style-name="P1">24. Kedźbujće na rapaki; wone njesyju, tež nježnu, tež nimaju pinzu ani bróžeń, a Bóh je wšak zežiwi. Kak wjele sće pak wy lěpši, dyžli ptaki! Pz. 147, 9. </text:p>
      <text:p text:style-name="P1">25. Štó pak je bjez wami, kiž so by mohł jedyn łohć dlěžši činić, hač wón so runje wo to ztara? </text:p>
      <text:p text:style-name="P1">26. Hdyž teho dla to mjeńše njezamóžeće, čoho dla staraće so wy wo to druhe? </text:p>
      <text:p text:style-name="P1">27. Kedźbujće na te lilije na polu, kak wone roztu; wone njedźěłaju, tež njepšadu. Ja praju pak wam, zo tež Salomon we wšitkej swojej krasnozći njeje tak wodźety był, jako jena tych samych. </text:p>
      <text:p text:style-name="P1">28. Hdyž pak tu trawu, kotraž dźens na polu je a jutzje do pjezy budźe ćisnjena, Bóh tak wodźewa, čim bóle budźe wón was wodźewać, wy małowěrni! </text:p>
      <text:p text:style-name="P1">29. Teho dla tež wy njepytajće teho, što byšće jědli abo što byšće pili; a njelětajće wysoko z wašimi myslemi. </text:p>
      <text:p text:style-name="P1">30. Přetož wšěch tych wěcow hladaju póhanjo na swěće; ale waš Wótc wě derje, zo wy to potrjebaće. Mat. 6, 32. </text:p>
      <text:p text:style-name="P1">31. Wjele wjazy pytajće kralestwo Bože, dha budźe wam to wšitko pšidate. </text:p>
      <text:p text:style-name="P1">32. Njebój so, ty móličke stadło; přetož wašeho Wótca spodobanje je, wam to kralestwo dać. Mat. 11, 26. </text:p>
      <text:p text:style-name="P1">33. Pšedajće, štož maće, a dajće jałmožinu. Cžińće sebi měški, kotrež so njezeztarja, šaz, kiž w njebjesach njehinje, k kotremuž žadyn paduch přińć njemóže ani mól jón njezkazy. Mat. 6, 20. 34 Přetož hdźež je waš šaz, tam budźe tež waša wutroba. </text:p>
      <text:p text:style-name="P1">35. Njech su waše bjedra wopasane a waše swězy zaswěćene; Jer. 1, 17. 1 Pětr. 1, 13. Mat. 25, 1. </text:p>
      <text:p text:style-name="P1">36. A budźće podobni tym ludźom, kotřiž na swojeho knjeza čakaju, hdyž wón z kwasa zaso dom dźe, zo bychu jemu, hdyž přińdźe a kłapa, hnydom wotewrili. </text:p>
      <text:p text:style-name="P1">37. Sbóžni su ći sami wotročzy, kotrychž tón Knjez pšišedši namaka, zo woni wachuja. Zawěrnje, ja praju wam, wón budźe so podpasać a jim kazać, so za blido synuć, a budźe pšiztupić a jim słužić. Jan. 13, 4. </text:p>
      <text:p text:style-name="P1">38. A přińdźe⸗li wón w druhej waše abo w tzećej waše a jich tak namaka; zbóžni su tajzy wotročzy. </text:p>
      <text:p text:style-name="P1">39. To pak maće wjedźić: Hdy by hozpodaŕ wjedźił, w kotrej štundźe by paduch přišoł, by wón zawěsće wachował a njedał do swojeho doma so łamać. 1 Thes. 5, 2. </text:p>
      <text:p text:style-name="P1">40. Teho dla budźće wy tež hotowi; přetož člorózki syn budźe přińć w tej štundźe, w kotrejž so wy njenadźijeće. Mat. 24, 44. </text:p>
      <text:p text:style-name="P1">41. Pětr pak dźeše k njemu: Knježe, ryčiš ty to přirunanje jeno k nam, abo tež k wšitkim? Tekst na 9. njedźelu po swj. Trojicy. IV. </text:p>
      <text:p text:style-name="P1">42. [Tón Knjez pak dźeše: Što měniš ty, je tón najaty swěrny a mudry zaztojnik, kotrehož jeho knjez je poztajił na swoju čeledź, zo by jim w prawym času jich potrjebu dał? Mat. 24, 45. </text:p>
      <text:p text:style-name="P1">43. Sbóžny je tón wotročk, hdyž jeho knjez tak jeho činjo namaka, hdyž přińdźe. </text:p>
      <text:p text:style-name="P1">44. Ja praju wam zawěrnje, wón budźe jeho na wšitko, štož wón ma, poztajić. </text:p>
      <text:p text:style-name="P2"><text:s/></text:p>
      <text:p text:style-name="P1">----------------------------------- https://digital.slub-dresden.de/data/kitodo/BibltojeZ_478590679/BibltojeZ_478590679_tif/jpegs/00001415.tif.large.jpg ----------------------------------------------------------- </text:p>
      <text:p text:style-name="P1"><text:s/>Syn přećiwo nanej. (St. 12. 13.) swj. Lukaša. Pokutne prědowanje. 1009 </text:p>
      <text:p text:style-name="P1">45. Budźe-li pak tón samy wotročk w swojej wutrobje rjeknuć: Mój knjez so dlěji přińć; a póčnje bić wotročkow a dźowki, tež jěsć a pić a so wopić: </text:p>
      <text:p text:style-name="P1">46. Dha budźe teho sameho wotročka knjez přińć tón dźeń, kotryž so njenadźije, a w tej štundźe, wo kotrejž wón njewě; a budźe jeho wotehnać a jemu jeho mzdu dać z njeswěrnymi. </text:p>
      <text:p text:style-name="P1">47. Tón samy wotročk pak, kiž swojeho knjeza wolu znaje a njeje so přihotował, njeje tež činił po jeho woli, tón budźe jara šwikany. Jak. 4, 17. </text:p>
      <text:p text:style-name="P1">48. Štóž pak njeznaje a čini, zo šwikanja hódne je, tón budźe mjenje šwikany. Komuž pak wjele date je, wot teho budźe so wjele pytać; a komuž je wjele poručene, wot teho budźe so tež wjele póžadać. </text:p>
      <text:p text:style-name="P1">49. Ja sym přišoł, zo bych woheń zapalił na zemi; a što chcył ja radšo, hač zo by so hižom horił! </text:p>
      <text:p text:style-name="P1">50. Ale ja mam so prjedy dać křćić z křćenicu; a kak tyšnje mi je, hač dokonjane budźe! Mat. 20, 22. </text:p>
      <text:p text:style-name="P1">51. Nadźijeće so, zo sym přišoł měr dać na zemi? wam: Ně, ale njejednotu. Mat. 10, 34. </text:p>
      <text:p text:style-name="P1">52. Přetož wot nětk budźa pjećo w jenym domje, kiž přez jene njejsu; tzjo budźa přećiwo dwěmaj, a dwaj přećiwo tzjom. </text:p>
      <text:p text:style-name="P1">53. Nan budźe přećiwo synej a syn přećiwo nanej; mać přećiwo dźowzy a dźowka přećiwo maćeri; pšichodna mać přećiwo pšichodnej dźowzy a pšichodna dźowka přećiwo pšichodnej maćeri. Ja praju Tekst na 27. njedźelu po swj. Trojicy. IV. </text:p>
      <text:p text:style-name="P1">54. Wón tež pak k tym ludźom dźeše: Hdyž widźiće, zo mróčel wot wječora horje dźe, dha wy hnydom prajiće: Dešć póńdźe; tež so tak stanje. Mat. 16, 2. </text:p>
      <text:p text:style-name="P1">55. A hdyž wot połdnja wětr duje, prajiće wy : Horzo budźe; a stanje so tak. </text:p>
      <text:p text:style-name="P1">56. Wy błudnizy, na zemju a na njebjesa wy so wuztejiće; kak dha, zo wy so nětk do teho časa njewuztejiće? Jan. 4, 35. </text:p>
      <text:p text:style-name="P1">57. Cžoho dla pak wy njesudźiće sami po sebi, štož prawe je?) </text:p>
      <text:p text:style-name="P1">58. Hdyž ty teho dla ze swojim pšećiwnikom před knjeza dźeš, prózuj so hnydom wo to na puću, zo by ty jeho mohł z dobrym wotbyć; zo by tebje wón snadnje njećahnuł před sudnika, a sudnik by će njepodał běrzej, a běrz ćisnuł će do jastwa. Pšisł. 25, 8. Mat. 5, 25. </text:p>
      <text:p text:style-name="P1">59. Ja praju ći, ty tam njebudźeš wuńć, hač tež najposlenju šerpatku njezapłaćiš. </text:p>
      <text:p text:style-name="P1">13. staw. Pokutne prědowanje wo wutupjenju Galilejzkich, figowym štomje, wo khorej žonje, wo evangeliu, wuzkich wrotach a wupuzćenju Jeruzalemzkim. </text:p>
      <text:p text:style-name="P1">1. Někotzi pak w tym samym času tam běchu, kotřiž jemu pšipowjedachu wot tych Galilejzkich, kotrychž krej Pilatus z jich woporami běše změšał. </text:p>
      <text:p text:style-name="P1">2. A Jezus wotmołwi a dźeše k nim: Sda so wam, zo ći sami Galilejzzy su wjetši hrěšnizy byli, dyžli wšitcy druzy Galilejzzy, dokelž woni to su ćeŕpili? </text:p>
      <text:p text:style-name="P1">3. Ja praju: Ně; ale, njebudźeće⸗sli so wy polěpšeć, budźeće wy runje tak wšitcy kónc wzać. </text:p>
      <text:p text:style-name="P1">4. Abo zda so wam, zo ći wósomnaćo, na kotrychž tón tórm w Silohi padźe a zarazy jich, su sami wina přede wšitkimi člowjekami byli, kiž we Jeruzalemje pšebywaju? </text:p>
      <text:p text:style-name="P1">5. Ja praju: Ně; ale njebudźeće⸗li wy so polěpšeć, budźeće wy runje tak wšitcy kónc wzać. Sćenje na 20. njedźelu po swj. Trojicy. </text:p>
      <text:p text:style-name="P1">6. Wón powjedaše jim pak to přirunanje: Jedyn čłowjek měje</text:p>
      <text:p text:style-name="P2"><text:s/></text:p>
      <text:p text:style-name="P1">----------------------------------- https://digital.slub-dresden.de/data/kitodo/BibltojeZ_478590679/BibltojeZ_478590679_tif/jpegs/00001416.tif.large.jpg ----------------------------------------------------------- </text:p>
      <text:p text:style-name="P1"><text:s/>110 Njepłódny figowc. Sćenje (13. zt.) Zonopowe zorno. še figowy štom, kiž běše šćěpjeny w jeho winicy; a wón přińdźe a pytaše płody na nim a njenamaka ničo. </text:p>
      <text:p text:style-name="P1">7. Tuž dźeše wón k winizarjej: Hlaj, ja sym tři lěta přišoł a płody pytał na tym figowzu a ničo njenamakał; porubaj jón; što wón zemju zadźěwa? </text:p>
      <text:p text:style-name="P1">8. Wón pak wotmołwi a dźeše k njemu: Knježe, woztaj jón hišće to lěto, hač jón wobkopam a pohnoju, </text:p>
      <text:p text:style-name="P1">9. Hdy by wón chcył płody přinjesć; jeli zo njepřinjese, dha potom jón porubaj.) </text:p>
      <text:p text:style-name="P1">10. Wón wučeše pak w jenej šuli na sabat. </text:p>
      <text:p text:style-name="P1">11. A hlaj, tam běše žónska, kotraž měješe ducha teje chorosće wósomnaće lět, a wona běše pokhilena, tak zo njemóžeše nikak prawje horje pohladać. </text:p>
      <text:p text:style-name="P1">12. Jako ju pak Jezus wuhlada, zawoła wón ju k sebi a dźeše k njej: Zónzka, budź zpušćena wot swojeje chorosće. </text:p>
      <text:p text:style-name="P1">13. A połoži rucy na nju; a hnydom bě wona prozta a chwaleše Boha. Mark. 7, 32. </text:p>
      <text:p text:style-name="P1">14. Tuž wotmołwi tón šulzki wyši, kiž so hněwaše, zo Jezus na sabat běše hojił, a dźeše k ludu: Schězć dnjow je, přez kotrež my móžemy dźěłać; na tych samych pšińdźće a dajće so zahojić, a nic na sabatnym dnju. </text:p>
      <text:p text:style-name="P1">15. Tón Knjez pak wotmołwi jemu a dźeše: Ty ludako, njewotwježe kóždy bjez wami swojeho woła abo wósła wot žłoba na sabaće a wjedźe jeho k napowanju? 2 Mójz. 23, 5. </text:p>
      <text:p text:style-name="P1">16. Njedyrbjała pak tuta, kiž wšak Abrahamowa dźowka je, kotruž zatanas, hlaj, wósomnaće lět je zwjazał, so wotwjazać wot teho zwjazka na sabatnym dnju? </text:p>
      <text:p text:style-name="P1">17. A jako wón to praješe, dyrbjachu so wšitcy hanibować, kiž přećiwo njemu byli běchu; a wšitkón lud zwjeseleše so na wšěch tych krasnych zkutkach, kotrež so wot njeho ztachu. Tekst na druhi swjedźeń swjatkow. IV. </text:p>
      <text:p text:style-name="P1">18. Wón dźeše pak: Komu je to kralestwo Bože podobne? a komu ja jo dyrbju přirunać? </text:p>
      <text:p text:style-name="P1">19. Zonopowemu zornu je wone podobne, kotrež čłowjek wza a ćisnu to same do swojeje zahrody; a wone rosćeše a zčini so wulki štom, a ptaki tych njebjes činjachu sebi hnězda na jeho hałozach. Mat. 13, 31. Mark. 4, 31. </text:p>
      <text:p text:style-name="P1">20. A zaso dźeše wón: Komu dyrbju ja to kralestwo Bože přirunać? </text:p>
      <text:p text:style-name="P1">21. Wone je kwasu podobne, kotryž žónska wza a zaměša tón samy do třoch kórzow muki, hač wšitko wokisnu.) 1 Mójz. 18, 6. </text:p>
      <text:p text:style-name="P1">22. Wón pak chodźeše po městach a po wsach a wučeše, a běše so naztajił do Jerusalema. Tekst na 25. njedźelu po swj. Trojicy. IV. </text:p>
      <text:p text:style-name="P1">23. [Jedyn pak dźeše k njemu: Knježe, je dha tych mało, kiž zbóžni budźa? Wón pak dźeše k nim: </text:p>
      <text:p text:style-name="P1">24. Wojujće wo to, zo byšće přez te ćěsne wrota nutř šli; přetož wjele jich budźe, to ja wam praju, za tym stać, kak bychu nutř přišli, ale njebudźa móc. Mat. 7, 13. Phil. 3, 12. </text:p>
      <text:p text:style-name="P1">25. W tym času, hdyž hozpodaŕ je ztanuł a durje je zawrjeł, a wy budźeće počinać wonkach stać a so wo durje kłapać a rjeknuć: Knježe, knježe, wotewŕ nam. A wón pak budźe wotmolwić a k wam prajić: Ja was njeznaju, zwotkal sće.) Mat. 7, 23. </text:p>
      <text:p text:style-name="P1">26. Tehdy budźeće wy počeć prajić. My smy před tobu jědli a pili, a na našich hasach sy ty nas wučił. </text:p>
      <text:p text:style-name="P2"><text:s/></text:p>
      <text:p text:style-name="P1">----------------------------------- https://digital.slub-dresden.de/data/kitodo/BibltojeZ_478590679/BibltojeZ_478590679_tif/jpegs/00001417.tif.large.jpg ----------------------------------------------------------- </text:p>
      <text:p text:style-name="P1"><text:s/>Jezus hrozy Jeruzalemu (St. 13.14.) swj. Lukaša. a prěduje ponižnozć. 111 </text:p>
      <text:p text:style-name="P1">27. A wón budźe rjeknuć: Ja wam praju, zo was njeznaju, zwotkal wy sće; woteńdźće wote mnje wšitcy, wy złóztnizy! Pz. 6, 9. Mat. 7, 23. </text:p>
      <text:p text:style-name="P1">28. A tam budźe zkiwlenje a zubow kšipjenje, hdyž budźeće widźić Abrahama a Jzaaka a Jakuba a wšitkich profetow w Božim kraleztwje, was pak wuztorčenych. </text:p>
      <text:p text:style-name="P1">29. Tehdy budźa přińć wot ranja a wot wječora a wot połnozy a wot połdnja, a budźa so k blidu sydać w Božim kraleztwje. Mat. 8, 11. </text:p>
      <text:p text:style-name="P1">30. A hlaj, nětk su ći posleni, kotřiž prěni budźa; a su nětk ći prěni, kotřiž budźa posleni. Mat. 19, 30. Tekst na 10. njedźelu po swj. Trojicy. IV. </text:p>
      <text:p text:style-name="P1">31. [Tón samy dźeń přińdźechu někotzi Farizejscy a dźachu k njemu: Wuńdź a naztaj so wot tudy; přetož Herodas chce će skóncować. </text:p>
      <text:p text:style-name="P1">32. A wón dźeše k nim: Dźiće a powěsće tej lišzy: Hlaj, ja honju čertow won a wuztrowju dźensa a jutzje, a na třeći dźeń budu ja kónc wzać. </text:p>
      <text:p text:style-name="P1">33. K temu tež mam ja dźensa a jutzje a po jutzišim khodźić; přetož njemóže być, zo mohł profeta druhdźe kónc wzać, chiba we Jeruzalemje. </text:p>
      <text:p text:style-name="P1">34. Jeruzalem, Jeruzalem, kiž ty moriš profetow a kamjenjuješ, kotřiž k tebi su pósłani; kak husto sym ja twoje dźěći chcył zhromadźić, jako pata swoje kurjatka pod swoje kšidła; a wy sće njechali. Mat. 23, 37. </text:p>
      <text:p text:style-name="P1">35. Hlajće, waš dom budźe wam puzty woztajeny. Sawězće, ja praju wam, wy mje njebudźeće widźić, hač čas přińdźe, zo wy prajić budźeće: Chwaleny budź tón, kiž přińdźe w mjenje teho Knjeza.) Mat. 23, 38. Pj. 118, 26. Pj. 6o, 27. </text:p>
      <text:p text:style-name="P1">14. staw. Wo wódniwym, Chrystusowym hóztnym prědowanju, wulkej wječeri a khodźenju za Jezusom. Sćenje na 17. njedźelu po swj. Trojicy. </text:p>
      <text:p text:style-name="P1">1. A poda so, zo wón přińdźe do doma jeneho wyšeho tych Farizejskich na sabat, zo by chlěba pojědł; a woni łakachu na njeho. Mark. 3, 2. </text:p>
      <text:p text:style-name="P1">2. A hlaj, tam běše jedyn wódniwy čłowjek před nim. </text:p>
      <text:p text:style-name="P1">3. A Jezus wotmolwizy rěčeše k pismawučenym a k Pharizejzkim a dźeše: Hodźi so tež na sabat hojić? </text:p>
      <text:p text:style-name="P1">4. Woni so pak wotmjelknychu. A wón dosahnuwši zahoji jeho a pušći jeho wot sebje. </text:p>
      <text:p text:style-name="P1">5. A wotmołwi a dźeše k nim: Štó je bjez wami, hdy by jemu wosoł abo woł do ztudnje panuł, zo by wón jeho na měsće njewućahnuł sabatny dźeń? </text:p>
      <text:p text:style-name="P1">6. A woni njemóžachu ničo přećiwo njemu na to wotmolwić. </text:p>
      <text:p text:style-name="P1">7. Wón pak hozćam přirunanje powjedaše, jako wón pytny, kak woni wuzwolichu na wyšim měsće sedźić, a dźeše k nim: </text:p>
      <text:p text:style-name="P1">8. Hdyž ty wot někoho na kwas prošeny budźeš, dha njesyń so na wyšše město, zo by něhdźe česniši, dyžli ty sy, wot njeho prošeny njebył; </text:p>
      <text:p text:style-name="P1">9. A hdy by tón přišoł, kiž tebje a jeho prosył je, a rjeknuł k tebi: Wotztup temu to město, dha dyrbjał ty z hanibu so k nižšemu městu dźeržeć. </text:p>
      <text:p text:style-name="P1">10. Ale hdyž ty prošeny budźeš, dha dźi a syń so na to nižše město; tak hdyž tón přińdźe, kiž tebje prosył je, k tebi rjeknje: Pšećelo, syń so bóle horje; tehdy změješ ty čezć před tymi, kiž z tobu za blidom sedźa. </text:p>
      <text:p text:style-name="P1">11. Přetož štóž so sam powyšuje, tón budźe poniženy; a štóž so sam ponižuje, tón budźe powyšeny.) Mat. 23, 12. Luk. 18, 14. </text:p>
      <text:p text:style-name="P2"><text:s/></text:p>
      <text:p text:style-name="P1">----------------------------------- https://digital.slub-dresden.de/data/kitodo/BibltojeZ_478590679/BibltojeZ_478590679_tif/jpegs/00001418.tif.large.jpg ----------------------------------------------------------- </text:p>
      <text:p text:style-name="P1"><text:s/>112 Wulka wječeŕ a khodźenje Scżenje (14. zt.) za Jezusom. </text:p>
      <text:p text:style-name="P1">12. Wón pak tež dźeše k temu, kotryž jeho běše prosył: Hdyž wobjed činiš abo wječeŕ, njeproš swojich pšećelow ani swojich bratrow ani swojich pširodnych ani swojich bohatych susodow, tak zo bychu woni tebje snadnje zaso njeprosyli a tebi zaso zapłaćene było; </text:p>
      <text:p text:style-name="P1">13. Ale hdyž hozćinu činiš, dha proš khudych, khromych, bědnych, slepych; Tob. 4,7. Sir. 4,1. St.14, 13. </text:p>
      <text:p text:style-name="P1">14. Dha budźeš ty zbóžny; přetož woni ći njemóža zapłaćić; tebi pak budźe zapłaćene w tym horjeztawanju tych prawych. St. 5, 29. Mat. 6, 4. Jan. 11, 24. </text:p>
      <text:p text:style-name="P1">15. Jako to pak słyšeše jedyn wot tych, kiž z nim za blidom sedźichu, dźeše wón k njemu: Sbóžny je tón, kiž chlěb jě w Božim kraleztwje. Sćenje na 2. njedźelu po swj. Trojicy. </text:p>
      <text:p text:style-name="P1">16. Wón pak dźeše k njemu: Jedyn čłowjek hotowaše wulku wječeŕ a prošeše jich wjele na nju. </text:p>
      <text:p text:style-name="P1">17. A pósła swojeho wotročka won w štundźe teje wječerje, zo by prajił tym prošenym: Pójće, přetož wšitko je hotowe. Pšisł. 9, 5. </text:p>
      <text:p text:style-name="P1">18. A woni počinachu wšitcy so po rjadu zamolwić. Prěni dźeše k njemu: Ja sym sebi polo kupił a mam wonhić, zo bych to wohladał; ja će prošu, zamolró mje. </text:p>
      <text:p text:style-name="P1">19. A druhi dźeše: Ja sym sebi pjeć pšahow wołow kupił a sym na puću, zo bych je zpytał; ja će prošu, zamolró mje. </text:p>
      <text:p text:style-name="P1">20. A třeći dźeše: Ja sym so woženił, a teho dla ja přińć njemóžu. </text:p>
      <text:p text:style-name="P1">21. A tón samy wotročk přińdźe zaso a powjedźi to swojemu knjezej. Tuž roshněwa so tón hozpodaŕ a dźeše k swojemu wotročkej: Dźi hnydom won na měšćanzke hasy a na torhošća a pšiwjedź hew nutř khudych a bědnych a khromych a slepych. </text:p>
      <text:p text:style-name="P1">22. A wotročk dźeše: Knježe, wone je so stało, štož sy přikazał; a je hišće rum tudy. </text:p>
      <text:p text:style-name="P1">23. A tón knjez dźeše k wotročkej: Dźi won na drohi a k płotam; a nuzuj jich, zo bychu nutř zašli, tak zo mój dom połny budźe. </text:p>
      <text:p text:style-name="P1">24. Ja pak praju wam, zo žadyn tych samych mužow, kotřiž prošeni su, mojeje wječerje woptać njebudźe.) </text:p>
      <text:p text:style-name="P1">25. Wjele luda pak dźěše z nim. A wón wobroći so a dźeše k nim: </text:p>
      <text:p text:style-name="P1">26. Dźe⸗li štó ke mni a njehidźi swojeho nana a maćer a žonu a dźěći a bratrow a sotry, a k temu tež swoje žiwjenje; tón njemóže mój wučomnik być. 5 Mójz. 33, 9. Mat. 10, 37. </text:p>
      <text:p text:style-name="P1">27. A štóž swojeho křiža njenjese a za mnu njeńdźe, tón njemóže mój wučomnik być. </text:p>
      <text:p text:style-name="P1">28. Štó je pak bjez wami, kiž chce tórm natwarić, zo by wón sedźo prjedy njewurachnował te wukłady a hač to ma, čohož je trjeba, zo by jón dokonjał? </text:p>
      <text:p text:style-name="P1">29. Tak zo něhdźe, hdyž by załoženje połožił a njemohł to dokonjeć, wšitcy, kiž bychu to widźili, počeli so jemu smjeć, </text:p>
      <text:p text:style-name="P1">30. A prajić: Tutón čłowjek počinaše twarić a njemóžeše to same wuwjezć. </text:p>
      <text:p text:style-name="P1">31. Abo kotry kral ćehnje na wójnu přećiwo druhemu kralej a sedźo prjedy radu njedźerži, hač by mohł z dźesać tawzyntami napřećiwo ćahnuć temu, kotryž z dwazyći tawzyntami ćehnje přećiwo njemu? </text:p>
      <text:p text:style-name="P1">32. Jeli zo nic, pósćele wón pósłow k njemu, hdyž hišće daloko wot njeho je, a prosy pře měr. </text:p>
      <text:p text:style-name="P1">33. Tak teho dla tež kóždy bjez wami, kiž so njewotrjeknje wšitkemu temu, štož ma, njemóže mój wučomnik być. </text:p>
      <text:p text:style-name="P2"><text:s/></text:p>
      <text:p text:style-name="P1">----------------------------------- https://digital.slub-dresden.de/data/kitodo/BibltojeZ_478590679/BibltojeZ_478590679_tif/jpegs/00001419.tif.large.jpg ----------------------------------------------------------- </text:p>
      <text:p text:style-name="P1"><text:s/>Shubjena wowza. (St. 14. 15.) swj. Lukaša. Shubjeny 113 </text:p>
      <text:p text:style-name="P1">34. Ssól je dobra wěc; jeli zo pak sól ztuchnje, z čim budźa selić? Mat. 5, 13. Mark. 9, 50. </text:p>
      <text:p text:style-name="P1">35. Ani do zemje, ani do hnoja so njehodźi, ale preč ju ćisnu. Štóž ma wuši k słyšenju, tón słyš. St. 8, 8. </text:p>
      <text:p text:style-name="P1">15. staw. Khwalba Božeje smilnozće přez přirunanja. Sćenje na 3. njedźelu po swj. Trojicy. </text:p>
      <text:p text:style-name="P1">1. Pšibližowachu so pak k njemu wšelzy złonizy a hrěšnizy, zo bychu jeho posłuchali. mMat. o, 10. </text:p>
      <text:p text:style-name="P1">2. A ći Farizejscy a pismawučeni mórčachu a dźachu: Tón bjerje hrěšnikow horje a jě z nimi. St. 7, 39. </text:p>
      <text:p text:style-name="P1">3. Wón pak praješe jim to přirunanje a dźeše: </text:p>
      <text:p text:style-name="P1">4. Kotry čłowjek je bjez wami, kiž ma sto wowzow, a hdyž wón jenu wot nich zhubi, zo by wón te dźewjeć a dźewjećdźesać njewoztajił w pusćinje a nješoł za tej zhubjenej tak dołho, hač by ju namakał? Ez. 34, 11. 16. Luk. 19, 10. Mat. 18, 12. </text:p>
      <text:p text:style-name="P1">5. A hdyž ju namakał je, połoži wón ju na swojej ramjeni z wjesełozću. </text:p>
      <text:p text:style-name="P1">6. A hdyž dom přińdźe, zawoła wón swojich pšećelow a susodow a rjeknje k nim: Wjeselće so zo mnu; přetož ja sym swoju wowzu namakał, kotraž zhubjena běše. </text:p>
      <text:p text:style-name="P1">7. Ja praju wam, zo runje tak wjesełozć budźe w njebjesach na jenym hrěšniku, kiž pokutu čini, před dźewjeć a dźewjećdźesać prawymi, kotřiž pokuty njepotrjebaju. St. 5, 32. </text:p>
      <text:p text:style-name="P1">8. Abo kotra žónska je, kiž dźesać krošow ma, hdyž wona jedyn zhubi, zo by swěčku njezaswěćiła a chěžu njemjetła a swěru njepytała, hač wona jón namaka? </text:p>
      <text:p text:style-name="P1">9. A hdyž jón namakała je, zawoła wona swoje pšećelnizy a susodnizy a rjeknje: Wjeselće so zo mnu; přetož ja sym swój kroš namakała, kotryž běch zhubiła. St. 1, 58. </text:p>
      <text:p text:style-name="P1">10. Runje tak, praju wam, budźe wjesełozć před Božimi jandźelemi na jenym hrěšniku, kiž pokutu čini. Tekst na 11. njedźelu po swj. Trojicy. IV. </text:p>
      <text:p text:style-name="P1">11. [Dale dźeše wón: Jedyn čłowjek měješe dweju synow. </text:p>
      <text:p text:style-name="P1">12. A tón młódši bjez nimaj dźeše k nanej: Nano, daj mi, štož wot teho kubła na mnje přińdźe. A wón rosdźěli jimaj tu žiwnosć. </text:p>
      <text:p text:style-name="P1">13. A po někotrych dnjach zebra tón młódši syn wšitko, ćehnješe daloko preč; a tam wón swoje kubło pšečini a wjedźeše wrótne žiwjenje. Pšisł. 29, 3. </text:p>
      <text:p text:style-name="P1">14. Jako wón pak wšitko to swoje běše pšečinił, bě wulka drohota po tym samym zyłym kraju, a wón poča tradać. </text:p>
      <text:p text:style-name="P1">15. Teho dla dźěše wón a pšiztaji so k jenemu měšćanej teho sameho kraja; tón pósła jeho na swoje polo, zo by swinje pasł. </text:p>
      <text:p text:style-name="P1">16. A wón požadaše swój brjuch napjelnić ze słodźiznami, kotrež swinje žerjechu, a nichtó jemu je njedawaše. </text:p>
      <text:p text:style-name="P1">17. Tuž dźěše wón do so a dźeše: Kak wjele dźěłaćerjow ma mój nan, kotřiž maja chlěba dosć jěsć, a ja hłoda mru! Pšisł. 23, 21. </text:p>
      <text:p text:style-name="P1">18. Ja chcu poztanuć a k swojemu nanej hić a k njemu rjez: Ja sym zhrěšił w njebju a před tobu, Jer. 3, 14. </text:p>
      <text:p text:style-name="P1">19. A njejsym dale hódny, zo bych twój syn mjenowany był; čiń mje jako jeneho twojich dźěłaćerjow. </text:p>
      <text:p text:style-name="P1">20. A wón postanu a dźěše k swojemu nanej. Jako wón pak hišće daloko běše, wuhlada jeho jeho nan, a běše jemu jeho žel, běžeše a padźe jemu wokoło jeho šije a wokoša jeho. 2 Sam. 14, 33. </text:p>
      <text:p text:style-name="P1">21. Tón syn pak dźeše k njemu: Nano, ja sym zhrěšił w nje</text:p>
      <text:p text:style-name="P2"><text:s/></text:p>
      <text:p text:style-name="P1">----------------------------------- https://digital.slub-dresden.de/data/kitodo/BibltojeZ_478590679/BibltojeZ_478590679_tif/jpegs/00001420.tif.large.jpg ----------------------------------------------------------- </text:p>
      <text:p text:style-name="P1"><text:s/>114 syn. Sčenje (15. 16. zt.) Njeprawy zaztojnik. bju a před tobu; a dale njejsym hódny, zo budu twój syn mjenowany. </text:p>
      <text:p text:style-name="P1">22. Ale tón nan dźeše k swojim wotročkam: Pšinjezće tu najlěpšu drastu a woblečće jeho a dajće pjeršćeń na jeho ruku a črije na nohi; </text:p>
      <text:p text:style-name="P1">23. A pšiwjedźće sem to kormjene ćelo, zarěžće to same, zo bychmy jědli a wjesełi byli; </text:p>
      <text:p text:style-name="P1">24. Přetož tón mój syn běše morwy a je zaso wožiwił; wón tež běše zhubjeny a je so zaso namakał. A zawjeselichu so. Eph. 2, 1. 5. St. 5, 14. </text:p>
      <text:p text:style-name="P1">25. Ale jeho starši syn běše na polu; a jako přińdźe a wón so k domej pšibližowaše, wusłyša wón to pizkanje a rejwanje; </text:p>
      <text:p text:style-name="P1">26. A zawoła k sebi swojich wotročkow jeneho a wopraša, što to je? </text:p>
      <text:p text:style-name="P1">27. Tón pak dźeše k njemu: Twój bratr je přišoł; a twój nan je to kormjene ćelo dał zarězać, zo je jeho ztroweho zaso dóstał. </text:p>
      <text:p text:style-name="P1">28. Tuž so wón roshněwa a njechaše nutř hić. Ale jeho nan wuńdźe a prošeše jeho. </text:p>
      <text:p text:style-name="P1">29. Wón pak wotmołwi a dźeše k nanej: Hlaj, ja telko lět tebi słužu, a njejsym hišće nihdy twoju pšikaznju pšeztupił; a wšak mi njejsy nihdy kózlika dał, zo bych ja ze swojimi přećelemi wjeseły pobył; </text:p>
      <text:p text:style-name="P1">30. Ale hdyž tón twój syn přišoł je, kiž twoju žiwnosć z kurwami je póžrjeł, sy ty jemu na měsće to kormjene ćelo zarězał. Pšisł. 29, 3. </text:p>
      <text:p text:style-name="P1">31. Wón pak dźeše k njemu: Mój syno, ty sy přeco při mni, a wšitko, štož moje je, to je twoje; </text:p>
      <text:p text:style-name="P1">32. Ty dyrbjał pak so zwjeselić a zradować; přetož tón twój bratr běše morwy a je zaso wožiwił; wón tež běše zhubjeny a je so zaso namakał.) </text:p>
      <text:p text:style-name="P1">16. staw. Njewužitne wužiwanje bohatztwa zaćisnjene. Sćenje na 9. njedźelu po swj. Trojicy. </text:p>
      <text:p text:style-name="P1">1. Wón pak dźeše tež k swojim pósłam: Jedyn bohaty muž běše, kiž měješe zaztojnika; a tón bě před nim wobzkorženy, jako by wón jemu jeho kubła pšečinił. </text:p>
      <text:p text:style-name="P1">2. A wón zawoła jeho k sebi a dźeše k njemu: Što to słyšu wot tebje? Cžiń rachnowanje wot swojeho zaztojnztwa; přetož ty njebudźeš móc dale za zaztojnika być. </text:p>
      <text:p text:style-name="P1">3. Tón zaztojnik pak dźeše sam při sebi: Što dyrbju ja činić, dokelž mój knjez to zaztojnztwo wote mnje bjerje? Kopać ja njemóžu, prosyć so hanibuju. Sir. 40, ⸗0. 32. </text:p>
      <text:p text:style-name="P1">4. Ja wěm, štož ja činić chcu, hdyž ja wot teho zaztojnztwa wotztorčeny budu, zo bychu mje do swojich domow horje wzali. </text:p>
      <text:p text:style-name="P1">5. A wón zawoła wšitkich dołžnikow swojeho knjeza a dźeše k prěnjemu: Kak wjele sy ty mojemu knjezej winojty? </text:p>
      <text:p text:style-name="P1">6. Wón pak dźeše: Sto tunow wolija. A wón dźeše k njemu: Wzmi swój lizt, syń so a napiš z molom pjećdźesać. </text:p>
      <text:p text:style-name="P1">7. Potom dźeše wón k druhemu: Ty pak, kak wjele sy ty winojty? Wóndźeše: Sto brěmjenjowpšeńzy. A wón dźeše k njemu: Wzmi swój lizt a napiš wósomdźesać. </text:p>
      <text:p text:style-name="P1">8. A tón knjez pokhwali teho njepraweho zaztojnika, zo wón běše mudrje činił; přetož dźěći teho swěta su mudriše, dyžli dźěći teho swětła w swojej šlachće. Eph. 5, 9. 1 Thes. 5, 5. </text:p>
      <text:p text:style-name="P1">9. A ja praju wam: Cžińće sebi pšećelow z njeprawym mammonom, zo woni, hdyž wy tradaće, was bychu horje wzali do wěčnych hětow.) Mat. 6, 20. St. 19, 21. 1 Tim. 6, 19. </text:p>
      <text:p text:style-name="P1">10. Štóž je w snadnišim swěrny, tón je tež we wulkim swěrny; </text:p>
      <text:p text:style-name="P2"><text:s/></text:p>
      <text:p text:style-name="P1">----------------------------------- https://digital.slub-dresden.de/data/kitodo/BibltojeZ_478590679/BibltojeZ_478590679_tif/jpegs/00001421.tif.large.jpg ----------------------------------------------------------- </text:p>
      <text:p text:style-name="P1"><text:s/>Bohaty muž (St. 16.) swj. Lukaša. a khudy Lazarus. 115 a štóž w snadnišim je njeprawy, tón je tež we wulkim njeprawy. St. 19, 17. </text:p>
      <text:p text:style-name="P1">11. Hdyž wy teho dla w tym njepawn mammonje swěrni njejsće byli, štó chcył wam to prawe dowěrić? </text:p>
      <text:p text:style-name="P1">12. A hdyž w zuzym njejsće swěrni byli, štó chcył wam to waše dać? </text:p>
      <text:p text:style-name="P1">13. Zadyn domjazy wotročk njemóže dwěmaj knjezomaj słužić; chiba wón budźe teho jeneho hidźić a teho druheho lubować; abo budźe so k jenemu dźeržeć a teho druheho zazpić. Wy njemóžeće Bohu słužić a mammonej. Mat. 6, 24. </text:p>
      <text:p text:style-name="P1">14. To wšitko pak tež słyšachu ći Farizejscy, kotřiž lakomni běchu, a smějachu so jemu. mat. 23, 14. </text:p>
      <text:p text:style-name="P1">15. Wón pak dźeše k nim; Wy sće ći, kiž so sami za prawych před člowjekami činiće, ale Bóh znaje waše wutroby; přetož štož wysoke je před člowjekami, to je před Bohom hroznozć. St. 18, 9. Pj. 7, 1o. </text:p>
      <text:p text:style-name="P1">16. Sakoń a prophetojo wěšća hač do Jana; a wot teho časa budźe to kralestwo Bože přez to evangelion prědowane, a kóždy ćišći so z mozu do njeho. Mat. 11, 13. </text:p>
      <text:p text:style-name="P1">17. Lóže pak je, zo njebjo a zemja zahinjetej, dyžli zo by wot zakonja jedyn kónčik zahinuł. St. 21, 33. Mat. 5, 18. </text:p>
      <text:p text:style-name="P1">18. Kóždy, štóž swoju mandźelsku preč pušći a wozmje sebi druhu, tón mandźelstwo łama; a kóždy, štóž tu prečpušćenu wot muža sebi wozmje, tón tež mandźelstwo łama. Mat. 5, 31. St. 9, 19. Mark. 10, 11. Sćenje na 1. njedźelu po swj. Trojicy. </text:p>
      <text:p text:style-name="P1">19. [Někajki bohaty muž pak běše, tón chodźeše w purpurzkej a wot droheho płata drazće a mějej še so wšědnje derje w krasnym wjeselu. N.1. </text:p>
      <text:p text:style-name="P1">20. Běše pak jedyn khudy, z mjenom Lazarus, tón ležeše před jeho durjemi połny brjodow, Sur. 14, 14. </text:p>
      <text:p text:style-name="P1">21. A žadaše so nasyćić z tymi drjebjeńčkami, kotrež z blida teho bohateho padachu. Dha wšak přińdźechu psy a lizachu jeho brjody. </text:p>
      <text:p text:style-name="P1">22. Poda so pak, zo tón khudy wumrě a bě njeseny wot jandźelow do Abrahamoweho klina. Tón bohaty pak tež wumrě a bu pohrjebany. </text:p>
      <text:p text:style-name="P1">23. A jako wón w heli a w čwili běše, pozběhnu wón swojej woči a wuhlada Abrahama nazdala a Lazara na jeho klinje; </text:p>
      <text:p text:style-name="P1">24. A zawołajo dźeše wón: Wótče Abrahamje, smil so nade mnu a pózćel Lazara, zo by wón tón kónčik swojeho porzta we wodźe womačał a wokhłodźił mój jazyk; přetož ja ćeŕpju čwilu w tutym płomjenju. Jez. 66, 24. </text:p>
      <text:p text:style-name="P1">25. Abraham pak dźeše: Spomń, syno, zo ty swoje dobre sy wužiwał w swojim žiwjenju, ale Lazarus je lute złe ćeŕpił. Neětk pak budźe wón troštowany, a ty budźeš čwilowany. </text:p>
      <text:p text:style-name="P1">26. A wyše teho wšeho je bjez nami a bjez wami wulka hłubina wobtwjerdźena, zo ći, kiž bychu chzyli tudy wot nas k wam dele hić, njemóža, tež nic tam wot was k nam horje přińć. Jez. 30, 33. </text:p>
      <text:p text:style-name="P1">27. Tuž dźeše wón: Dha će prošu, wótče, zo by ty jeho pósłał do mojeho nanoweho doma; </text:p>
      <text:p text:style-name="P1">28. Přetož ja mam hišće pjeć bratrow, zo by wón jim wobswědčił, zo tež woni njebychu sem přišli na to město teje čwile. </text:p>
      <text:p text:style-name="P1">29. Abraham dźeše k njemu: Woni maju Mójzasa a profetow; njech tych samych posłuchaju. Jez. 8, 20. St. 34, 16. </text:p>
      <text:p text:style-name="P1">30. Wón pak dźeše: Ně, wótče Abrahamje; ale hdy by štó wot morwych k nim šoł, dha bychu pokutu činili. j 8 (5s9) </text:p>
      <text:p text:style-name="P2"><text:s/></text:p>
      <text:p text:style-name="P1">----------------------------------- https://digital.slub-dresden.de/data/kitodo/BibltojeZ_478590679/BibltojeZ_478590679_tif/jpegs/00001422.tif.large.jpg ----------------------------------------------------------- </text:p>
      <text:p text:style-name="P1"><text:s/>116 Móc wěry. Sćenje (17. zt.) Dźesaćo wusadni. </text:p>
      <text:p text:style-name="P1">31. Wón dźeše k njemu: Njeposłuchaju woni Mójzasa a profetow, dha tež njebudźa wěrić, hdy by runje štó wot morwych ztanuł.) </text:p>
      <text:p text:style-name="P1">17. staw. Wo pohóršenju, wujednanju, wěrje a zkutkach, dźesać wusadnych a pšichodźe Božeho kralestwa. </text:p>
      <text:p text:style-name="P1">1. Wón dźeše pak k wučomnikam: Móžno njeje, zo bychu pohóršenja njepšišłe; běda pak temu, přez kohož přińdu. </text:p>
      <text:p text:style-name="P1">2. Lěpje by jemu było, zo by młynzki kamjeń za jeho šiju był załoženy a zo by ćisnjeny był do morja, hač zo by wón jeneho tutych móličkich pohóršił. Mat. 18, 6. Mark. 9, 42. </text:p>
      <text:p text:style-name="P1">3. Derje so sami hladajće. Hdy by pak twój bratr přećiwo tebi zhrěšił, naswaŕ jeho; a jeli zo so wón polěpši, wodaj jemu. 3 Mójz. 19, 17. Mat. 18, 15. </text:p>
      <text:p text:style-name="P1">4. A hdy by wón sydom króć za dźeń přećiwo tebi zhrěšił a sydom króć za dźeń so k tebi wobroćił a rjekł: Mi je teho žel; dyrbiš ty jemu wodać. </text:p>
      <text:p text:style-name="P1">5. Tuž dźachu ći japoštoli k temu Knjezej: Pšizpoŕ nam wěru. Mark. 9, 24. </text:p>
      <text:p text:style-name="P1">6. Tón Knjez pak dźeše: Hdy byšće wěru měli jako žonopowe zorno a byšće rjekli k tutemu lěsnemu figowzej: Wutorhń so z korjenjom a pšesadź so do morja, dha budźe wón was posłuchać. Mat. 17, 20. </text:p>
      <text:p text:style-name="P1">7. Štó je pak bjez wami, kiž ma wotročka, kotryž wora abo zkót pase, zo by jemu, hdyž wón z pola dom přińdźe, hnydom rjekł: Pój a syń so za blido? </text:p>
      <text:p text:style-name="P1">8. Njeje temu tak, zo wón k njemu praji: Pšihotuj, zo bych powječerjał, podpasaj so a słuž mi, hač ja so najěm a napiju; a potom dyrbiš ty so tež najězć a napić? </text:p>
      <text:p text:style-name="P1">9. Dźakuje so wón tež temu samemu wotročkej, zo wón je činił, štož jemu běše pšikazane? so njezda. </text:p>
      <text:p text:style-name="P1">10. Tak tež wy, hdyž wšitko sće činili, štož wam je pšikazane, rjekńće: My smy njewužitni wotročkojo; my smy činili, štož činić winojći běchmy. Mi Sćenje na 14. njedźelu po swj. Trojicy. </text:p>
      <text:p text:style-name="P1">11. A poda so, jako wón ćehnješe do Jerusalema, dźěše wón srjedźa přez Samarizki a Galilejzki kraj. Jan. 4, 4. </text:p>
      <text:p text:style-name="P1">12. A jako wón do jeneho městka přińdźe, zetkachu jeho dźesaćo wusadni muzzy, ći stejachu nazdala, </text:p>
      <text:p text:style-name="P1">13. A pozběžechu swój hłós a dźachu: Jezu, luby mištrje, smil so nad nami! </text:p>
      <text:p text:style-name="P1">14. A hdyž wón jich wuhlada, dźeše wón k nim: Dźiće a pokažće so měšnikam. A sta so, jako tam dźěchu, buchu woni wučizćeni. 3 Mójz. 14, 2. St. 13, 2. </text:p>
      <text:p text:style-name="P1">15. Jedyn pak bjez nimi, jako widźeše, zo wón wuztrowjeny bě, wróći so a chwaleše Boha z wulkim hłosom, </text:p>
      <text:p text:style-name="P1">16. A panuwši na swoje wobličo k jeho nohomaj, dźakowaše so. A tón běše Samarizki. </text:p>
      <text:p text:style-name="P1">17. Jezus pak wotmołwi a dźeše: Njeje jich dźesać wučizćenych? Hdźeha pak su ći dźewjećo? </text:p>
      <text:p text:style-name="P1">18. Njeje so hewak žadyn namakał, kiž by so wróćił, zo by Bohu čezć dał, hač jeno tón zuzobnik? </text:p>
      <text:p text:style-name="P1">19. A wón dźeše k njemu: Stań a dźi, twoja wěra je će wuztrowiła.) </text:p>
      <text:p text:style-name="P1">20. Jako wón pak woprašany bě wot Farizejskich: Hdy dha přińdźe kralestwo Bože? wotmołwi wón jim a dźeše: Kralestwo Bože njepřińdźe ze zwonkownym nałoženjom; 1 Kor. 4, 20. </text:p>
      <text:p text:style-name="P1">21. Woni tež prajić njebudźa: Hlaj tudy, abo, hlaj tam. Přetož hlaj, Bože kralestwo je znutskach we was. Mat. 24, 23. </text:p>
      <text:p text:style-name="P1">22. Wón dźeše pak k wučom</text:p>
      <text:p text:style-name="P2"><text:s/></text:p>
      <text:p text:style-name="P1">----------------------------------- https://digital.slub-dresden.de/data/kitodo/BibltojeZ_478590679/BibltojeZ_478590679_tif/jpegs/00001423.tif.large.jpg ----------------------------------------------------------- </text:p>
      <text:p text:style-name="P1"><text:s/>Posleni čas. (St. 17. 18.) swj. Lukaša. Móc modlitwy. 117 nikam: Čas budźe přińć, zo budźeće wy požadać, widźić jedyn dźeń teho člorózkeho syna, a njebudźeće jeho widźić. </text:p>
      <text:p text:style-name="P1">23. A woni budźa k wam rjeknuć: Hlaj tudy, abo, hlaj tam. Njekhodźće tam, ani njeposłuchajće jich. St. 21, 8. Mat. 24, 23. Mark. 13, 21. </text:p>
      <text:p text:style-name="P1">24. Přetož runje jako błyzk z njebjes dele błyzka a swěći na wšitko, štož pod njebjesami je: tak tež budźe člorózki syn na swojim dnju. Mat. 24, 27. </text:p>
      <text:p text:style-name="P1">25. Ale prjedy dyrbi wón wjele ćerpić a zaćisnjeny być wot tuteho naroda. Mat. 16, 21. </text:p>
      <text:p text:style-name="P1">26. A jako so sta w času Noachowym, tak budźe tež w dnjach teho člorózkeho syna: Mat. 24, 37. </text:p>
      <text:p text:style-name="P1">27. Woni jědźichu, woni pijachu, woni so ženjachu, woni so wudawachu, hač do teho dnja, w kotrymž Noa do kašća dźěše, a přińdźe ta lijeńza a zkónzowa jich wšitkich. 1 Mójz. 7, 7. </text:p>
      <text:p text:style-name="P1">28. Teho runja tež, jako so sta w Lothowym času: Woni jědźichu, woni pijachu, woni kupowachu, woni předawachu, woni šćěpjachu, woni twarjachu; </text:p>
      <text:p text:style-name="P1">29. Tón samy dźeń pak, jako Loth ze Sodoma běše wušoł, dešćowaše woheń a šwabl z njebjes a zkónzowa jich wšitkich. 1 Mójz. 19, 15. 16. </text:p>
      <text:p text:style-name="P1">30. Na tajke wašnje tež budźe w tym dnju, hdyž člorózki syn zjewjeny budźe. </text:p>
      <text:p text:style-name="P1">31. Tón samy dźeń, štóž na tzěše je, a jeho dobytk w domje, tón njelěs dele, zo by tón samy zebrał. Tak tež, štóž na polu je, tón so njewróćej po to, štož zady so je woztajił. Mat. 24, 17. </text:p>
      <text:p text:style-name="P1">32. Spomńće na Lothowu žonu! 1 Mójz. 19, 26. </text:p>
      <text:p text:style-name="P1">33. Štóž pyta, zo by swoju dušu zakhował, tón budźe ju zhubić; a štóž ju budźe zhubić, tón budźe jej k žiwjenju pomhać. St. 9, 24. Mat. 10, 39. St. 16, 25. </text:p>
      <text:p text:style-name="P1">34. Ja praju wam: W tej samej nocy budźetaj dwaj na jenym łožu; jedyn budźe horje wzaty, a druhi budźe wopušćeny. mMat. 24, 40. 41. </text:p>
      <text:p text:style-name="P1">35. Dwě budźetej na jene mlěć; jena budźe horje wzata, a druha budźe wopušćena. </text:p>
      <text:p text:style-name="P1">36. Dwaj budźetaj na polu; jedyn budźe horje wzaty, a druhi budźe wopušćeny. </text:p>
      <text:p text:style-name="P1">37. A woni wotmołwichu a dźachu k njemu: Hdźe, Knježe? Wón pak dźeše k nim: Hdźež zćerb je, tam so hodlerje zhromadźuja. Hiob. 39, 33. Hab. 1, 8. Mat. 24, 28. </text:p>
      <text:p text:style-name="P1">18. staw. Wučba wo modlenju a pokuće, kšižu a ćerpjenju, přez hekzemple wułožena. </text:p>
      <text:p text:style-name="P1">1. Wónjimpak tež powjedźi přirunanje wot teho, kak my so přeco k Bohu modlić mamy a nam so to woztudźić njedyrbi, Rom. 12, 12. Kol. 4, 2. 1 Thes. 5, 17. </text:p>
      <text:p text:style-name="P1">2. A dźeše: Jedyn sudnik běše w jenym měsće, kiž so ani Boha njeboješe, ani so před žanym člowjekom njehanibowaše. </text:p>
      <text:p text:style-name="P1">3. Wudowa pak tež běše w tym samym měsće, ta přińdźe k njemu a dźeše: Wumóž mje wot mojeho pšećiwnika! : </text:p>
      <text:p text:style-name="P1">4. A wón njechaše za dołhi čas. Potom pak dźeše wón sam při sebi: Hač ja runje so Boha njeboju ani před žanym člowjekom so njehanibuju; </text:p>
      <text:p text:style-name="P1">5. Dokelž mi pak ta wudowa tak wjele prózy načini, chcu ja ju wumóz, tak zo wona naposledk pšišedši mje njepohłuši. </text:p>
      <text:p text:style-name="P1">6. Tuž dźeše tón Knjez: Posłuchajće, što tón njeprawy sudnik praji. </text:p>
      <text:p text:style-name="P1">7. Njedyrbjał pak tež Bóh wumóz swojich wuzwolenych, kiž so wodnjo a w nocy k njemu wołaju, a njedyrbjał zćeŕ pliwy być nad nimi? </text:p>
      <text:p text:style-name="P1">8. Ja praju wam: Bórzy bu-dźe wón jich wumóz. Ale hdyž * </text:p>
      <text:p text:style-name="P2"><text:s/></text:p>
      <text:p text:style-name="P1">----------------------------------- https://digital.slub-dresden.de/data/kitodo/BibltojeZ_478590679/BibltojeZ_478590679_tif/jpegs/00001424.tif.large.jpg ----------------------------------------------------------- </text:p>
      <text:p text:style-name="P1"><text:s/>118 Jezus zawoła dźěći k sebi. Sćenje (18. zt.) Bohaty młodźenz. člorózki syn budźe přińć, hač budźe wón tež wěru na zemi namakać? Sćenje na 11. njedźelu po swj. Trojicy. </text:p>
      <text:p text:style-name="P1">9. Wón pak tež dźeše k někotrym, kiž sami wjele do so dźeržachu, jako bychu prawi byli, a druhich za ničo mějachu, to přirunanje: </text:p>
      <text:p text:style-name="P1">10. Dwaj člowjekaj dźěštaj horje do templa so modlić. Jedyn běše Pharizejzki, tón druhi pak złonik. </text:p>
      <text:p text:style-name="P1">11. Tón Pharizejzki stejo tak so modleše sam při sebi: Ja so ći dźakuju, Božo, zo njejsym jako druzy ludźo, rubježnizy, njeprawi, mandźelstwo⸗łamarjo, ani jako tón złonik; Mat. 5, 20. Jez. 58, 2. </text:p>
      <text:p text:style-name="P1">12. Ja pozću so dwójcy za tydźeń a dawam dźesatk wot wšeho, štož mam. </text:p>
      <text:p text:style-name="P1">13. A tón złonik stejo nazdala njechaše tež swojej woči k njebjesam pozběhnuć, ale dyri na swoju wutrobu a dźeše: Božo, budź mi hrěšnikej hnadny! </text:p>
      <text:p text:style-name="P1">14. Ja praju wam: Tón dźěše za praweho do swojeho doma před tamnym. Přetož štóž so sam powyšuje, tón budźe poniženy; a štóž so sam ponižuje, tón budźe powyšeny.) Mat. 23, 12. Luk. 14, 11. 1 Pětr. 5, 5. </text:p>
      <text:p text:style-name="P1">15. Woni pak tež k njemu přinjesechu dźěćatka, zo by wón so jich dótknuł. Jako to pak wučomnicy widźichu, naswarichu woni jich. Jez. 49, 22. Mat. 19, 13. 14. Mark. 10, 18. </text:p>
      <text:p text:style-name="P1">16. Ale Jezus zawoła je k sebi a dźeše: Njech dźěćatka ke mni přińdu a njewobarajće jim; přetož tajkich je to kralestwo Bože. </text:p>
      <text:p text:style-name="P1">17. Zawěrnje, ja praju wam: Štóž Bože kralestwo njewozmje jako dźěćo, tón njebudźe do njeho přińć. Mark. 10, 15. </text:p>
      <text:p text:style-name="P1">18. A jedyn wyši jeho wopraša a dźeše: Dobry mištrje, što mam ja činić, zo bych wěčne žiwjenje herbował? Mat. 19, 16. Mark. 10, 17. </text:p>
      <text:p text:style-name="P1">19. Jezus pak dźeše k njemu: Što mi rěkaš dobry? Nichtó njeje dobry, chiba tón jenički Bóh. </text:p>
      <text:p text:style-name="P1">20. Ty wěš te kaznje derje: Ty njedyrbiš mandźelstwo łamać. Ty njedyrbiš morić. Ty njedyrbiš kranuć. Ty njedyrbiš falšneho swědčenja rěčeć. Česć swojeho nana a swoju maćer. 2 Mójz. 20, 12. </text:p>
      <text:p text:style-name="P1">21. Wón pak dźeše: To sym ja wšitko dźeržał wot swojeje młodozće. </text:p>
      <text:p text:style-name="P1">22. Jako Jezus to słyšeše, dźeše wón k njemu: Hišće jene ty nimaš; wšitko, štož maš, pšedaj a rosdaj chudym, dha budźeš bohatstwo měć w njebjesach; a pój, dźi za mnu. Mat. 6, 20. </text:p>
      <text:p text:style-name="P1">23. Jako pak wón to słyšeše, zrudźi wón so jara; přetož wón běše jara bohaty. </text:p>
      <text:p text:style-name="P1">24. Jako pak jeho Jezus widźeše, zo běše so rosrudźił, dźeše wón: Kak ćežzy budźa bohaći do Božeho kralestwa přińć! Mat. 19, 23. Mark. 10, 23. </text:p>
      <text:p text:style-name="P1">25. Přetož lóže je, zo kamjel přez jehline wucho pšeńdźe, dyžli zo bohaty do Božeho kralestwa přińdźe. </text:p>
      <text:p text:style-name="P1">26. Tuž dźachu ći, kiž to słyšachu: Schtóha móže zbóžny być? </text:p>
      <text:p text:style-name="P1">27. Wón pak dźeše: Štož pola čłowjekow je njemóžne, to je pola Boha móžne. Hiob. 42, 2. </text:p>
      <text:p text:style-name="P1">28. Pětr pak dźeše: Hlaj, my smy wšitko wopušćili a smy za tobu šli. Mat. 19, 27. Mark. 10, 28. </text:p>
      <text:p text:style-name="P1">29. Wón pak dźeše k nim: Zawěrnje, ja praju wam: Nichtó njeje, kiž dom wopušći abo staršich abo bratrow abo žonu abo dźěći, Božeho kralestwa dla, 5 Mójz. 33, 9. </text:p>
      <text:p text:style-name="P1">30. Kiž by teho zaso njedoztał w tymčasu wjele wjazy, aw tympšichodnym swěće wěčne žiwjenje. Sćenje na njedźelu Eztomihi. </text:p>
      <text:p text:style-name="P1">31. |Wón wza pak k sebi tych dwanaće a dźeše k nim: Hlaj, my dźemy horje do Jerusalema, a </text:p>
      <text:p text:style-name="P2"><text:s/></text:p>
      <text:p text:style-name="P1">----------------------------------- https://digital.slub-dresden.de/data/kitodo/BibltojeZ_478590679/BibltojeZ_478590679_tif/jpegs/00001425.tif.large.jpg ----------------------------------------------------------- </text:p>
      <text:p text:style-name="P1"><text:s/>Sslepy při puću. (St. 18. 19.) swj. Lukaša. Zacheus. 119 wšitko budźe dokonjane, štož pisane je přez profetow wot člozkeho syna; </text:p>
      <text:p text:style-name="P1">32. Přetož wón budźe podaty póhanam a budźe wusměšeny a hanjeny a zapluwany, mat. 27,2: </text:p>
      <text:p text:style-name="P1">33. A woni budźa jeho krjudować a morić; a na třeći dźeń budźe wón zaso stanuć. </text:p>
      <text:p text:style-name="P1">34. A woni ničo wot teho njezrozymichu, a ta ryč běše jim potajena, a njewjedźichu, štož prajene bě. </text:p>
      <text:p text:style-name="P1">35. Sta so pak, jako wón so k Jerichu pšibližowaše, sedźeše jedyn slepy při puću a prošeše. Mat. 20, 29. 30. Mark. 10, 46. </text:p>
      <text:p text:style-name="P1">36. Jako wón pak słyšeše tón lud, kotryž nimo dźěše, wobhoni so wot nich, što by to było. </text:p>
      <text:p text:style-name="P1">37. Tuž zjewichu jemu, zo Jezus Nazarenzki nimo dźe. </text:p>
      <text:p text:style-name="P1">38. A wón zawoła a dźeše: Jezu, ty syno Dawidowy, smil so nade mnu! </text:p>
      <text:p text:style-name="P1">39. Ći pak, kotřiž najprjedy dźěchu, swarjachu jeho, zo by mjelčał. Wón pak ćim bóle wołaše: Ty syno Dawidowy, smil so nade mnu! </text:p>
      <text:p text:style-name="P1">40. Jezus pak wosta stejo a kazaše jeho k sebi pšiwjezć. A hdyž wón so pšibližowa, wopraša wón jeho, </text:p>
      <text:p text:style-name="P1">41. A dźeše: Schtoha chceš, zo bych tebi činił? Wón dźeše: Knježe, zo bych zaso widźił. </text:p>
      <text:p text:style-name="P1">42. A Jezus dźeše k njemu: Budź zaso widźazy! Twoja wěra je će wuztrowiła. Mat. 9, 22. </text:p>
      <text:p text:style-name="P1">43. A hnydom widźeše wón zaso a dźěše za nim a chwaleše Boha. A wšitkón lud, kiž to widźeše, dawaše Bohu khwalbu. </text:p>
      <text:p text:style-name="P1">19. staw. Wo Zacheu, dowěrjenych puntach, Chrystusowym jědźenju do Jerusalema, zrudnym wěšćenju a wótrym poswarjenju. </text:p>
      <text:p text:style-name="P1">1. A wón ćehnješe nutř a dźěše přez Jericho. </text:p>
      <text:p text:style-name="P1">2. A hlaj, tam běše jedyn muž, z mjenom žacheus; tón bě wyši tych złonikow a bě bohaty; </text:p>
      <text:p text:style-name="P1">3. A žadaše sebi Jezusa wohladać, štó by wón był, a njemóžeše před ludom; přetož wón běše mały wot paršony. Jan. 12, 21. </text:p>
      <text:p text:style-name="P1">4. A wón běžeše prjedy a lězeše na lěsny figowy štom, zo by jeho widźił; přetož tam měješe nimo hić. </text:p>
      <text:p text:style-name="P1">5. A jako Jezus tam přińdźe, pohlada wón horje a pytnu jeho a dźeše k njemu: Zacheo, lěs ruče dele; přetož ja mam dźensa w twojim domje woztać. </text:p>
      <text:p text:style-name="P1">6. A wón zlěze ruče dele a wza jeho z wjeselom horje. </text:p>
      <text:p text:style-name="P1">7. Jako woni to widźichu, morkotachu wšitcy, zo pola hrěšnika na hozpodu zańdźe. </text:p>
      <text:p text:style-name="P1">8. Zacheus pak dźeše přistupiwši k temu Knjezej: Hlaj, Knježe, połojzu swojeho kubła dam ja chudym; a sym⸗li někoho zjebał, dam jo štyri króć zaso. 2 Mójz. 22, 1. Jez. 58, 6. </text:p>
      <text:p text:style-name="P1">9. Jezus dźeše k njemu: Dźensa je so tutemu domu zbože dostało, dokelž wón tež Abrahamowy syn je. St. 13, 16. </text:p>
      <text:p text:style-name="P1">10. Přetož člozki syn je přišoł, zo by pytał a zbóžne činił, štož zhubjene je. Mat. 18, 11. St. 9, 13. </text:p>
      <text:p text:style-name="P1">11. Jako woni na to posłuchachu, powjedaše wón dale přirunanje, teho dla, zo wón blisko při Jeruzalemje běše, a jim so zdaše, zo kralestwo Bože so hnydom ma zjewić; </text:p>
      <text:p text:style-name="P1">12. A wón dźeše: Jedyn knjejzki woteńdźe do dalokeho kraja, zo by sebi kralestwo nutř wzał a potom zaso přišoł. Mat. 25, 14. Mark. 13, 34. </text:p>
      <text:p text:style-name="P1">13. Wón zawoła pak dźesać swojich wotročkow a da jim dźesać puntow a dźeše k nim: Wikujće, hač zaso přińdu. </text:p>
      <text:p text:style-name="P1">14. Jeho měšćenjo pak jeho hidźichu a pósłachu poselztwo za nim a dachu jemu powjedźić: My </text:p>
      <text:p text:style-name="P2"><text:s/></text:p>
      <text:p text:style-name="P1">----------------------------------- https://digital.slub-dresden.de/data/kitodo/BibltojeZ_478590679/BibltojeZ_478590679_tif/jpegs/00001426.tif.large.jpg ----------------------------------------------------------- </text:p>
      <text:p text:style-name="P1"><text:s/>120 Dowěrjene punty. Sćenje (19. zt.) Jezus ćehnje do Jerusalema. nochzemy, zo by tón nad nami knježił. Jan. 1, 11. </text:p>
      <text:p text:style-name="P1">15. A sta so, zo wón zaso přińdźe, jako to kralestwo běše nutř wzał; tuž kazaše wón tych samych wotročkow k sebi zawołać, kotrymž wón te pjenjezy dał běše, zo by zhonił, što kóždy je nawikował. </text:p>
      <text:p text:style-name="P1">16. Tuž přistupi tón prěni a dźeše: Knježe, twój punt je dźesać puntow nadobył. </text:p>
      <text:p text:style-name="P1">17. A wón dźeše k njemu: Derje, dobry wotročko, dokelž sy na snadnišim swěrny był, dyrbiš ty móc měć na dźesać městach. Mat. 25, 21. Luk. 16, 10. </text:p>
      <text:p text:style-name="P1">18. Tón druhi přińdźe tež a dźeše: Knježe, twój punt je pjeć puntow pšinjesł. </text:p>
      <text:p text:style-name="P1">19. A k temu dźeše wón tež: A ty dyrbiš być na pjeći městach. </text:p>
      <text:p text:style-name="P1">20. Tež třeći přińdźe a dźeše: Knježe, hlaj, tudy je twój punt, kotryž ja sym zkhowany měł w rubišku; </text:p>
      <text:p text:style-name="P1">21. Přetož ja so tebje bojach, dokelž ty twjerdy muž sy; ty wozmješ, štož njejsy połožił, a žnješ, štož njejsy rossył. </text:p>
      <text:p text:style-name="P1">22. Wón pak dźeše k njemu: S twojeho rta sudźu ja će, ty zły wotročko. Wjedźiše ty, zo ja twjerdy muž sym, bjeru, štož njejsym połožił, a žnu, štož njejsym rossywał; 2 Sam. 1, 16. </text:p>
      <text:p text:style-name="P1">23. Cžoho dla dha ty njejsy mojich pjenjes na pšeměnjenje wudał? Dha bych ja pšišedši z wužitkom je zaso brał. </text:p>
      <text:p text:style-name="P1">24. A wón dźeše k tym, kotřiž pódla stejachu: Wzmiće tón punt wot njeho a dajće jón temu, kiž ma te dźesać puntow. </text:p>
      <text:p text:style-name="P1">25. Woni pak dźachu k njemu: Knježe, wšak wón ma dźesać puntow. </text:p>
      <text:p text:style-name="P1">26. Ale ja praju wam, zo kóždemu, kiž ma, budźe date; ale wot teho, kotryž nima, budźe tež to wzate, štož wón ma. Mat. 13, 12. Luk. 8, 18. </text:p>
      <text:p text:style-name="P1">27. Tež tych samych mojich njepřećelow, kiž njechachu, zo bych ja nad nimi knježił, pšiwjedźće sem a zkónzujće jich přede mnu. </text:p>
      <text:p text:style-name="P1">28. A hdyž wón to praješe, dźěše wón dale a ćehnješe horje do Jerusalema. Mark. 10, 32. </text:p>
      <text:p text:style-name="P1">29. A sta so, jako wón so pšibližowa k Bethfagu a k Bethanii a přińdźe k tej wolijowej horje, pósła wón swojich wučomnikow dweju, Mat. 21, 1. Mark. 11, 1. Jan. 12, 12. </text:p>
      <text:p text:style-name="P1">30. A dźeše: Dźitaj do teho městka, kotrež prjedy waju leži; a hdyž nutř zańdźetaj, budźetaj wój wóslatko přiwjazane namakać, na kotrymž nihdy žadyn čłowjek njeje sedźił. Wotwježtaj to same a pšiwjedźtaj jo ke mni. </text:p>
      <text:p text:style-name="P1">31. A budźe-li waju štó prašeć, čoho dla jo wotwjazujetaj, rjekńtaj k njemu tak: Tón Knjez jo potrjeba. </text:p>
      <text:p text:style-name="P1">32. A taj pósłanaj woteńdźeštaj a namakaštaj, kaž wón jimaj běše powjedźił. </text:p>
      <text:p text:style-name="P1">33. Jako wonaj pak to wóslatko wotwjazaštaj, dźachu jeho knježa k nimaj: Cžoho dla wotwjazataj to wóslatko? </text:p>
      <text:p text:style-name="P1">34. Tuž dźeštaj wonaj: Tón Knjez jeho trjeba. </text:p>
      <text:p text:style-name="P1">35. A wonaj pšiwjedźeštaj to same k Jezusej a ćisnuštaj swoju drastu na to wóslatko a sadźištaj Jezusa na njo. </text:p>
      <text:p text:style-name="P1">36. Jako wón pak jědźiše, pšeztrěchu woni swoju drastu na puć. </text:p>
      <text:p text:style-name="P1">37. A hdyž wón so pšibližeše a po tej wolijowej horje dele ćehnješe, poča cyła zhromadźizna jeho wučomnikow z wjesełozću Boha chwalić z wulkim hłosom za wšitke skutki, kotrež běchu widźili, </text:p>
      <text:p text:style-name="P1">38. A dźachu: Chwaleny budź, kiž přińdźe, kral, w mjenje teho Knjeza! Měr budź na njebju a čezć w tej wysokosći. Jan. 12, 13. Luk. 2, 14. </text:p>
      <text:p text:style-name="P1">39. A někotzi tych Farizejskich bjez ludźom dźachu k njemu: Miš</text:p>
      <text:p text:style-name="P2"><text:s/></text:p>
      <text:p text:style-name="P1">----------------------------------- https://digital.slub-dresden.de/data/kitodo/BibltojeZ_478590679/BibltojeZ_478590679_tif/jpegs/00001427.tif.large.jpg ----------------------------------------------------------- </text:p>
      <text:p text:style-name="P1"><text:s/>Jezus płače na Jeruz., (St 19.20.) swj. Lułaša. wuči w templu. 121 trje, naswaŕ wšak swojich wučomnikow. </text:p>
      <text:p text:style-name="P1">40. Wón wotmołwi pak a dźeše k nim: Ja praju wam: Budźa⸗li ći mjelčeć, dha budźa te kamjenje wrěšćeć. Hab. 2, 11. Sćenje na 10. njedźelu po swj. Trojicy. </text:p>
      <text:p text:style-name="P1">41. [A jako so wón pšibliža, pohlada wón na to město a płakaše na njo, 2 Kral. 8, 11. </text:p>
      <text:p text:style-name="P1">42. A dźeše: Hdy by wšak ty wjedźiło, dha by ty tež wopomniło w tym swojim času, što so k twojemu měrej hodźi. Ale nětk je před twojimaj wočomaj potajene. 5 Mójz. 32, 29. </text:p>
      <text:p text:style-name="P1">43. Přetož čas budźe přińć na tebje, zo twoji njepšećeljo budźa tebje a twoje dźěći w tebi ze šanzu wobzanknuć, tebje woblehnuć a na wšěch ztronach će tyšić; </text:p>
      <text:p text:style-name="P1">44. A budźa tebje zemi zrunać a žadyn kamjeń na kamjenju njewoztajić, teho dla, zo ty njejsy póznało tón čas, w kotrymž ty sy doma pytane. 1 Kral. 9, 7. Jer. 26, 18. Mich. 3, 12. Mat. 24, 1 Mark. 13, 2. </text:p>
      <text:p text:style-name="P1">45. A wón zańdźe do templa a poča won honić tych, kiž w tym samym předawachu a kupowachu, Mat. 21, 12. Mark. 11, 17. </text:p>
      <text:p text:style-name="P1">46. A dźeše k nim: Pisane steji: Mój dom je dom teje modlitwy; wy pak sće jón zčinili k mordaŕzkej jamje. Jez. 56, 7. Jer. 7, 11. </text:p>
      <text:p text:style-name="P1">47. A wón wučeše wšědnje w templu. Ale ći wyši měšnicy a pismawučeni a ći wosebniši bjez ludom pytachu, zo bychu jeho skóncowali; </text:p>
      <text:p text:style-name="P1">48. A njenamakachu, kak to bychu činili; přetož wšitkón lud wisaše na nim a posłuchaše jeho.) </text:p>
      <text:p text:style-name="P1">20. staw. Khryztusowe rosryčenje wo swojej paršonje a swojim hamće, wo dańzkim krošu a morwych horjestaću. </text:p>
      <text:p text:style-name="P1">1. A sta so tych dnjow jedyn, zo wón tón lud wučeše w templu a prědowaše to evangelion; tuž pšiztupichu k njemu wyši měšnicy a pismawučeni ze staršimi, Mat. 21, 23. Mark. 11, 27. </text:p>
      <text:p text:style-name="P1">2. A ryčachu k njemu a dźachu: Powjes nam, z kajkej mozu činiš ty to? Abo štó je tebi tu móc dał? Jap. zk. 4, 7. </text:p>
      <text:p text:style-name="P1">3. Wón pak wotmołwi a dźeše k nim: A ja chcu was tež jene słowo woprašeć, a powěsće to mi: </text:p>
      <text:p text:style-name="P1">4. Ta křćenica Janowa, běše wona z njebjes, abo wot čłowjekow? </text:p>
      <text:p text:style-name="P1">5. Woni sebi pak pomyslichu a dźachu: Rjeknjemy my, z njebjes, dha budźe wón prajić: Cžoho dla dha wy njejsće jemu wěrili?</text:p>
      <text:p text:style-name="P1">6. Prajimy my pak, zo je była wot čłowjekow, dha budźe nas wšitkón lud kamjenjować; přetož woni zyle za to dźerža, zo Jan je profeta. </text:p>
      <text:p text:style-name="P1">7. A woni wotmołwichu, zo njewjedźa, z wotkal wona je. </text:p>
      <text:p text:style-name="P1">8. A Jezus dźeše k nim: Dha ja wam tež njepowěm, z kajkej mozu to činju. Sćenje na njedźelu Oculi. </text:p>
      <text:p text:style-name="P1">9. [Wón pak poča ludu powjedać tajke přirunanje: Jedyn čłowjek płodźeše sebi winicu a pšenaja ju winicarjam, a wón woteńdźe preč přez polo na dołhi čas. Pz. 80, 9. Jez. 5, 1. Mat.21, 33. Mark.12,1. </text:p>
      <text:p text:style-name="P1">10. A w swojim času pósła wón wotročka k tym winicarjam, zo bychu jemu dali wot wužitka teje winicy. Ći winizarjo pak bijachu jeho a pušćichu jeho prózneho wot sebje. 2 Kron. 36, 15. 16. </text:p>
      <text:p text:style-name="P1">11. A dale pósła wón hišće druheho wotročka; woni pak nabichu teho tež a hanjachu jeho a pušćichu jeho prózneho wot sebje. Mat. 22, 6. </text:p>
      <text:p text:style-name="P1">12. A wyše teho pósła wón hišče tzećeho; woni pak zranichu teho sameho tež a wuztorčichu jeho won. </text:p>
      <text:p text:style-name="P1">13. Tuž dźeše tón knjez teje winicy: Što dyrbju činić? Ja chcu swojeho lubeho syna pósłać; snadź, </text:p>
      <text:p text:style-name="P2"><text:s/></text:p>
      <text:p text:style-name="P1">----------------------------------- https://digital.slub-dresden.de/data/kitodo/BibltojeZ_478590679/BibltojeZ_478590679_tif/jpegs/00001428.tif.large.jpg ----------------------------------------------------------- </text:p>
      <text:p text:style-name="P1"><text:s/>122 Farizejskich a Sčenje (20. zt.) Sadduzejzkich prašenje. hdyž teho sameho widźa, woni so budźa ztrachować. </text:p>
      <text:p text:style-name="P1">14. Jako pak winizarjo teho syna widźichu, rosryčachu woni so bjez sobu a dźachu: Tón je tón herba; pójće, chcemy jeho zabić, zo by to herbztwo naše było. Pz. 2, 8. </text:p>
      <text:p text:style-name="P1">15. A wuztorčichu jeho z winicy won a zabichu jeho. Što teho dla budźe tón knjez teje winicy tym samym činić? </text:p>
      <text:p text:style-name="P1">16. Wón budźe přińć a budźe tych samych winicarjow skóncować a swoju winicu druhim dać. Jako woni to słyšachu, dźachu woni: Bóh to njedaj! </text:p>
      <text:p text:style-name="P1">17. Wón pak pohlada na nich a dźeše: Što je teho dla to, štož pisane steji: Tón samy kamjeń, kotryž su ćěslojo zaćisli, tón je so róžkny kamjeń sčinił? pj. 118, 22. Mat. 21, 42. Jap. zk. 4, 11. 1 Pětr. 2, 7. </text:p>
      <text:p text:style-name="P1">18. Kóždy, kiž na tón kamjeń panje, rosrazy so; na kohož pak wón panje, teho budźe wón rosmjazć. </text:p>
      <text:p text:style-name="P1">19. A wyši měšnicy a pismawučeni stejachu za tym, kak bychu rucy w tej samej štundźe na njeho połožili; ale teho luda so bojachu; přetož woni zrozumichu, zo wón na nich to přirunanje běše rěčał. St. 19, 48. </text:p>
      <text:p text:style-name="P1">20. Teho dla kedźbowachu woni na njeho a pósłachu łakarjow won, kiž dyrbjachu so za prawych wudawać, zo bychu jeho na jeho rěči zasłapali a tak jeho podali wyšnozći a do bohotoweje mozy.j Mat. 22, 15. Mark. 12, 13. </text:p>
      <text:p text:style-name="P1">21. A ći woprašachu jeho a dźachu: Mištrje, my wěmy, zo ty prawje ryčiš a wučiš a nimaš nikoho kedźbu, ale wučiš tón puć Boži w prawdźe; Mat. 22, 16. </text:p>
      <text:p text:style-name="P1">22. Je prawje, zo my chěžorej dawki dawamy, abo nic? </text:p>
      <text:p text:style-name="P1">23. Wón pak zrozumi jich lesnozć a dźešek nim: Što mje spytujeće? </text:p>
      <text:p text:style-name="P1">24. Pokažće mi kroš; čeji wobras a napismo ma wón? Woni pak wotmołwichu a dźachu: Teho kejžora. </text:p>
      <text:p text:style-name="P1">25. Tuž dźeše wón k nim: Dha dajće chěžorej, štož je khěžorowe, a Bohu, štož je Bože. Rom. 13, 7. </text:p>
      <text:p text:style-name="P1">26. A woni njemóžachu jeho na žanym słowje zasłapać před ludom; ale dźiwachu so jeho wotmołwjenja a mjelknychu. </text:p>
      <text:p text:style-name="P1">27. Pšiztupichu pak někotzi tych Sadduzejzkich (kotřiž praja, zo njeje žane horjeztawanje)a prašachu jeho, </text:p>
      <text:p text:style-name="P1">28. A dźachu: Mištrje, Mójzas je nam napisał: Hdy by komu bratr wumrěł bjez dźěći, zo by jeho bratr tu žonu wzał a swojemu bratrej symjo zbudźił. 1 Mójz. 38, 8. 5 Mójz. 25, 5. Mat. 22, 24. Mark. 12, 19. </text:p>
      <text:p text:style-name="P1">29. Ssedmjo bratřa pak běchu, a prěni wza sebi žonu a wumrě bjez dźěći. </text:p>
      <text:p text:style-name="P1">30. A tuž wza tón druhi tu žonu a tón wumrě tež bjez dźěći. </text:p>
      <text:p text:style-name="P1">31. Tež tón třeći wza ju. Teje runozće tež ći druzy wot tych sydom, a zemrjechu a njewoztajichu žanych dźěći. </text:p>
      <text:p text:style-name="P1">32. Naposledk po wšěch wumrě tež ta žona. </text:p>
      <text:p text:style-name="P1">33. W horjeztawanju teho dla, kotreho bjez tymi žona budźe wona? Přetož wšitcy sedmjo su ju za mandźelsku měli. </text:p>
      <text:p text:style-name="P1">34. A Jezus wotmołwi a dźeše k nim: Dźěći teho swěta woženja a wudawaja so; </text:p>
      <text:p text:style-name="P1">35. Kotřiž pak doztojni budźa, tón tamny swět dostać a to horjeztawanje wot morwych, ći njebudźa so ani ženić ani wudawać; </text:p>
      <text:p text:style-name="P1">36. Přetož woni dale wjazy njemóža wumrjeć; přetož woni su jandźelam runi a su Bože dźěći, kotřiž su dźěći teho horjeztawanja. Mat. 22, 30. </text:p>
      <text:p text:style-name="P1">37. So pak morwi horjeztawaju, to tež Mójzas wobswědči při tym lěsu, hdyž wón rjeknje: Tón Knjez je Bóh Abrahama a Bóh Jzaaka a Bóh Jakuba. 2 Mójz. 3, 6. </text:p>
      <text:p text:style-name="P2"><text:s/></text:p>
      <text:p text:style-name="P1">----------------------------------- https://digital.slub-dresden.de/data/kitodo/BibltojeZ_478590679/BibltojeZ_478590679_tif/jpegs/00001429.tif.large.jpg ----------------------------------------------------------- </text:p>
      <text:p text:style-name="P1"><text:s/>Scherpatzy wudowy. (St. 20. 21.) swj. Lukaša. Wutupjenje 123 </text:p>
      <text:p text:style-name="P1">38. Bóh pak njeje tych morwych, ale tych žiwych Bóh; přetož jemu su wšitcy žiwi. </text:p>
      <text:p text:style-name="P1">39. Tuž wotmołwichu někotzi tych pismawučenych a dźachu: Mištrje, ty sy derje rěčał. </text:p>
      <text:p text:style-name="P1">40. A woni jeho dale njesmědźachu woprašeć. </text:p>
      <text:p text:style-name="P1">41. Wón dźeše pak k nim: Kak praja woni, zo Chrystus je Dawidowy syn? Mat. 22, 42. Mark. 12, 35. </text:p>
      <text:p text:style-name="P1">42. Přetož Davit sam praji w pzalmowych knihach: Tón Knjez je prajił k mojemu Knjezej: Syn so k mojej prawicy, Pz. 110, 1. Mat. 22, 44. </text:p>
      <text:p text:style-name="P1">43. Hač ja połožu twojich njepřećelow k podnožkej twojich nohow. </text:p>
      <text:p text:style-name="P1">44. Teho dla, hdyž Davit mjenuje jeho swojeho Knjeza, kak dha wón je jeho Syn? </text:p>
      <text:p text:style-name="P1">45. Jako pak zyły lud posłuchaše, dźeše wón k swojim wučomnikam: </text:p>
      <text:p text:style-name="P1">46. Hladajće so pismawučenych, kotřiž chzedźa khodźić w dołhich draztach a dadźa so radźi poztrowić na torhošćach a sydaju radźi wysoko w šulach a za blidom; Mat. 23, 3. </text:p>
      <text:p text:style-name="P1">47. Woni zežeru wudowam jich domy a wudawaju so z dołhimi modlitwami. Ći sami budźa ćim ćežše zatamanztwo dostać. Mat. 23, 14. </text:p>
      <text:p text:style-name="P1">21. staw. Wo wudowy jałmožinje, zahubjenju Jeruzalemzkim a kóncu swěta. </text:p>
      <text:p text:style-name="P1">1. Wón pak pohlada horje a pšihladowaše, kak bohaći swoje dary do Božeho kašća składowachu. Mark. 12, 41. </text:p>
      <text:p text:style-name="P1">2. Wón pak tež wuhlada jenu khudu wudowu, kotraž tam dwě šerpatzy połoži. </text:p>
      <text:p text:style-name="P1">3. Tuž dźeše wón: Woprawdźe, ja praju wam, zo tuta chuda wudowa je wjazy złožiła, dyžli woni wšitcy. </text:p>
      <text:p text:style-name="P1">4. Přetož woni su z teho, štož jim je zbytkne, zkładowali k Božemu woporu; ta je pak ze swojeje khudoby wšitku swoju žiwnosć, kotruž měješe, nutř połožiła. </text:p>
      <text:p text:style-name="P1">5. A jako někotzi ryčachu wot templa, zo běše z pěknymi kamjenjemi a z wopomnikami rjenje wuhotowany, dźeše wón: Mat. 24, 1. Mark. 13, 1. 2. </text:p>
      <text:p text:style-name="P1">6. Na to wy hladaće? Čas budźe přińć, w kotrymž wot teho wšeho nic kamjeń na kamjenju woztać njebudźe, kotryž by njebył rosłamany. St. 19, 44. Jer. 26, 18. Mich. 3, 12. </text:p>
      <text:p text:style-name="P1">7. Woni prašachu jeho pak a dźachu: Mištrje, hdy dha to budźe? A kajki zejch budźe, hdyž so to budźe stać? </text:p>
      <text:p text:style-name="P1">8. Wón pak dźeše: Hladajće so, zo byšće njebyli zawjedźeni. Přetož wjele jich budźe přińć w mojim mjenje a budźa prajić: Ja sym Chrystus, a tón čas je so pšibližał. Njekhodźće teho dla za nimi. Mark. 13, 22. </text:p>
      <text:p text:style-name="P1">9. Hdyž pak budźeće słyšeć wot wójnow a wot zeztawanjow, njeztrachujće so: přetož to ma so prjedy stać; ale kónc njeje hišće hnydom. </text:p>
      <text:p text:style-name="P1">10. Tehdy dźeše wón dale k nim: Lud budźe přećiwo ludu poztanuć a kralestwo přećiwo kraleztwu. </text:p>
      <text:p text:style-name="P1">11. A wulke zemjerženja budźa tam a sem, a hłody a mór; tež budźa ztrachi a wulke zejchi z njebjes so stać. </text:p>
      <text:p text:style-name="P1">12. Ale přede wšitkim tym budźa woni swojej rucy na was połožić a was pšezćěhać, a budźa was do swojich šulow a jaztwow podać a před kralow a před knježich wodźić mojeho mjena dla; Mat. 24, 9. Mark. 13, 9. </text:p>
      <text:p text:style-name="P1">13. To pak budźe so wam stać na to swědčenje. </text:p>
      <text:p text:style-name="P1">14. Wzmiće dha teho dla k wutrobje, zo byšće so před časom njeztarali, kak byšće so zamolwili. </text:p>
      <text:p text:style-name="P1">15. Přetož ja chcu wam rt a </text:p>
      <text:p text:style-name="P2"><text:s/></text:p>
      <text:p text:style-name="P1">----------------------------------- https://digital.slub-dresden.de/data/kitodo/BibltojeZ_478590679/BibltojeZ_478590679_tif/jpegs/00001430.tif.large.jpg ----------------------------------------------------------- </text:p>
      <text:p text:style-name="P1"><text:s/>124 Jerusalema Sćenje (21. zt.) a kónc swěta. mudrozć dać, kotrejž njebudźa móc přećiwo rěčeć, ani so pšećiwić wšitcy waši pšećiwnizy. </text:p>
      <text:p text:style-name="P1">16. Wy budźeće pak tež podaći wot staršich a wot bratrow, wot pširodnych a wot pšećelow; a woni budźa někotrych wot was morić. Mich. 7, 6. Jap. zk. 7, 58. </text:p>
      <text:p text:style-name="P1">17. A wy budźeće wot kóždeho hidźeni mojeho mjena dla. Mat. 10, 22. </text:p>
      <text:p text:style-name="P1">18. Ale ani włós z wašeje hłowy njedyrbi wam kónc wzać. St. 12, 7. Mat. 10, 30. </text:p>
      <text:p text:style-name="P1">19. Wobsyńće waše duše z wašej zćeŕpliwozću. 2 Kron. 15, 7. </text:p>
      <text:p text:style-name="P1">20. Hdyž wy pak budźeće widźić Jeruzalem woblehnjene wot wójska, tehdy póznajće, zo so je pšibližało jeho zkaženje. Mat. 24, 15. Mark. 13, 14. </text:p>
      <text:p text:style-name="P1">21. Kotřiž tehdy su w židowzkej zemi, ći njech ćeknu k horam; a kotřiž su srjedźa teje sameje, njech wuběhnu won; a kotřiž na polach su, ći njech njekhodźa do njeje; </text:p>
      <text:p text:style-name="P1">22. Přetož to su te dny teho wjećenja, zo by dopjelnjene było wšitko, štož pisane je. </text:p>
      <text:p text:style-name="P1">23. Běda pak samodruhim a ćěšnym w tych samych dnjach; přetož wulka nuza budźe na zemi a hněw na tym ludu. </text:p>
      <text:p text:style-name="P1">24. A budźa padać wot wótreho mječa a jeći wodźeni bjez wšitkich ludźi; a Jeruzalem budźe rosteptane wot póhanow, hač póhanow čas je dopjelnjeny. Rom. 11, 25. Sćenje na 2. njedźelu adventa. </text:p>
      <text:p text:style-name="P1">25. A zejchi budźa na słónzu a na měsacu a na hwězdach; a na zemi budźe so ludźom ztyzkać a njebudźa wjedźić, što činić; a morjo a žołmy budźa šumić; Jez. 13, 10. Mat. 24, 9. </text:p>
      <text:p text:style-name="P1">26. A ludźom budźe so zeznuć před ztrachotu a wočakowanjom tych wěcow, kiž na zemju přińć dyrbja; přetož tež njebjesow mozy budźa so hnuć. </text:p>
      <text:p text:style-name="P1">27. A tehdy budźa widźić člorózkeho syna přińdźo w mróčeli z wulkej mozu a krasnozću. Dan. 7, 13. </text:p>
      <text:p text:style-name="P1">28. Hdyž so pak to wšitko budźe započeć, dha hladajće horje a pozběhńće swoje hłowy, teho dla, zo so waše wumoženje pšibližuje. Jez. 40, 26. Rom. 8, 21. 23. </text:p>
      <text:p text:style-name="P1">29. A wón praješe jim přirunanje: Pohladajće na figowc a na wšitke štomy; Mat. 24, 32. </text:p>
      <text:p text:style-name="P1">30. Hdyž so nětk pukaju, dha to widźo sami wot sebje wěsće, zo nětk lětny čas blisko je. </text:p>
      <text:p text:style-name="P1">31. Tak tež wy, hdyž widźić budźeće te wěcy so započeć, dha wěsće, zo Bože kralestwo blisko je. </text:p>
      <text:p text:style-name="P1">32. Zawěrnje, ja praju wam, zo ta šlachta njebudźe zańć, hač so to wšitko stanje. </text:p>
      <text:p text:style-name="P1">33. Njebjo a zemja budźetej zahinuć, ale moje słowa njebudźa zahinuć. St. 16, 17. Pz. 102, 27. Jez. 51, 6. Mat. 5, 18. </text:p>
      <text:p text:style-name="P1">34. Hladajće so pak, zo waše wutroby njebudźa wobćežene z wobžranztwom, z wopiłztwom a ze ztarozćemi teje žiwnozće, a tón dźeń was njepšekhwatał; Rom. 15, 13. Eph. 5, 18. </text:p>
      <text:p text:style-name="P1">35. Přetož runje jako powlečena syć budźe wón přińć na wšěch, kiž na zemi bydla. 1 Thes. 5, 3. </text:p>
      <text:p text:style-name="P1">36. Teho dla wachujće kóždy čas a modlće so, zo byšće doztojni byli ćeknuć temu wšitkemu, štož so podać budźe, a wobstać před člorózkim synom.) </text:p>
      <text:p text:style-name="P1">37. Wón wučeše pak wodnjo w templu; ale w nocy chodźeše wón won a pšebywaše na wolijowej horje. </text:p>
      <text:p text:style-name="P1">38. A wšitkón lud pšikhadźowaše k njemu rano w templu, zo by jeho posłuchał. </text:p>
      <text:p text:style-name="P2"><text:s/></text:p>
      <text:p text:style-name="P1">----------------------------------- https://digital.slub-dresden.de/data/kitodo/BibltojeZ_478590679/BibltojeZ_478590679_tif/jpegs/00001431.tif.large.jpg ----------------------------------------------------------- </text:p>
      <text:p text:style-name="P1"><text:s/>Jutrowne jehnjo. (St. 22.) swj. Lukaša. Swada 125 </text:p>
      <text:p text:style-name="P1">22. staw. Wo Judašu, pšeradniku, jutrownym jehnjeću a wječeri, wučomnikow lakomztwje po prózdnej česći, Chrystusowym ćerpjenju w zahrodźe a před Kajphasom; Pětrowy hrěšny pad. </text:p>
      <text:p text:style-name="P1">1. Wón so pak pšibližowaše tón róčny čas tych słódkich chlěbow, jutry mjenowany. Mat. 26, 2. Mark. 14, 1. Jan. 13, 1. </text:p>
      <text:p text:style-name="P1">2. A wyši měšnicy a pismawučeni pytachu, kak bychu jeho skóncowali; přetož woni so luba bojachu. Jan. 11, 47. </text:p>
      <text:p text:style-name="P1">3. Tón zatan pak běše ztupił do Judaša, kotrehož mjeno je Jšarioth, kiž jedyn wot tych dwanaće běše. Mat. 26, 14. Mark. 14, 10. </text:p>
      <text:p text:style-name="P1">4. A wón woteńdźe a rěčeše z wyššimi měšnikami a z hejtmanami, kak by jeho jim podał. </text:p>
      <text:p text:style-name="P1">5. A ći so zwjeselichu a slubichu jemu pjenjezy dać. </text:p>
      <text:p text:style-name="P1">6. A wón pširjeknu so a hladaše zprawneho časa, zo by jeho jim podał bjez hawtowanja. </text:p>
      <text:p text:style-name="P1">7. Přińdźe pak dźeń tych słódkich chlěbow, na kotrymž so jutrowne jehnjo woprowaše. Mat. 26, 17. Mark. 14, 12. </text:p>
      <text:p text:style-name="P1">8. Tuž pósła wón Pětra a Jana a dźeše: Dźitaj a pšihotujtaj nam to jutrowne jehnjo, zo bychmy to same jědli. </text:p>
      <text:p text:style-name="P1">9. Wonaj pak dźeštaj k njemu: Hdźe chceš, zo bychmój to same pšihotowałaj? </text:p>
      <text:p text:style-name="P1">10. Wón dźeše k nimaj: Hlaj, hdyž do města pšińdźetaj, budźe waju čłowjek zetkać, tón njese wódny karan; dźitaj za nim do teho doma, hdźež wón nutř dźe, </text:p>
      <text:p text:style-name="P1">11. A rjekńtaj k hozpodarjej teho doma: Mištr da ći prajić: Hdźe je ta hozpoda, hdźež ja móžu jutrowne jehnjo jěsć z mojimi wučomnikami? </text:p>
      <text:p text:style-name="P1">12. A wón budźe wamaj wulku łubju, kotraž z kamjenjemi wusadźena je, pokazać; tam jo pšihotujtaj. </text:p>
      <text:p text:style-name="P1">13. Wonaj dźěštaj a namakaštaj, kaž wón jimaj běše prajił, a pšihotowaštaj to jutrowne jehnjo. St. 19, 32. Tekst na zeleny štwórtk. IV. </text:p>
      <text:p text:style-name="P1">14. A jako ta štunda přińdźe, synu wón so k blidu, a ći dwanaćo japoštoli z nim. Mat. 26, 20. </text:p>
      <text:p text:style-name="P1">15. A wón dźeše k nim: Ja sym z wutrobu sebi žadał, zo bych to jutrowne jehnjo z wami pojědł, prjedy dyžli ja ćeŕpju; </text:p>
      <text:p text:style-name="P1">16. Přetož ja praju wam, zo dale wot njeho jěsć njebudu, hač dopjelnjene budźe w Božim kraleztwje. Mat. 26, 29. </text:p>
      <text:p text:style-name="P1">17. A wón wza khelich, dźakowaše so a dźeše: Wzmiće tón a dźělće jón bjez sobu; </text:p>
      <text:p text:style-name="P1">18. Přetož ja praju wam: Ja njebudu wjazy pić wot teho płoda winoweho pjeńka, hač Bože kralestwo přińdźe. Mat. 26, 29. </text:p>
      <text:p text:style-name="P1">19. A wón wza tón chlěb, dźakowaše so a łamaše a da jón jim a dźeše: To je moje ćěło, kotrež budźe za was date; to čińće k mojemu wopomnjenju. Mat. 26, 26. Mark. 14, 22. 1 Kor. 11, 23. </text:p>
      <text:p text:style-name="P1">20. Teho runja wza wón tež tón khelich po tej wječeri a dźeše: Tón khelich je tón nowy zakoń w mojej krwi, kotraž za was pšelata budźe.) </text:p>
      <text:p text:style-name="P1">21. Ale hlaj, ruka mojeho pšeradnika je zo mnu za blidom. </text:p>
      <text:p text:style-name="P1">22. Cžlowzki syn derje tam dźe, kaž je wobzanknjene; ale běda temu čłowjekej, přez kotrehož wón pšeradźeny budźe. </text:p>
      <text:p text:style-name="P1">23. A woni počachu so sami bjez sobu prašeć, kotry by tež bjez nimi był, kiž to činić budźe</text:p>
      <text:p text:style-name="P1">24. Swada so pak tež zběhnu bjez nimi, kotry bjez nimi dyrbjał za najwjetšeho dźeržany być. Mark. 9, 34. </text:p>
      <text:p text:style-name="P1">25. Wón pak dźeše k nim: Ći swětni kralojo knježa, a tym móznym rěkaju miłozćiwi knježa; Mat. 20, 25. Mark. 10, 42. </text:p>
      <text:p text:style-name="P2"><text:s/></text:p>
      <text:p text:style-name="P1">----------------------------------- https://digital.slub-dresden.de/data/kitodo/BibltojeZ_478590679/BibltojeZ_478590679_tif/jpegs/00001432.tif.large.jpg ----------------------------------------------------------- </text:p>
      <text:p text:style-name="P1"><text:s/>126 wučomnikow. Sčenje (22. zt.) Jezus so modli; </text:p>
      <text:p text:style-name="P1">26. Wam pak nic tak; ale tón wjetši bjez wami dyrbi być jako młódši, a tón wosebniši jako słužomnik. 1 Pětr. 5, 3. 5. 6. </text:p>
      <text:p text:style-name="P1">27. Přetož kotry je wjetši? Tón, kiž za blidom sedźi, abo tón, kiž słuži? Njeje temu tak, zo tón, kiž za blidom sedźi? Ja pak sym srjedźa bjez wami jako słužomnik. Mat. 20, 28. Jan. 13, 14. Phil. 2, 7. </text:p>
      <text:p text:style-name="P1">28. Wy pak sće wobztajni při mni woztali w mojich zpytowanjach; St. 18, 28. </text:p>
      <text:p text:style-name="P1">29. A ja chcu wam kralestwo wotkazać, kaž mi mój Wótc wotkazał je; St. 12, 82. </text:p>
      <text:p text:style-name="P1">30. So budźeće jěsć a pić za mojim blidom w mojim kraleztwje a sedźić na ztołach a sudźić te dwanaće Jzraelzke šlachty. Mat. 19, 28. </text:p>
      <text:p text:style-name="P1">31. Tón Knjez tež dźeše: Schimanje, Schimanje, hlaj, zatanas je was požadał, zo by was mohł sać jako pšeńcu; 1 Pětr. 5, 8. </text:p>
      <text:p text:style-name="P1">32. Ale ja sym prosył za tebje, zo by twoja wěra njepšeztała; a hdyž ty so něhdy nakazaš, dha posylń swojich bratrow. Jan. 17; 20: Pz 51, 15. </text:p>
      <text:p text:style-name="P1">33. Wón pak dźeše k njemu: Knježe, ja sym hotowy z tobu do jastwa a do smjerće hić. </text:p>
      <text:p text:style-name="P1">34. Wón pak dźeše: Pětrje, ja ći praju, kapon dźensa njebudźe zazpěwać, hač ty prjedy tři króć zaprěł sy, zo mje njeznaješ. Mat. 26, 34. Mark. 14, 30. Jan. 13, 38. </text:p>
      <text:p text:style-name="P1">35. Wón tež dźeše k nim: Tak často, jako sym ja was pósłał bjez móšnje, bjez wačoka a bjez črijow, sće wy tež hdy nuzu měli? Woni dźachu: Nihdy žanu. Pz.23, 1. Pz. 33, 19. Pz. 34, 10. Mat. 10, 9. </text:p>
      <text:p text:style-name="P1">36. Tuž dźeše wón k nim: Ale nětk, štóž móšeń ma, tón wzmi tu samu, teho runja tež wačok. A štóž nima, njech pšeda swoju drastu a kup sebi mječ. </text:p>
      <text:p text:style-name="P1">37. Přetož ja praju wam, zo so hišće na mni dyrbi dokonjeć, štož pisane steji: Wón je bjez złóstnikow rachnowany. Přetož štož wote mnje pisane je, to ma kónc. Jez. 53, 13. </text:p>
      <text:p text:style-name="P1">38. Woni pak dźachu: Knježe, hlaj, tu staj dwaj mječej. </text:p>
      <text:p text:style-name="P1">39. Wón pak dźeše k nim: Dosć je. A wón dźěše won po swojim wašnju na wolijowu horu. A jeho wučomnicy dźěchu za nim. Mat. 26, 30. Mark. 14, 26. Jan. 18, 1. </text:p>
      <text:p text:style-name="P1">40. A hdyž wón tam přińdźe, dźeše wón k nim: Modlće so, zo byšće do spytowanja njepanuli. </text:p>
      <text:p text:style-name="P1">41. A wón so wot nich wottorže, tak daloko, jako něhdźe jedyn z kamjenjom doćisnje, a poklaknu na kolena, modleše so Mat. 26, 39. </text:p>
      <text:p text:style-name="P1">42. A dźeše: Wótče, chceš⸗li, dha wzmi tón khelich wote mnje; nic pak moja wola, ale twoja wola so ztań. </text:p>
      <text:p text:style-name="P1">43. A jandźel z njebjes zjewi so jemu a posylni jeho. </text:p>
      <text:p text:style-name="P1">44. A jako wón so ze smjerću bědźeše, modleše wón so nutrnišo. A jeho pót bě jako krwawne krjepki, te padachu dele na zemju. </text:p>
      <text:p text:style-name="P1">45. A ztanuwši wot modlitwy přińdźe wón k swojim wučomnikam a namaka jich zpizy zrudoby dla; </text:p>
      <text:p text:style-name="P1">46. A dźeše k nim: Što spiće? Stańće a modlće so, zo do spytowanja njepanjeće. </text:p>
      <text:p text:style-name="P1">47. A jako wón hišće rěčeše, hlaj, tuž přińdźe črjóda, a jedyn wot tych dwanaće, mjenowany Judaš, dźěše prjedy nich a pšibliža so k Jezusej, zo by jeho wokošał. Mat. 26, 47. Mark. 14, 413. Jan. 18, 3. </text:p>
      <text:p text:style-name="P1">48. Jezus pak dźeše k njemu: Judašo, pšeradźiš ty člorózkeho syna z wokošenjom? </text:p>
      <text:p text:style-name="P1">49. Jako pak to widźichu ći, kiž wokoło njeho běchu, što to być zechzyše, dźachu woni k njemu: Knježe, dyrbimy my z mječom do nich rubać? </text:p>
      <text:p text:style-name="P2"><text:s/></text:p>
      <text:p text:style-name="P1">----------------------------------- https://digital.slub-dresden.de/data/kitodo/BibltojeZ_478590679/BibltojeZ_478590679_tif/jpegs/00001433.tif.large.jpg ----------------------------------------------------------- </text:p>
      <text:p text:style-name="P1"><text:s/>pšeradźeny. (St. 22. 23.) swj. Lukaša. Pětr płače. 127 </text:p>
      <text:p text:style-name="P1">50. A jedyn wot nich rubnu wyšeho měšnika wotročka a wotća jemu jeho prawe wucho. Mat. 26, 51. Mark. 14, 47. Jan. 18, 10. </text:p>
      <text:p text:style-name="P1">51. Jezus pak wotmołwi a dźeše: Njech jeno woni tak nětk činja. A wón so jeho wucha dótknu a zahoji jeho. </text:p>
      <text:p text:style-name="P1">52. Jezus pak dźeše k wyšim měšnikam a k hejtmanam teho templa a k staršim, kiž na njeho přišli běchu: Wy zcże jako na mordarja z mječemi a ze žerdźemi wušli; Mat. 26, 55. Mark. 14, 48. </text:p>
      <text:p text:style-name="P1">53. Ja sym wšědnje pola was w templu był, a wy njejsće žaneje ruki na mnje załožili; ale to je ta waša štunda a ta móc teje ćěmnozće. Jan. 7, 30. St. 8, 20. </text:p>
      <text:p text:style-name="P1">54. Woni jeho pak zapšijachu a wjedźechu jeho a přiwjedźechu jeho do wyšeho měšnika chěže. Pětr pak dźěše nazdala za nim. Mat. 26, 57. 58. Mark. 14, 53. Jan. 18, 13. </text:p>
      <text:p text:style-name="P1">55. A jako pak běchu woheń zaswěćili srjedźa w hrodźe a so wokoło zesydali, synu so Pětr tež bjez nich. Mat. 26, 69. </text:p>
      <text:p text:style-name="P1">56. Tuž wuhlada jeho sedźo jena dźowka při swětłym a pohlada runje na njeho a dźeše: A tón běše tež z nim. „57. Wón pak jeho zaprě a dźeše: Zónzka, ja jeho njeznaju. </text:p>
      <text:p text:style-name="P1">58. A po małej khwili wuhlada jeho druhi a dźeše: Ty sy tež tych samych jedyn. Pětr pak dźeše: Cžlowječe, ja njejsym. </text:p>
      <text:p text:style-name="P1">59. A po małej khwili, po jenej štundźe, wobtwjerdźi to někajki druhi a dźeše: Zawěrnje, tón běše tež z nim; přetož wón je tež Galilejzki. : </text:p>
      <text:p text:style-name="P1">60. Pětr pak dźeše: Cžlowječe, ja njewěm, što ty prajiš. A hnydom, hdyž wón hišće rěčeše, zaspěwa kapon. Mat. 26, 74. </text:p>
      <text:p text:style-name="P1">61. A tón Knjez so wobroći a pohlada na Pětra. A Pětr so dopomni teho Knjeza słowa, jako wón k njemu běše prajił: Prjedy dyžli kapon zaspěwa, budźeš ty mje tzikróć zaprěć. Mat. 26, 34. 75. Mark. 14, 30. 72. Jan. 13, 38. </text:p>
      <text:p text:style-name="P1">62. A Pětr płakaše žałosnje, ducy won. </text:p>
      <text:p text:style-name="P1">63. Ći muzzy pak, kiž Jezusa dźeržachu, pšešpotowachu a bijachu jeho; Jez. 50, 6. </text:p>
      <text:p text:style-name="P1">64. A pšikrywši jeho bijachu jeho do wobliča a prašachu jeho a dźachu: Hudaj, štó je, kiž će dyri? </text:p>
      <text:p text:style-name="P1">65. A wšelke druhe hanjenja ryčachu woni přećiwo njemu. </text:p>
      <text:p text:style-name="P1">66. A hdyž dźeń bě, zeńdźechu so starši teho luda, wyši měšnicy a pismawučeni; a wjedźechu jeho před swoju radu, Mat. 27, 1. Mark. 15, 1. Jan. 18, 28. </text:p>
      <text:p text:style-name="P1">67. A dźachu: Sy ty Chrystus? powjes nam. Wón dźeše pak k nim: Powěm ja wam runje, wy jo wšak njewěriće; Mat. 26, 63. </text:p>
      <text:p text:style-name="P1">68. Prašam pak ja was, dha wy mi njewotmolwiće ani mje tež njepušćiće. </text:p>
      <text:p text:style-name="P1">69. Teho dla wot nětk budźe člorózki syn sedźić k prawicy teje mozy Božeje. Mat. 24, 30. Mark. 14, 62. </text:p>
      <text:p text:style-name="P1">70. Tuž dźachu woni wšitcy: Sy dha ty tón Syn Boži? Wón pak dźeše k tym samym: Wy jo prajiće; přetož ja sym. </text:p>
      <text:p text:style-name="P1">71. Tuž dźachu woni: Što wjazy swědčenja potrjebamy? My smy jo sami z jeho rta słyšeli. </text:p>
      <text:p text:style-name="P1">23. staw. Khryztusowe ćeŕpjenje před Pilatusom; jeho kšižowanje, smjerć a pohrjebanje. </text:p>
      <text:p text:style-name="P1">1. A cyła jich zhromadźizna postanu a wjedźeše jeho před Pilata; Mat. 27, 2. </text:p>
      <text:p text:style-name="P1">2. Woni počachu pak jeho wobzkoržić a dźachu: Na tym my namakamy, zo wón lud zawjedźe a zakazuje, danje chěžorej dawać, a praji, zo wón je Chrystus, tón kral. St. 20, 25. </text:p>
      <text:p text:style-name="P2"><text:s/></text:p>
      <text:p text:style-name="P1">----------------------------------- https://digital.slub-dresden.de/data/kitodo/BibltojeZ_478590679/BibltojeZ_478590679_tif/jpegs/00001434.tif.large.jpg ----------------------------------------------------------- </text:p>
      <text:p text:style-name="P1"><text:s/>128 Chrystus před Pilatom, Sćenje (23. zt.) wotsudźeny </text:p>
      <text:p text:style-name="P1">3. Pilatus pak jeho wopraša a dźeše: Sy ty tych židow kral? Wón wotmołwi jemu a dźeše: Ty jo prajiš. Mat. 27, 11. Mark. 15, 2. Jan. 18, 33. </text:p>
      <text:p text:style-name="P1">4. Pilatus pak dźeše k wyšim měšnikam a k ludu: Ja žaneje winy njenamakam na tym člowjeku. </text:p>
      <text:p text:style-name="P1">5. Woni pak ćim bóle wołachu a dźachu: Wón je lud zaměšał, wučiwši tam a sem po wšěm Zidowzkim kraju, a je w Galilejskej zpočał hač sem. </text:p>
      <text:p text:style-name="P1">6. Jako pak Pilatus wot Galilejskeje słyšeše, prašeše wón, hač tón čłowjek Galilejzki je; </text:p>
      <text:p text:style-name="P1">7. A jako wón zrozumi, zo wón pod Herodašowej wyšnozću běše, pósła wón jeho k Herodašej, kotryž tež w tych samych dnjach we Jeruzalemje běše. St. 3, 1. </text:p>
      <text:p text:style-name="P1">8. Jako pak Herodas Jezusa wuhlada, zwjeseli wón so jara; přetož wón by jeho dawno rad widźił, dokelž wjele wot njeho słyšał běše, a nadźiješe so, zo budźe někajki dźiw wot njeho wohladać. St. 9, 9. </text:p>
      <text:p text:style-name="P1">9. A prašeše jeho wšelke; wón pak jemu ničo njewotmołwi. </text:p>
      <text:p text:style-name="P1">10. Ći wyši měšnicy pak a pismawučeni stejachu a wobzkoržowachu jeho twjerdźe. </text:p>
      <text:p text:style-name="P1">11. Ale Herodas ze swojimi wojakami jeho zazpi a měješe jeho za směch a wobleče jeho běłu drastu a pósła jeho zaso k Pilatej. </text:p>
      <text:p text:style-name="P1">12. A na tón dźeń buštaj Pilatus a Herodas zaso pšećelej bjez sobu; přetož prjedy běštaj wonaj njepšećelej na so. </text:p>
      <text:p text:style-name="P1">13. Pilatus pak zawoła tych wyšich měšnikow a druhich wyšich a lud hromadu, </text:p>
      <text:p text:style-name="P1">14. A dźeše k nim: Wy sće teho čłowjeka ke mni pšiwjedli, jako by wón lud wotwróćał. A hlaj, ja sym jeho před wami pšesłyšał a njenamakam na tym člowjeku teje winy žaneje, kotruž wy jemu dawaće; Mat. 27, 23. Mark. 15, 14. Jan. 18, 38. </text:p>
      <text:p text:style-name="P1">15. Ani tež Herodas; přetož ja sym was k njemu pósłał; a hlaj, ničo njeje jemu dowjedźene, štož by smjerće winowate było. </text:p>
      <text:p text:style-name="P1">16. Teho dla chcu jeho khoztać a pušćić. </text:p>
      <text:p text:style-name="P1">17. Na róčny čas pak dyrbješe wón jim jeneho jateho po wašnju pušćić. </text:p>
      <text:p text:style-name="P1">18. Tuž zawoła cyła zhromadźizna a dźeše: Preč z tym a pušćnam Barabbasa. Mat. 27, 22. 23. </text:p>
      <text:p text:style-name="P1">19. (Kotryž běše někajkeje zwady a mordaŕztwa dla, kiž so w měsće stało běše, do jastwa ćisnjeny.) </text:p>
      <text:p text:style-name="P1">20. Tuž rěčeše Pilatus zaso k nim a chcyše Jezusa pušćić. </text:p>
      <text:p text:style-name="P1">21. Woni wotmołwichu pak a dźachu: Křižuj, křižuj jeho! </text:p>
      <text:p text:style-name="P1">22. Wón pak k tzećemu dźeše k nim: Što pak je tón złeho činił? Ja žaneje winy teje smjerće na nim njenamakam; teho dla chcu jeho khoztać a pušćić. </text:p>
      <text:p text:style-name="P1">23. Ale woni z wulkim wołanjom na nim ležachu, žadajzy, zo by kšižowany był. A jich a tych wyšich měšnikow wołanje rossylni so a pšemóže. Jan. 19, 12. </text:p>
      <text:p text:style-name="P1">24. Tuž wotsudźi Pilatus, zo by so po jich próztwje stało; </text:p>
      <text:p text:style-name="P1">25. A pušći jim teho, kotryž zběžka a mordaŕztwa dla bě do jastwa ćisnjeny, pře kotrehož woni prošachu; ale Jezusa poda wón jich woli. Mat. 27, 26. </text:p>
      <text:p text:style-name="P1">26. Jako woni jeho pak won wjedźechu, zapšijachu woni jeneho, Schimana Zžirenzkeho, kotryž z pola přińdźe, a połožichu tón křiž na njeho, zo by jón za Jezusom njesł. Mat. 27, 32. Mark. 15, 21. Jan. 19, 17. </text:p>
      <text:p text:style-name="P1">27. Sa nim pak dźěše wulka črjóda ludźi a žónzkich, kotrež jeho žarowachu a wopłakowachu. </text:p>
      <text:p text:style-name="P1">28. Jezus pak so wobroći k nim a dźeše: Wy dźowki z Jerusalema, </text:p>
      <text:p text:style-name="P2"><text:s/></text:p>
      <text:p text:style-name="P1">----------------------------------- https://digital.slub-dresden.de/data/kitodo/BibltojeZ_478590679/BibltojeZ_478590679_tif/jpegs/00001435.tif.large.jpg ----------------------------------------------------------- </text:p>
      <text:p text:style-name="P1"><text:s/>a kšižowany, (St. 23.) swj. Lukaša. jeho wumrjeće 129 njepłačće pře mnje, ale płačće same na so a na swoje dźěći. </text:p>
      <text:p text:style-name="P1">29. Přetož hlaj, čas budźe přińć, w kotrymž budźe prajene: Sbóžne su te njepłódne a te žiwoty, kiž njejsu ćěšiłe. Jez. 54, 1. Mat. 24, 19. </text:p>
      <text:p text:style-name="P1">30. Tehdy budźa počinać prajić k horam: Padajće na nas! a k hórkam: Pšikrywajće nas! Jez. 2, 19. Hoz. 10, 8. Sjew. 6, 16. St. o, 6. </text:p>
      <text:p text:style-name="P1">31. Přetož hdyž so to stanje na syrym drjewje, što dha na suchim budźe? 1 Pětr. 4, 17. </text:p>
      <text:p text:style-name="P1">32. Buštaj pak tež druhaj dwaj złóztnikaj wuwjedźenaj, zo byštaj z nim zkónzowanaj byłaj. Jez. 53, 13. Jan. 19, 18. Sćenje na ćichi pjatk. </text:p>
      <text:p text:style-name="P1">33. A jako pak přińdźechu na to město, kotremuž rěkaju nopowišćo, křižowachu woni jeho tam a teju złóstnikow z nim, jeneho k prawicy a druheho k lěwicy. Mat. 27, 33. Mark. 15, 22. </text:p>
      <text:p text:style-name="P1">34. Jezus pak dźeše: Wótče, wodaj jim; přetož woni njewjedźa, što činja. Woni pak rosdźělichu jeho drastu a ćizkachu lós wo nju. Pz. 22, 19. Mat. 27, 35. Mark. 15, 24. Jan. 19, 24. </text:p>
      <text:p text:style-name="P1">35. A lud steješe a pšihladowaše. Ći wyši pak tež z nimi zaničowachu jeho a dźachu: Druhim je wón pomhał, njech sebi sam pomha, jeli zo wón je tón Chrystus, tón wuzwoleny Boži. mMat. 27, 42. </text:p>
      <text:p text:style-name="P1">36. Tež ći wojeŕzzy wotročzy zaničowachu jeho, pšiztupichu k njemu a podachu jemu kisało, </text:p>
      <text:p text:style-name="P1">37. A dźachu: Sy⸗li ty tón židowzki kral, dha pomhaj sam sebi. </text:p>
      <text:p text:style-name="P1">38. Tež běše nad nim pismo napisane z grichizkimi a z łaćanzkimi a z hebrejzkimi pismikami: Tutón je tón židowzki kral. Mat. 27, 37. </text:p>
      <text:p text:style-name="P1">39. A jedyn teju złóstnikow, kiž z nim wisaštaj, hanješe jeho a dźeše: Sy⸗li ty Chrystus, dha pomhaj sebi a namaj. </text:p>
      <text:p text:style-name="P1">40. Tuž wotmołwi tón druhi, poswari jeho a dźeše: A ty so tež njebojiš před Bohom, kiž ty wšak w runym zatamanztwje sy? </text:p>
      <text:p text:style-name="P1">41. A mój wšak smój po prawym w tym samym,; přetož namaj so prawje doztanje, štož z našimi zkutkami smój zasłužiłaj. Tón pak ničo njezdobneho njeje činił. </text:p>
      <text:p text:style-name="P1">42. A dźeše k Jezusej: Knježe, zpomń na mnje, hdyž do swojeho kralestwa pšińdźeš. mMat. 16, 28. </text:p>
      <text:p text:style-name="P1">43. A Jezus dźeše k njemu: Zawěrnje, ja praju ći: Dźensa budźeš ty zo mnu w paradizu. </text:p>
      <text:p text:style-name="P1">44. Běše pak wokoło šezteje štundy, a bu ćma po wšej zemi hač do dźewjateje štundy. Mat. 27, 415. Mark. 15, 33. </text:p>
      <text:p text:style-name="P1">45. A słónco so zaćmi a zawješk teho templa rostorže so na poł. </text:p>
      <text:p text:style-name="P1">46. A Jezus zawoła z wulkim hłosom a dźeše: Wótče, ja poruču swoju dušu do twojeju rukow. A jako wón to běše wurjeknuł, da wón swojeho ducha wot so. Mat. 27, 50. Pjz. 31, 6. </text:p>
      <text:p text:style-name="P1">47. Jako pak hejtman to widźeše, štož so sta, chwaleše wón Boha a dźeše: Sawězće, tón čłowjek je prawy był. </text:p>
      <text:p text:style-name="P1">48. A wšitcy ludźo, kiž pódla běchu a pšihladowachu, jako widźichu, štož so sta, dyrichu na swoju wutrobu a wróćichu so.) </text:p>
      <text:p text:style-name="P1">49. Jeho znajomni pak wšitcy stejachu nazdala a te žónske, kotrež běchu za nim z Galilejskeje šłe, hladawši to wšitko widźichu. </text:p>
      <text:p text:style-name="P1">50. A hlaj, muž, z mjenom Jozeph, radny knjez, kiž běše dobry a bohabojazny muž, Mat. 27, 57. Mark. 15, 43. Jan. 19, 38. </text:p>
      <text:p text:style-name="P1">51. Tón njeběše zwolił do jich rady a zkutka, běše z Arimathije, ze židowskeho města, kiž tež na Bože kralestwo wočakowaše; St. 2, 25. 38. </text:p>
      <text:p text:style-name="P1">52. Tón pšišedši k Pilatej prošeše pře to ćěło Jezusowe; </text:p>
      <text:p text:style-name="P2"><text:s/></text:p>
      <text:p text:style-name="P1">----------------------------------- https://digital.slub-dresden.de/data/kitodo/BibltojeZ_478590679/BibltojeZ_478590679_tif/jpegs/00001436.tif.large.jpg ----------------------------------------------------------- </text:p>
      <text:p text:style-name="P1"><text:s/>130 a pohrjebanje. Sćenje (23. 24. zt.) Chrystus zjewi so </text:p>
      <text:p text:style-name="P1">53. A wón wza jo dele, zawali to same do čizteho płatu a połoži jo do wurubaneho rowa, w kotrymž hišće nihdy nichtó njeběše ležał. </text:p>
      <text:p text:style-name="P1">54. A běše dźeń teho pšihotowanja, a sabat naztawaše. Mat. 27, 62. </text:p>
      <text:p text:style-name="P1">55. Te žónske pak přińdźechu za nim, kotrež běchu za nim šłe z Galilejskeje, a wobhladowachu row a kak jeho ćěło połožene bu. St. 8, 2. </text:p>
      <text:p text:style-name="P1">56. Wone so pak wróćichu a pšihotowachu te wonjaze wěcy a žałby. Apšes sabat wone wotpočowachu po pšikazni. 2 Mójz. 20, 10. </text:p>
      <text:p text:style-name="P1">24. staw. Khryztusowe horjeztaće a knjebjuztpiće. Tekst na jutrowničku. IV. </text:p>
      <text:p text:style-name="P1">1. Ale prěni dźeń po sabaće jara rano přińdźechu wone k rowu a njesechu te wonjaze wěcy, kotrež běchu pšihotowałe, a tež běchu někotre druhe z nimi. Mat. 28, 1. Mark. 16, 1. Jan. 20, 1. </text:p>
      <text:p text:style-name="P1">2. Namakachu pak kamjeń wotwaleny wot rowa; </text:p>
      <text:p text:style-name="P1">3. Tuž zańdźechu wone nutř a njenamakachu teho Knjeza Jezusa ćěło. </text:p>
      <text:p text:style-name="P1">4. A sta so, jako wo to same we wulkej ztarozći běchu, hlaj, dha nahle pšiztupištaj dwaj muzkaj k nim we jasnych draztach. Jan. 20, 12. Jap. zk. 1, 10. </text:p>
      <text:p text:style-name="P1">5. A wone so stróžichu a pokhilichu swoje wobličo k zemi. Tuž dźeštaj wonaj k nim: Što pytaće wy žiweho pola morwych? </text:p>
      <text:p text:style-name="P1">6. Wón tu njeje, ale je ztanuł. Dopomńće so teho, kak wam praješe, jako wón hišće w Galilejskej běše, </text:p>
      <text:p text:style-name="P1">7. A dźeše: Cžlorózki syn dyrbi do rukow tych hrěšnikow podaty a kšižowany być, a na třeći dźeń budźe wón horjeztanuć. Mat. 17, 22. </text:p>
      <text:p text:style-name="P1">8. A wone so dopomnichu jeho słowow. </text:p>
      <text:p text:style-name="P1">9. A wróćichu so zaso wot rowa a pšipowjedachu to wšitko tym jidnaće a druhim wšitkim.) </text:p>
      <text:p text:style-name="P1">10. Běchu pak Marja Madlena a Johanna a Marja, Jakubowa mać, a druhe někotre z nimi, kotrež to tym japoštołam powjedachu. St. 8, 2. 3 </text:p>
      <text:p text:style-name="P1">11. Ale jich słowa so jim zdachu, jako bychu basnički byłe, a njewěrjachu jim. </text:p>
      <text:p text:style-name="P1">12. Pětr pak stanu a běžeše k rowu, a nakhili so do njeho a wuhlada te rubjane płachty same ležo, a woteńdźe; a dźiwaše so při sebi temu, štož so stało běše. Sćenje na 2. swjedźeń jutrow. </text:p>
      <text:p text:style-name="P1">13. [A hlaj, dwaj wot nich dźěštaj tón samy dźeń do městka, kotrež běše wot Jerusalema šězćdźesać honow daloko, z mjenom Emmaus. Mark. 16, 12. </text:p>
      <text:p text:style-name="P1">14. A ryčeštaj bjez sobu wot teho wšeho, štož so stało běše. </text:p>
      <text:p text:style-name="P1">15. A poda so, jako wonaj tak ryčeštaj a so woprašowaštaj bjez sobu, pšibližowa so Jezus k nimaj a dźěše z nimaj. Mat. 18, 20. </text:p>
      <text:p text:style-name="P1">16. Ale jeju woči běštej dźeržanej, zo jeho njeznaještaj. </text:p>
      <text:p text:style-name="P1">17. Wón pak dźeše k nimaj: Kajke su to ryče, kotrež wój ducy bjez sobu mataj a staj zrudnaj? </text:p>
      <text:p text:style-name="P1">18. Tuž wotmołwi jedyn, z mjenom Kleophas, a dźeše k njemu: Sy ty tón jenički zuznik we Jeruzalemje, kiž by njewjedźił, što so w tych dnjach tam stało je? </text:p>
      <text:p text:style-name="P1">19. A wón dźeše k nimaj: Kajke? Wonaj pak dźeštaj k njemu: To ždyn wot Jezusa Nazarenzkeho, kotryž běše profeta, mózny w zkutkach a słowach, před Bohom a přede wšěm ludom; Mat. 21, 11. </text:p>
      <text:p text:style-name="P1">20. Kak jeho naši wyši měšnicy a knježa podali su k zatamanztwu teje smjerće a jeho křižowali. </text:p>
      <text:p text:style-name="P1">21. My so pak nadźijachmy, zo wón budźe JIzraela wumóz; a pře </text:p>
      <text:p text:style-name="P2"><text:s/></text:p>
      <text:p text:style-name="P1">----------------------------------- https://digital.slub-dresden.de/data/kitodo/BibltojeZ_478590679/BibltojeZ_478590679_tif/jpegs/00001437.tif.large.jpg ----------------------------------------------------------- </text:p>
      <text:p text:style-name="P1"><text:s/>swojim (St. 24.) swj. Lukaša. wučomnikam. 131 wšo je dźensa třeći dźeń, jako so to stało je. </text:p>
      <text:p text:style-name="P1">22. Tež su nas naztróžałe někotre žónske tych našich, kiž su rano pola rowa byłe; Mat. 28, 8. Mark. 16, 10. </text:p>
      <text:p text:style-name="P1">23. A jako jeho ćěło njenamakachu, přińdźechu prajuzy, zo su tež widźiłe widźenje tych jandźelow, kotřiž praja, zo je žiwy. </text:p>
      <text:p text:style-name="P1">24. A někotzi bjez nami dźěchu tam k rowu a namakachu jo tak, kaž žónske prajachu; ale jeho njewidźichu. </text:p>
      <text:p text:style-name="P1">25. A wón dźeše k nimaj: O wy hłupeje a lěnjeje wutroby k wěrjenju temu wšitkemu, štož prophetojo ryčeli su! </text:p>
      <text:p text:style-name="P1">26. Njedyrbješe Chrystus to ćerpić a k swojej krasnozći zańć? Jez. 50, 6. </text:p>
      <text:p text:style-name="P1">27. A počinawši wot Mójzasa a wot wšěch profetow wukładowaše jimaj, štož we wšěm pismje wot njeho rěčane bě. 1 Mójz. 3, 15. Pz. 8, 6. 16, o. 10. 22, 1. Hiob. 19, 25. Jez. 53, 1. Hoz: 6, 1. 2. </text:p>
      <text:p text:style-name="P1">28. A woni pšibližachu so k temu měztku, hdźež dźěchu, a wón činješe, jako by chcył dale hić. </text:p>
      <text:p text:style-name="P1">29. A wonaj nuzowaštaj jeho a dźeštaj: Woztań pola nas, dokelž so k wječoru pšibližuje a dźeń je so nakhilił. A wón dźěše nutř, zo by pola njeju woztał. 1 Mójz. 19, 3. </text:p>
      <text:p text:style-name="P1">30. A sta so, jako z nimaj za blidom sedźeše, wza wón tón chlěb, dźakowaše so, łamaše a poda jón jimaj. </text:p>
      <text:p text:style-name="P1">31. Tuž buštej jeju woči wotewrjenej, a póznaštaj jeho. A wón so zhubi před nimaj. </text:p>
      <text:p text:style-name="P1">32. A wonaj dźeštaj bjez sobu: Njehorješe so naju wutroba w namaj, jako z namaj rěčeše na puću a namaj to pismo wotewri? </text:p>
      <text:p text:style-name="P1">33. A wonaj ztanuštaj w tej samej štundźe, wróćištaj so do Jerusalema a namakaštaj tych jidnaće zhromadźenych a tych, kiž při nich běchu, N. t. </text:p>
      <text:p text:style-name="P1">34. Kotřiž dźachu: Tón Knjez je woprawdźe ztanuł a Schimanej so zjewił. 1 Kor. 15, 4. 5. </text:p>
      <text:p text:style-name="P1">35. A wonaj powjedaštaj jim, što so na puću stało bě, a kak wón wot njeju póznaty je na tym, jako chlěb łamaše.) Tekst na 2. swjedźeń jutrow. IV. </text:p>
      <text:p text:style-name="P1">36. [Jako woni pak wot teho ryčachu, steješe Jezus sam srjedźa bjez nimi a dźeše k nim: Měr budź z wami! Mark. 16, 14. Jan. 20, 19. </text:p>
      <text:p text:style-name="P1">37. Woni so pak stróžichu a bojachu so, pomysliwši sebi, zo ducha widźa. </text:p>
      <text:p text:style-name="P1">38. A wón dźeše k nim: Što sće tak naztróženi? a čoho dla so tajke mysle zběhaju we wašich wutrobach? Mark. 4, 40. </text:p>
      <text:p text:style-name="P1">39. Wohladajće mojej rucy a mojej nocy, ja sym sam tudy; bótkajće so mje a hladajće; přetož duch nima ćěła ani kozće, jako wy widźiće, zo ja mam. 140. A hdyž wón to prajił běše, pokaza jim rucy a nocy.) </text:p>
      <text:p text:style-name="P1">41. Jako woni pak hišće njewěrjachu před wjesełozću a so dźiwachu, dźeše wón k nim: Maće tu što jěsć? </text:p>
      <text:p text:style-name="P1">42. A woni podachu jemu kruch pječeneje ryby a płazt mjeda. Jan. 21;, 10. </text:p>
      <text:p text:style-name="P1">43. A wón je wza a jědźiše před nimi, </text:p>
      <text:p text:style-name="P1">44. A dźeše k nim: To su te ryče, kotrež ja k wam rěčał sym, jako hišće pola was běch, zo wšitko dyrbi dopjelnjene być, štož wote mnje pisane je w Mójzasowym zakonju a w prophetach a w pzalmach. </text:p>
      <text:p text:style-name="P1">45. Tehdy wotewri wón jim rozom, zo bychu pismo zrozymili, </text:p>
      <text:p text:style-name="P1">46. A dźeše k nim: Tak je pisane a tak dyrbješe Chrystus ćerpić a na třeći dźeń horjeztanuć wot morwych, Scht. 27. Pz. 22, 7. 16. </text:p>
      <text:p text:style-name="P1">47. A dać prědować w swojim mjenje pokutu a hrěchow 9 (90) </text:p>
      <text:p text:style-name="P2"><text:s/></text:p>
      <text:p text:style-name="P1">----------------------------------- https://digital.slub-dresden.de/data/kitodo/BibltojeZ_478590679/BibltojeZ_478590679_tif/jpegs/00001438.tif.large.jpg ----------------------------------------------------------- </text:p>
      <text:p text:style-name="P1"><text:s/>132 Paršona Sčenje (1. zt.) a hamt Chrystusowy. wodaće bje wšěmi ludźimi a započeć we Jeruzalemje. </text:p>
      <text:p text:style-name="P1">48. Wy pak sće teho wšitkeho swědkojo. </text:p>
      <text:p text:style-name="P1">49. A hlaj, ja chcu pósłać to slubjenje swojeho Wótca na was. Wy pak wostańće w měsće Jeruzalemje, hač budźeće woblečeni z mozu z wysokosće. Jan. 15, S6. St. 1s6, 7. Jap. zk. 1, 4. Tekst na Bože ztpiće. IV. </text:p>
      <text:p text:style-name="P1">50. [Wón wuwjedźe jich pak won hač do Bethanije a pozběže swojej rucy horje a požohnowa jich. Jap. zk. 1, 12. </text:p>
      <text:p text:style-name="P1">51. A sta so, jako wón jich požohnowa, pušći wón so wot nich a bu horje zběhnjeny do njebjes. Mark. 16, 19. Jap. zk. 1, 9 </text:p>
      <text:p text:style-name="P1">52. A woni modlachu so k njemu a wróćichu so zaso do Jerusalema z wulkej wjesełozću; </text:p>
      <text:p text:style-name="P1">53. A běchu ztajnje w templu, česćachu a chwalachu Boha. (Hamjeń.) Sćenje swjateho Jana. Prěni staw. Wo Chrysta paršonje a hamće, tež wo Handriju, Pětru, Philippu a Nathanaelu, jeho wučomnikach. Sćenje na njedźelu po hodźoch. </text:p>
      <text:p text:style-name="P1">1. [W zpočatku bě to słowo, a to słowo bě pola Boha, a Bóh bě to słowo. 1 Mójz. 1, 1. 1 Jan. 1, 1. 2. St. 5, 20. </text:p>
      <text:p text:style-name="P1">2. To same běše w zpočatku pola Boha. Pšisł. 8, 22. </text:p>
      <text:p text:style-name="P1">3. Wšitke wěcy su přez to same činjene, a bjez teho sameho njeje ničo zčinjene, štož činjene je. Pz. 33, 6. Kol. 1, 16. 17. Hebr. 1, 2. </text:p>
      <text:p text:style-name="P1">4. W nim bě žiwjenje, a to žiwjenje bě čłowjekow swětło. St. 5, 26. St. 12, 46. </text:p>
      <text:p text:style-name="P1">5. A to swětło swěćeše w ćěmnozći, a ćěmnozć njeje jo zapšijała.) St. 8, 12. St. 9, 5. St. 12, 46. Tekst na njedźelu po hodźoch. lII. </text:p>
      <text:p text:style-name="P1">6. Cžlowjek bě wot Boha pósłany, z mjenom Jan; Mat. 3, 1. St. 11, 10. Mark. 1, 2. Luk. 3, 3. </text:p>
      <text:p text:style-name="P1">7. Tón přińdźe na swědčenje, zo by swědčił wot teho swětła, zo bychu wšitcy přez njeho wěrili. </text:p>
      <text:p text:style-name="P1">8. Tón samy njebě to swětło, ale zo by wón swědčił wot teho swětła. </text:p>
      <text:p text:style-name="P1">9. To bě to prawe swětło, kotrež wšitkich ludźi rosswěći, kiž do swěta přińdu. St. 12, 46. </text:p>
      <text:p text:style-name="P1">10. Wón bě na swěće, a swět je přez njeho sčinjeny; a swět jeho njepózna. 1 Msójz. 1, 1. Hebr. 1, 2. St. 11, 3. </text:p>
      <text:p text:style-name="P1">11. Wón přińdźe do teho swojeho, a ći swoji jeho horje njewzachu. </text:p>
      <text:p text:style-name="P1">12. Kaž wjele pak jeho horje wzachu, tym da wón móc, zo bychu Bože dźěći byli, kotřiž do jeho mjena wěrja; Rom. 8, 15. Gal. 3, 26. </text:p>
      <text:p text:style-name="P1">13. Kiž njejsu z krwě ani z wole teho ćěła ani z wole jeneho muža, ale wot Boha su narodźeni. St:3, 5. 1 Jan. 5, 4. Jak. 1, 18: </text:p>
      <text:p text:style-name="P1">14. A to słowo zčini so ćěło a bydleše bjez nami, a my widźichmy jeho krasnozć, jako krasnozć teho jeničkeho narodźeneho Syna wot Wótca, połne hnady a prawdy. Jez. 7, 14. Mat. 1, 16. Luk. 1, 31. Jez. 40, St. 2, 7. </text:p>
      <text:p text:style-name="P1">5. Mat.17,2. 2Pětr.1,16.17. Jez. 60,1. Tekst na njedźelu po nowym lěće. IV. </text:p>
      <text:p text:style-name="P1">15. [Jan swědči wot njeho, woła a praji: Tón běše, wot kotrehož ja prajił sym, zo budźe po mni přińć a je prjedy mje był; přetož wón běše prjedniši, dyžli ja. Mat. 3, 11. Mark. 1, 7. </text:p>
      <text:p text:style-name="P1">16. A z jeho połnozće smy </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08T18:28:01.568896347</dc:date>
    <meta:editing-duration>PT1M3S</meta:editing-duration>
    <meta:editing-cycles>1</meta:editing-cycles>
    <meta:document-statistic meta:table-count="0" meta:image-count="0" meta:object-count="0" meta:page-count="53" meta:paragraph-count="1339" meta:word-count="28665" meta:character-count="164539" meta:non-whitespace-character-count="135781"/>
    <meta:generator>LibreOffice/24.2.5.2$Linux_X86_64 LibreOffice_project/420$Build-2</meta:generator>
  </office:meta>
</office:document-meta>
</file>